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Roboto" svg:font-family="Roboto, sans-serif"/>
    <style:font-face style:name="Source Sans Pro" svg:font-family="'Source Sans Pro', sans-serif"/>
    <style:font-face style:name="inherit" svg:font-family="inherit"/>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iberation Sans" officeooo:rsid="0012ee61" officeooo:paragraph-rsid="00163a68"/>
    </style:style>
    <style:style style:name="P2" style:family="paragraph" style:parent-style-name="Standard">
      <style:text-properties style:font-name="Liberation Sans" officeooo:rsid="0018fe52" officeooo:paragraph-rsid="0018fe52"/>
    </style:style>
    <style:style style:name="P3" style:family="paragraph" style:parent-style-name="Standard">
      <style:text-properties style:font-name="Liberation Sans" officeooo:rsid="0018fe52" officeooo:paragraph-rsid="003ef43b"/>
    </style:style>
    <style:style style:name="P4" style:family="paragraph" style:parent-style-name="Standard">
      <style:text-properties style:font-name="Liberation Sans" officeooo:rsid="00129fb8" officeooo:paragraph-rsid="0012ee61"/>
    </style:style>
    <style:style style:name="P5" style:family="paragraph" style:parent-style-name="Standard">
      <style:text-properties style:font-name="Liberation Sans" officeooo:rsid="00127cca" officeooo:paragraph-rsid="00127cca"/>
    </style:style>
    <style:style style:name="P6" style:family="paragraph" style:parent-style-name="Standard">
      <style:text-properties style:font-name="Liberation Sans" officeooo:rsid="00127cca" officeooo:paragraph-rsid="0012ee61"/>
    </style:style>
    <style:style style:name="P7" style:family="paragraph" style:parent-style-name="Standard">
      <style:text-properties style:font-name="Liberation Sans" officeooo:rsid="0035047c" officeooo:paragraph-rsid="0036ecb7"/>
    </style:style>
    <style:style style:name="P8" style:family="paragraph" style:parent-style-name="Standard">
      <style:text-properties style:font-name="Liberation Sans" officeooo:rsid="00360d0e" officeooo:paragraph-rsid="0036ecb7"/>
    </style:style>
    <style:style style:name="P9" style:family="paragraph" style:parent-style-name="Standard">
      <style:text-properties officeooo:rsid="0028a22e" officeooo:paragraph-rsid="0028a22e"/>
    </style:style>
    <style:style style:name="P10" style:family="paragraph" style:parent-style-name="Standard">
      <style:text-properties officeooo:rsid="0035047c" officeooo:paragraph-rsid="0035047c"/>
    </style:style>
    <style:style style:name="P11" style:family="paragraph" style:parent-style-name="Standard">
      <style:text-properties officeooo:paragraph-rsid="0012ee61"/>
    </style:style>
    <style:style style:name="P12" style:family="paragraph" style:parent-style-name="Standard">
      <style:text-properties officeooo:paragraph-rsid="00127cca"/>
    </style:style>
    <style:style style:name="P13" style:family="paragraph" style:parent-style-name="Standard">
      <style:text-properties officeooo:paragraph-rsid="0098635e"/>
    </style:style>
    <style:style style:name="P14" style:family="paragraph" style:parent-style-name="Standard">
      <style:text-properties officeooo:rsid="0098635e" officeooo:paragraph-rsid="0098635e"/>
    </style:style>
    <style:style style:name="P15" style:family="paragraph" style:parent-style-name="Title">
      <style:text-properties fo:font-size="18pt" style:font-size-asian="18pt" style:font-size-complex="18pt"/>
    </style:style>
    <style:style style:name="P16" style:family="paragraph" style:parent-style-name="Footnote">
      <style:text-properties style:font-name="Liberation Sans" fo:font-size="8pt" style:font-size-asian="8pt" style:font-size-complex="8pt"/>
    </style:style>
    <style:style style:name="P17" style:family="paragraph" style:parent-style-name="Footnote">
      <style:text-properties style:font-name="Liberation Sans" fo:font-size="8pt" officeooo:rsid="0018fe52" officeooo:paragraph-rsid="0018fe52" style:font-size-asian="8pt" style:font-size-complex="8pt"/>
    </style:style>
    <style:style style:name="P18" style:family="paragraph" style:parent-style-name="Footnote">
      <style:text-properties style:font-name="Liberation Sans" fo:font-size="8pt" officeooo:rsid="001a5214" officeooo:paragraph-rsid="001a5214" style:font-size-asian="8pt" style:font-size-complex="8pt"/>
    </style:style>
    <style:style style:name="P19" style:family="paragraph" style:parent-style-name="Footnote">
      <style:text-properties style:font-name="Liberation Sans" fo:font-size="8pt" officeooo:rsid="001a7e2d" officeooo:paragraph-rsid="001a7e2d" style:font-size-asian="8pt" style:font-size-complex="8pt"/>
    </style:style>
    <style:style style:name="P20" style:family="paragraph" style:parent-style-name="Footnote">
      <style:text-properties style:font-name="Liberation Sans" fo:font-size="8pt" officeooo:rsid="001b8804" officeooo:paragraph-rsid="001b8804" style:font-size-asian="8pt" style:font-size-complex="8pt"/>
    </style:style>
    <style:style style:name="P21" style:family="paragraph" style:parent-style-name="Footnote">
      <style:text-properties style:font-name="Liberation Sans" fo:font-size="8pt" officeooo:rsid="001d4952" style:font-size-asian="8pt" style:font-size-complex="8pt"/>
    </style:style>
    <style:style style:name="P22" style:family="paragraph" style:parent-style-name="Footnote">
      <style:text-properties style:font-name="Liberation Sans" fo:font-size="8pt" officeooo:rsid="001d4952" officeooo:paragraph-rsid="001d4952" style:font-size-asian="8pt" style:font-size-complex="8pt"/>
    </style:style>
    <style:style style:name="P23" style:family="paragraph" style:parent-style-name="Footnote">
      <style:text-properties style:font-name="Liberation Sans" fo:font-size="8pt" officeooo:rsid="001d9608" officeooo:paragraph-rsid="001d9608" style:font-size-asian="8pt" style:font-size-complex="8pt"/>
    </style:style>
    <style:style style:name="P24" style:family="paragraph" style:parent-style-name="Footnote">
      <style:text-properties style:font-name="Liberation Sans" fo:font-size="8pt" officeooo:rsid="0020df59" officeooo:paragraph-rsid="0020df59" style:font-size-asian="8pt" style:font-size-complex="8pt"/>
    </style:style>
    <style:style style:name="P25" style:family="paragraph" style:parent-style-name="Footnote">
      <style:text-properties style:font-name="Liberation Sans" fo:font-size="7pt" style:font-size-asian="7pt" style:font-size-complex="7pt"/>
    </style:style>
    <style:style style:name="P26" style:family="paragraph" style:parent-style-name="Footnote">
      <style:text-properties style:font-name="Liberation Sans" fo:font-size="6pt" officeooo:rsid="001a5214" officeooo:paragraph-rsid="001a5214" style:font-size-asian="5.25pt" style:font-size-complex="6pt"/>
    </style:style>
    <style:style style:name="P27" style:family="paragraph" style:parent-style-name="Footnote">
      <style:text-properties style:font-name="Liberation Sans" fo:font-size="6pt" officeooo:rsid="001a7e2d" officeooo:paragraph-rsid="001a7e2d" style:font-size-asian="5.25pt" style:font-size-complex="6pt"/>
    </style:style>
    <style:style style:name="P28" style:family="paragraph" style:parent-style-name="Footnote">
      <style:text-properties style:font-name="Liberation Sans" fo:font-size="6pt" officeooo:rsid="001b8804" officeooo:paragraph-rsid="001b8804" style:font-size-asian="5.25pt" style:font-size-complex="6pt"/>
    </style:style>
    <style:style style:name="P29" style:family="paragraph" style:parent-style-name="Footnote">
      <style:text-properties style:font-name="Liberation Sans" fo:font-size="6pt" officeooo:rsid="001d4952" officeooo:paragraph-rsid="001d4952" style:font-size-asian="5.25pt" style:font-size-complex="6pt"/>
    </style:style>
    <style:style style:name="P30" style:family="paragraph" style:parent-style-name="Footnote">
      <style:text-properties officeooo:rsid="002f694a" officeooo:paragraph-rsid="002f694a"/>
    </style:style>
    <style:style style:name="P31" style:family="paragraph" style:parent-style-name="Footnote">
      <style:text-properties officeooo:rsid="00309b9d" officeooo:paragraph-rsid="00309b9d"/>
    </style:style>
    <style:style style:name="P32" style:family="paragraph" style:parent-style-name="Footnote">
      <style:text-properties officeooo:rsid="0031b4d9" officeooo:paragraph-rsid="0031b4d9"/>
    </style:style>
    <style:style style:name="P33" style:family="paragraph" style:parent-style-name="Footnote">
      <style:text-properties officeooo:rsid="00341dd4" officeooo:paragraph-rsid="00341dd4"/>
    </style:style>
    <style:style style:name="P34" style:family="paragraph" style:parent-style-name="Footnote">
      <style:text-properties officeooo:rsid="0037f3d5" officeooo:paragraph-rsid="0037f3d5"/>
    </style:style>
    <style:style style:name="P35" style:family="paragraph" style:parent-style-name="Footnote">
      <style:text-properties officeooo:rsid="00392665" officeooo:paragraph-rsid="00392665"/>
    </style:style>
    <style:style style:name="P36" style:family="paragraph" style:parent-style-name="Footnote">
      <style:text-properties officeooo:rsid="003a702c" officeooo:paragraph-rsid="003a702c"/>
    </style:style>
    <style:style style:name="P37" style:family="paragraph" style:parent-style-name="Footnote">
      <style:text-properties officeooo:rsid="003d3856" officeooo:paragraph-rsid="003d3856"/>
    </style:style>
    <style:style style:name="P38" style:family="paragraph" style:parent-style-name="Footnote">
      <style:text-properties officeooo:rsid="00414efa" officeooo:paragraph-rsid="00414efa"/>
    </style:style>
    <style:style style:name="P39" style:family="paragraph" style:parent-style-name="Footnote">
      <style:text-properties officeooo:rsid="004300d0" officeooo:paragraph-rsid="004300d0"/>
    </style:style>
    <style:style style:name="P40" style:family="paragraph" style:parent-style-name="Footnote">
      <style:text-properties officeooo:rsid="0044ef66" officeooo:paragraph-rsid="0044ef66"/>
    </style:style>
    <style:style style:name="P41" style:family="paragraph" style:parent-style-name="Footnote">
      <style:text-properties officeooo:rsid="0044ef66" officeooo:paragraph-rsid="00452abc"/>
    </style:style>
    <style:style style:name="P42" style:family="paragraph" style:parent-style-name="Footnote">
      <style:text-properties officeooo:rsid="00452abc" officeooo:paragraph-rsid="00452abc"/>
    </style:style>
    <style:style style:name="P43" style:family="paragraph" style:parent-style-name="Footnote">
      <style:text-properties officeooo:rsid="0046fd8a" officeooo:paragraph-rsid="0046fd8a"/>
    </style:style>
    <style:style style:name="P44" style:family="paragraph" style:parent-style-name="Footnote">
      <style:text-properties officeooo:rsid="0048cd04" officeooo:paragraph-rsid="0048cd04"/>
    </style:style>
    <style:style style:name="P45" style:family="paragraph" style:parent-style-name="Footnote">
      <style:text-properties officeooo:rsid="004ab953" officeooo:paragraph-rsid="004ab953"/>
    </style:style>
    <style:style style:name="P46" style:family="paragraph" style:parent-style-name="Footnote">
      <style:text-properties officeooo:rsid="004c77d2" officeooo:paragraph-rsid="004c77d2"/>
    </style:style>
    <style:style style:name="P47" style:family="paragraph" style:parent-style-name="Footnote">
      <style:text-properties officeooo:paragraph-rsid="004c77d2"/>
    </style:style>
    <style:style style:name="P48" style:family="paragraph" style:parent-style-name="Footnote">
      <style:text-properties officeooo:rsid="004f8e86" officeooo:paragraph-rsid="004f8e86"/>
    </style:style>
    <style:style style:name="P49" style:family="paragraph" style:parent-style-name="Footnote">
      <style:text-properties officeooo:rsid="00535aae" officeooo:paragraph-rsid="00535aae"/>
    </style:style>
    <style:style style:name="P50" style:family="paragraph" style:parent-style-name="Footnote">
      <style:text-properties officeooo:rsid="0058cc22" officeooo:paragraph-rsid="0058cc22"/>
    </style:style>
    <style:style style:name="P51" style:family="paragraph" style:parent-style-name="Footnote">
      <style:text-properties officeooo:rsid="005a4ca8" officeooo:paragraph-rsid="005a4ca8"/>
    </style:style>
    <style:style style:name="P52" style:family="paragraph" style:parent-style-name="Footnote">
      <style:text-properties officeooo:rsid="005d0279" officeooo:paragraph-rsid="005d03ee"/>
    </style:style>
    <style:style style:name="P53" style:family="paragraph" style:parent-style-name="Footnote">
      <style:text-properties officeooo:rsid="005d03ee" officeooo:paragraph-rsid="005d03ee"/>
    </style:style>
    <style:style style:name="P54" style:family="paragraph" style:parent-style-name="Footnote">
      <style:text-properties officeooo:rsid="0061aac7" officeooo:paragraph-rsid="0061aac7"/>
    </style:style>
    <style:style style:name="P55" style:family="paragraph" style:parent-style-name="Footnote">
      <style:text-properties officeooo:rsid="00638841" officeooo:paragraph-rsid="00638841"/>
    </style:style>
    <style:style style:name="P56" style:family="paragraph" style:parent-style-name="Footnote">
      <style:text-properties officeooo:rsid="006d405d" officeooo:paragraph-rsid="006d405d"/>
    </style:style>
    <style:style style:name="P57" style:family="paragraph" style:parent-style-name="Footnote">
      <style:text-properties officeooo:rsid="007e88d2" officeooo:paragraph-rsid="007e88d2"/>
    </style:style>
    <style:style style:name="P58" style:family="paragraph" style:parent-style-name="Footnote">
      <style:text-properties officeooo:rsid="0080ddf3" officeooo:paragraph-rsid="0080ddf3"/>
    </style:style>
    <style:style style:name="P59" style:family="paragraph" style:parent-style-name="Footnote">
      <style:text-properties officeooo:rsid="0082391c" officeooo:paragraph-rsid="0082391c"/>
    </style:style>
    <style:style style:name="P60" style:family="paragraph" style:parent-style-name="Footnote">
      <style:text-properties officeooo:rsid="00884a2f" officeooo:paragraph-rsid="00884a2f"/>
    </style:style>
    <style:style style:name="P61" style:family="paragraph" style:parent-style-name="Footnote">
      <style:text-properties officeooo:rsid="0089130f" officeooo:paragraph-rsid="0089130f"/>
    </style:style>
    <style:style style:name="P62" style:family="paragraph" style:parent-style-name="Footnote">
      <style:text-properties officeooo:rsid="0090a2e6" officeooo:paragraph-rsid="0090a2e6"/>
    </style:style>
    <style:style style:name="P63" style:family="paragraph" style:parent-style-name="Footnote">
      <style:text-properties officeooo:rsid="00925bb9" officeooo:paragraph-rsid="00925bb9"/>
    </style:style>
    <style:style style:name="P64" style:family="paragraph" style:parent-style-name="Footnote">
      <style:text-properties officeooo:rsid="009309c0" officeooo:paragraph-rsid="009309c0"/>
    </style:style>
    <style:style style:name="P65" style:family="paragraph" style:parent-style-name="Footnote">
      <style:text-properties officeooo:rsid="0095b368" officeooo:paragraph-rsid="0095b368"/>
    </style:style>
    <style:style style:name="P66" style:family="paragraph" style:parent-style-name="Footnote">
      <style:text-properties officeooo:rsid="00ad82b8" officeooo:paragraph-rsid="00ad82b8"/>
    </style:style>
    <style:style style:name="P67" style:family="paragraph" style:parent-style-name="Footnote">
      <style:text-properties officeooo:rsid="00af182f" officeooo:paragraph-rsid="00af182f"/>
    </style:style>
    <style:style style:name="P68" style:family="paragraph" style:parent-style-name="Footnote">
      <style:text-properties officeooo:rsid="00b0f2fb" officeooo:paragraph-rsid="00b0f2fb"/>
    </style:style>
    <style:style style:name="P69" style:family="paragraph" style:parent-style-name="Footnote">
      <style:text-properties officeooo:rsid="00b66151" officeooo:paragraph-rsid="00b66151"/>
    </style:style>
    <style:style style:name="P70" style:family="paragraph" style:parent-style-name="Footnote">
      <style:text-properties officeooo:rsid="00b9186a" officeooo:paragraph-rsid="00b9186a"/>
    </style:style>
    <style:style style:name="P71" style:family="paragraph" style:parent-style-name="Footnote">
      <style:text-properties officeooo:rsid="00c20dfb" officeooo:paragraph-rsid="00c20dfb"/>
    </style:style>
    <style:style style:name="P72" style:family="paragraph" style:parent-style-name="Footnote">
      <style:text-properties officeooo:rsid="00c24245" officeooo:paragraph-rsid="00c24245"/>
    </style:style>
    <style:style style:name="P73" style:family="paragraph" style:parent-style-name="Footnote">
      <style:text-properties officeooo:rsid="00c29b22" officeooo:paragraph-rsid="00c29b22"/>
    </style:style>
    <style:style style:name="P74" style:family="paragraph" style:parent-style-name="Footnote">
      <style:text-properties officeooo:rsid="00c31237" officeooo:paragraph-rsid="00c31237"/>
    </style:style>
    <style:style style:name="P75" style:family="paragraph" style:parent-style-name="Footnote">
      <style:text-properties officeooo:rsid="00c373fb" officeooo:paragraph-rsid="00c373fb"/>
    </style:style>
    <style:style style:name="P76" style:family="paragraph" style:parent-style-name="Footnote">
      <style:text-properties officeooo:rsid="00c497b8" officeooo:paragraph-rsid="00c497b8"/>
    </style:style>
    <style:style style:name="P77" style:family="paragraph" style:parent-style-name="Footnote">
      <style:text-properties officeooo:rsid="00cab943" officeooo:paragraph-rsid="00cab943"/>
    </style:style>
    <style:style style:name="P78" style:family="paragraph" style:parent-style-name="Footnote">
      <style:text-properties officeooo:rsid="00cc654f" officeooo:paragraph-rsid="00cc654f"/>
    </style:style>
    <style:style style:name="P79" style:family="paragraph" style:parent-style-name="Footnote">
      <style:text-properties officeooo:rsid="00cdeff4" officeooo:paragraph-rsid="00cdeff4"/>
    </style:style>
    <style:style style:name="P80" style:family="paragraph" style:parent-style-name="Footnote">
      <style:text-properties officeooo:rsid="00dbc5ef" officeooo:paragraph-rsid="00dbc5ef"/>
    </style:style>
    <style:style style:name="P81" style:family="paragraph" style:parent-style-name="Footnote">
      <style:text-properties officeooo:rsid="00dd9321" officeooo:paragraph-rsid="00dd9321"/>
    </style:style>
    <style:style style:name="P82" style:family="paragraph" style:parent-style-name="Footnote">
      <style:text-properties officeooo:rsid="00dde365" officeooo:paragraph-rsid="00dde365"/>
    </style:style>
    <style:style style:name="P83" style:family="paragraph" style:parent-style-name="Footnote">
      <style:text-properties officeooo:rsid="00dfb4a4" officeooo:paragraph-rsid="00dfb4a4"/>
    </style:style>
    <style:style style:name="P84" style:family="paragraph" style:parent-style-name="Footnote">
      <style:text-properties officeooo:rsid="00e1250e" officeooo:paragraph-rsid="00e1250e"/>
    </style:style>
    <style:style style:name="P85" style:family="paragraph" style:parent-style-name="Footnote">
      <style:text-properties officeooo:rsid="00e276ff" officeooo:paragraph-rsid="00e276ff"/>
    </style:style>
    <style:style style:name="P86" style:family="paragraph" style:parent-style-name="Footnote">
      <style:text-properties officeooo:rsid="00e44f14" officeooo:paragraph-rsid="00e44f14"/>
    </style:style>
    <style:style style:name="P87" style:family="paragraph" style:parent-style-name="Footnote">
      <style:text-properties officeooo:rsid="00e4bac1" officeooo:paragraph-rsid="00e4bac1"/>
    </style:style>
    <style:style style:name="P88" style:family="paragraph" style:parent-style-name="Footnote">
      <style:text-properties officeooo:rsid="00e65290" officeooo:paragraph-rsid="00e65290"/>
    </style:style>
    <style:style style:name="P89" style:family="paragraph" style:parent-style-name="Standard">
      <style:paragraph-properties fo:padding="0.0291in" fo:border-left="none" fo:border-right="none" fo:border-top="none" fo:border-bottom="0.06pt solid #000000" style:join-border="false"/>
      <style:text-properties style:font-name="Liberation Sans" officeooo:rsid="0012ee61" officeooo:paragraph-rsid="00163a68"/>
    </style:style>
    <style:style style:name="P90" style:family="paragraph" style:parent-style-name="Text_20_body">
      <style:text-properties officeooo:rsid="002a7c47" officeooo:paragraph-rsid="002a7c47"/>
    </style:style>
    <style:style style:name="P91" style:family="paragraph" style:parent-style-name="Text_20_body">
      <style:text-properties officeooo:rsid="002b304d" officeooo:paragraph-rsid="002b304d"/>
    </style:style>
    <style:style style:name="P92" style:family="paragraph" style:parent-style-name="Text_20_body">
      <style:text-properties officeooo:rsid="002bf5f7" officeooo:paragraph-rsid="002c7eb9"/>
    </style:style>
    <style:style style:name="P93" style:family="paragraph" style:parent-style-name="Text_20_body">
      <style:text-properties officeooo:rsid="002c7eb9" officeooo:paragraph-rsid="002dbce2"/>
    </style:style>
    <style:style style:name="P94" style:family="paragraph" style:parent-style-name="Text_20_body">
      <style:text-properties officeooo:rsid="00309b9d" officeooo:paragraph-rsid="00309b9d"/>
    </style:style>
    <style:style style:name="P95" style:family="paragraph" style:parent-style-name="Text_20_body">
      <style:text-properties officeooo:rsid="00309b9d" officeooo:paragraph-rsid="0036ecb7"/>
    </style:style>
    <style:style style:name="P96" style:family="paragraph" style:parent-style-name="Text_20_body">
      <style:text-properties officeooo:rsid="00392665" officeooo:paragraph-rsid="00392665"/>
    </style:style>
    <style:style style:name="P97" style:family="paragraph" style:parent-style-name="Text_20_body">
      <style:text-properties officeooo:rsid="003d3856" officeooo:paragraph-rsid="003d3856"/>
    </style:style>
    <style:style style:name="P98" style:family="paragraph" style:parent-style-name="Text_20_body">
      <style:text-properties officeooo:rsid="0036ecb7" officeooo:paragraph-rsid="0036ecb7"/>
    </style:style>
    <style:style style:name="P99" style:family="paragraph" style:parent-style-name="Text_20_body">
      <style:text-properties officeooo:paragraph-rsid="00414efa"/>
    </style:style>
    <style:style style:name="P100" style:family="paragraph" style:parent-style-name="Text_20_body">
      <style:text-properties officeooo:paragraph-rsid="0041c822"/>
    </style:style>
    <style:style style:name="P101" style:family="paragraph" style:parent-style-name="Text_20_body">
      <style:text-properties officeooo:rsid="0041c822" officeooo:paragraph-rsid="004300d0"/>
    </style:style>
    <style:style style:name="P102" style:family="paragraph" style:parent-style-name="Text_20_body">
      <style:text-properties officeooo:rsid="004300d0" officeooo:paragraph-rsid="004300d0"/>
    </style:style>
    <style:style style:name="P103" style:family="paragraph" style:parent-style-name="Text_20_body">
      <style:text-properties officeooo:rsid="0044ef66" officeooo:paragraph-rsid="0044ef66"/>
    </style:style>
    <style:style style:name="P104" style:family="paragraph" style:parent-style-name="Text_20_body">
      <style:text-properties officeooo:paragraph-rsid="0044ef66"/>
    </style:style>
    <style:style style:name="P105" style:family="paragraph" style:parent-style-name="Text_20_body">
      <style:text-properties officeooo:paragraph-rsid="004c77d2"/>
    </style:style>
    <style:style style:name="P106" style:family="paragraph" style:parent-style-name="Text_20_body">
      <style:text-properties officeooo:paragraph-rsid="004d11f9"/>
    </style:style>
    <style:style style:name="P107" style:family="paragraph" style:parent-style-name="Text_20_body">
      <style:text-properties officeooo:rsid="004f8e86" officeooo:paragraph-rsid="004f8e86"/>
    </style:style>
    <style:style style:name="P108" style:family="paragraph" style:parent-style-name="Text_20_body">
      <style:text-properties officeooo:rsid="00518b47" officeooo:paragraph-rsid="00518b47"/>
    </style:style>
    <style:style style:name="P109" style:family="paragraph" style:parent-style-name="Text_20_body">
      <style:text-properties officeooo:rsid="00535aae" officeooo:paragraph-rsid="00535aae"/>
    </style:style>
    <style:style style:name="P110" style:family="paragraph" style:parent-style-name="Text_20_body">
      <style:text-properties officeooo:rsid="00541536" officeooo:paragraph-rsid="00541536"/>
    </style:style>
    <style:style style:name="P111" style:family="paragraph" style:parent-style-name="Text_20_body">
      <style:text-properties officeooo:rsid="005d9947" officeooo:paragraph-rsid="005d9947"/>
    </style:style>
    <style:style style:name="P112" style:family="paragraph" style:parent-style-name="Text_20_body">
      <style:text-properties officeooo:rsid="0060cd08" officeooo:paragraph-rsid="0060cd08"/>
    </style:style>
    <style:style style:name="P113" style:family="paragraph" style:parent-style-name="Text_20_body">
      <style:text-properties officeooo:rsid="002dbce2" officeooo:paragraph-rsid="002dbce2"/>
    </style:style>
    <style:style style:name="P114" style:family="paragraph" style:parent-style-name="Text_20_body">
      <style:text-properties officeooo:rsid="0065f5e1" officeooo:paragraph-rsid="0065f5e1"/>
    </style:style>
    <style:style style:name="P115" style:family="paragraph" style:parent-style-name="Text_20_body">
      <style:text-properties style:font-name="Liberation Sans" officeooo:rsid="00682701" officeooo:paragraph-rsid="00682701"/>
    </style:style>
    <style:style style:name="P116" style:family="paragraph" style:parent-style-name="Text_20_body">
      <style:text-properties style:font-name="Liberation Sans" officeooo:rsid="0068e3a5" officeooo:paragraph-rsid="0068e3a5"/>
    </style:style>
    <style:style style:name="P117" style:family="paragraph" style:parent-style-name="Text_20_body">
      <style:text-properties officeooo:rsid="0068e3a5" officeooo:paragraph-rsid="0068e3a5"/>
    </style:style>
    <style:style style:name="P118" style:family="paragraph" style:parent-style-name="Text_20_body">
      <style:text-properties officeooo:rsid="006922f6" officeooo:paragraph-rsid="006922f6"/>
    </style:style>
    <style:style style:name="P119" style:family="paragraph" style:parent-style-name="Text_20_body">
      <style:text-properties officeooo:rsid="0064d204" officeooo:paragraph-rsid="0064d204"/>
    </style:style>
    <style:style style:name="P120" style:family="paragraph" style:parent-style-name="Text_20_body">
      <style:text-properties officeooo:rsid="006b4d5b" officeooo:paragraph-rsid="006b4d5b"/>
    </style:style>
    <style:style style:name="P121" style:family="paragraph" style:parent-style-name="Text_20_body">
      <style:text-properties officeooo:rsid="006e14fa" officeooo:paragraph-rsid="006e14fa"/>
    </style:style>
    <style:style style:name="P122" style:family="paragraph" style:parent-style-name="Text_20_body">
      <style:text-properties officeooo:rsid="00705f15" officeooo:paragraph-rsid="00705f15"/>
    </style:style>
    <style:style style:name="P123" style:family="paragraph" style:parent-style-name="Text_20_body">
      <style:text-properties officeooo:rsid="007213c9" officeooo:paragraph-rsid="007213c9"/>
    </style:style>
    <style:style style:name="P124" style:family="paragraph" style:parent-style-name="Text_20_body">
      <style:text-properties officeooo:rsid="0074a082" officeooo:paragraph-rsid="0074a082"/>
    </style:style>
    <style:style style:name="P125" style:family="paragraph" style:parent-style-name="Text_20_body">
      <style:text-properties officeooo:rsid="00769bf6" officeooo:paragraph-rsid="00769bf6"/>
    </style:style>
    <style:style style:name="P126" style:family="paragraph" style:parent-style-name="Text_20_body">
      <style:text-properties officeooo:rsid="00792a34" officeooo:paragraph-rsid="00792a34"/>
    </style:style>
    <style:style style:name="P127" style:family="paragraph" style:parent-style-name="Text_20_body">
      <style:text-properties officeooo:rsid="007a68d4" officeooo:paragraph-rsid="007a68d4"/>
    </style:style>
    <style:style style:name="P128" style:family="paragraph" style:parent-style-name="Text_20_body">
      <style:text-properties officeooo:rsid="007c0f42" officeooo:paragraph-rsid="007c0f42"/>
    </style:style>
    <style:style style:name="P129" style:family="paragraph" style:parent-style-name="Text_20_body">
      <style:text-properties officeooo:rsid="007c0f42" officeooo:paragraph-rsid="0084b575"/>
    </style:style>
    <style:style style:name="P130" style:family="paragraph" style:parent-style-name="Text_20_body">
      <style:text-properties officeooo:rsid="007da8a4" officeooo:paragraph-rsid="007da8a4"/>
    </style:style>
    <style:style style:name="P131" style:family="paragraph" style:parent-style-name="Text_20_body">
      <style:text-properties officeooo:rsid="0080ddf3" officeooo:paragraph-rsid="0080ddf3"/>
    </style:style>
    <style:style style:name="P132" style:family="paragraph" style:parent-style-name="Text_20_body">
      <style:text-properties officeooo:rsid="0082391c" officeooo:paragraph-rsid="0084b575"/>
    </style:style>
    <style:style style:name="P133" style:family="paragraph" style:parent-style-name="Text_20_body">
      <style:text-properties officeooo:rsid="0084b575" officeooo:paragraph-rsid="0084b575"/>
    </style:style>
    <style:style style:name="P134" style:family="paragraph" style:parent-style-name="Text_20_body">
      <style:text-properties officeooo:rsid="008a8b1e" officeooo:paragraph-rsid="008a8b1e"/>
    </style:style>
    <style:style style:name="P135" style:family="paragraph" style:parent-style-name="Text_20_body">
      <style:text-properties officeooo:rsid="00884a2f" officeooo:paragraph-rsid="00884a2f"/>
    </style:style>
    <style:style style:name="P136" style:family="paragraph" style:parent-style-name="Text_20_body">
      <style:text-properties officeooo:rsid="008f7abc" officeooo:paragraph-rsid="008f7abc"/>
    </style:style>
    <style:style style:name="P137" style:family="paragraph" style:parent-style-name="Text_20_body">
      <style:text-properties officeooo:rsid="0090a2e6" officeooo:paragraph-rsid="0090a2e6"/>
    </style:style>
    <style:style style:name="P138" style:family="paragraph" style:parent-style-name="Text_20_body">
      <style:text-properties officeooo:rsid="0090afb5" officeooo:paragraph-rsid="0090afb5"/>
    </style:style>
    <style:style style:name="P139" style:family="paragraph" style:parent-style-name="Text_20_body">
      <style:text-properties officeooo:rsid="00925bb9" officeooo:paragraph-rsid="00925bb9"/>
    </style:style>
    <style:style style:name="P140" style:family="paragraph" style:parent-style-name="Text_20_body">
      <style:text-properties officeooo:rsid="009306b5" officeooo:paragraph-rsid="009306b5"/>
    </style:style>
    <style:style style:name="P141" style:family="paragraph" style:parent-style-name="Text_20_body">
      <style:text-properties officeooo:rsid="009309c0" officeooo:paragraph-rsid="009309c0"/>
    </style:style>
    <style:style style:name="P142" style:family="paragraph" style:parent-style-name="Text_20_body">
      <style:text-properties officeooo:rsid="0095b368" officeooo:paragraph-rsid="0095b368"/>
    </style:style>
    <style:style style:name="P143" style:family="paragraph" style:parent-style-name="Text_20_body">
      <style:text-properties officeooo:rsid="0095fed0" officeooo:paragraph-rsid="0095fed0"/>
    </style:style>
    <style:style style:name="P144" style:family="paragraph" style:parent-style-name="Text_20_body">
      <style:text-properties officeooo:rsid="0095fed0" officeooo:paragraph-rsid="00aaba9f"/>
    </style:style>
    <style:style style:name="P145" style:family="paragraph" style:parent-style-name="Text_20_body">
      <style:text-properties officeooo:rsid="00961ab5" officeooo:paragraph-rsid="00961ab5"/>
    </style:style>
    <style:style style:name="P146" style:family="paragraph" style:parent-style-name="Text_20_body">
      <style:text-properties officeooo:rsid="00973540" officeooo:paragraph-rsid="00973540"/>
    </style:style>
    <style:style style:name="P147" style:family="paragraph" style:parent-style-name="Text_20_body">
      <style:text-properties officeooo:rsid="00973540" officeooo:paragraph-rsid="0098635e"/>
    </style:style>
    <style:style style:name="P148" style:family="paragraph" style:parent-style-name="Text_20_body">
      <style:text-properties style:text-position="0% 100%" officeooo:rsid="00973540" officeooo:paragraph-rsid="00973540"/>
    </style:style>
    <style:style style:name="P149" style:family="paragraph" style:parent-style-name="Text_20_body">
      <style:text-properties style:text-position="0% 100%" officeooo:rsid="00973540" officeooo:paragraph-rsid="0098635e"/>
    </style:style>
    <style:style style:name="P150" style:family="paragraph" style:parent-style-name="Text_20_body">
      <style:text-properties officeooo:rsid="009a2aea" officeooo:paragraph-rsid="009a2aea"/>
    </style:style>
    <style:style style:name="P151" style:family="paragraph" style:parent-style-name="Text_20_body">
      <style:text-properties officeooo:rsid="009afe5a" officeooo:paragraph-rsid="009afe5a"/>
    </style:style>
    <style:style style:name="P152" style:family="paragraph" style:parent-style-name="Text_20_body">
      <style:text-properties officeooo:rsid="009c495a" officeooo:paragraph-rsid="009c495a"/>
    </style:style>
    <style:style style:name="P153" style:family="paragraph" style:parent-style-name="Text_20_body">
      <style:text-properties officeooo:rsid="009c80b0" officeooo:paragraph-rsid="009c80b0"/>
    </style:style>
    <style:style style:name="P154" style:family="paragraph" style:parent-style-name="Text_20_body">
      <style:text-properties officeooo:rsid="009e7edd" officeooo:paragraph-rsid="009e7edd"/>
    </style:style>
    <style:style style:name="P155" style:family="paragraph" style:parent-style-name="Text_20_body">
      <style:text-properties officeooo:rsid="009fb486" officeooo:paragraph-rsid="009fb486"/>
    </style:style>
    <style:style style:name="P156" style:family="paragraph" style:parent-style-name="Text_20_body">
      <style:text-properties officeooo:rsid="008dc09a" officeooo:paragraph-rsid="008dc09a"/>
    </style:style>
    <style:style style:name="P157" style:family="paragraph" style:parent-style-name="Text_20_body">
      <style:text-properties officeooo:rsid="00a13c45" officeooo:paragraph-rsid="00a13c45"/>
    </style:style>
    <style:style style:name="P158" style:family="paragraph" style:parent-style-name="Text_20_body">
      <style:text-properties officeooo:rsid="00a97c30" officeooo:paragraph-rsid="00aaba9f"/>
    </style:style>
    <style:style style:name="P159" style:family="paragraph" style:parent-style-name="Text_20_body">
      <style:text-properties officeooo:rsid="00abc9f9" officeooo:paragraph-rsid="00abc9f9"/>
    </style:style>
    <style:style style:name="P160" style:family="paragraph" style:parent-style-name="Text_20_body">
      <style:text-properties officeooo:rsid="00af182f" officeooo:paragraph-rsid="00af182f"/>
    </style:style>
    <style:style style:name="P161" style:family="paragraph" style:parent-style-name="Text_20_body">
      <style:text-properties officeooo:rsid="00b3618f" officeooo:paragraph-rsid="00b3618f"/>
    </style:style>
    <style:style style:name="P162" style:family="paragraph" style:parent-style-name="Text_20_body">
      <style:text-properties fo:font-variant="normal" fo:text-transform="none" fo:color="#212529" fo:letter-spacing="normal" officeooo:rsid="009fb486" officeooo:paragraph-rsid="009fb486"/>
    </style:style>
    <style:style style:name="P163" style:family="paragraph" style:parent-style-name="Text_20_body">
      <style:text-properties fo:font-variant="normal" fo:text-transform="none" fo:color="#212529" fo:letter-spacing="normal" officeooo:rsid="00b3f676" officeooo:paragraph-rsid="00b3f676"/>
    </style:style>
    <style:style style:name="P164" style:family="paragraph" style:parent-style-name="Text_20_body">
      <style:text-properties fo:font-variant="normal" fo:text-transform="none" fo:color="#212529" fo:letter-spacing="normal" officeooo:paragraph-rsid="00d30a8a"/>
    </style:style>
    <style:style style:name="P165" style:family="paragraph" style:parent-style-name="Text_20_body">
      <style:text-properties fo:font-variant="normal" fo:text-transform="none" fo:color="#212529" style:font-name="Roboto" fo:font-size="12pt" fo:letter-spacing="normal" fo:font-style="normal" fo:font-weight="normal" officeooo:rsid="00ba24b6" officeooo:paragraph-rsid="00ba24b6"/>
    </style:style>
    <style:style style:name="P166" style:family="paragraph" style:parent-style-name="Text_20_body">
      <style:text-properties fo:font-variant="normal" fo:text-transform="none" fo:color="#212529" style:font-name="Roboto" fo:font-size="12pt" fo:letter-spacing="normal" fo:font-style="normal" fo:font-weight="normal" officeooo:rsid="00bc5df7" officeooo:paragraph-rsid="00bc5df7"/>
    </style:style>
    <style:style style:name="P167" style:family="paragraph" style:parent-style-name="Text_20_body">
      <style:text-properties fo:font-variant="normal" fo:text-transform="none" fo:color="#212529" style:font-name="Roboto" fo:font-size="12pt" fo:letter-spacing="normal" fo:font-style="normal" fo:font-weight="normal" officeooo:rsid="00bcc7b5" officeooo:paragraph-rsid="00bcc7b5"/>
    </style:style>
    <style:style style:name="P168" style:family="paragraph" style:parent-style-name="Text_20_body">
      <style:text-properties fo:font-variant="normal" fo:text-transform="none" fo:color="#212529" style:font-name="Roboto" fo:font-size="12pt" fo:letter-spacing="normal" fo:font-style="normal" fo:font-weight="normal" officeooo:rsid="00d2c5d5" officeooo:paragraph-rsid="00d2c5d5"/>
    </style:style>
    <style:style style:name="P169" style:family="paragraph" style:parent-style-name="Text_20_body">
      <style:text-properties fo:font-variant="normal" fo:text-transform="none" fo:color="#212529" style:font-name="Roboto" fo:font-size="12pt" fo:letter-spacing="normal" fo:font-style="normal" fo:font-weight="normal" officeooo:rsid="00d67d15" officeooo:paragraph-rsid="00d67d15"/>
    </style:style>
    <style:style style:name="P170" style:family="paragraph" style:parent-style-name="Text_20_body">
      <style:text-properties fo:font-variant="normal" fo:text-transform="none" fo:color="#212529" style:font-name="Roboto" fo:font-size="12pt" fo:letter-spacing="normal" fo:font-style="normal" fo:font-weight="normal" officeooo:rsid="00d7b395" officeooo:paragraph-rsid="00d7b395"/>
    </style:style>
    <style:style style:name="P171" style:family="paragraph" style:parent-style-name="Text_20_body">
      <style:text-properties fo:font-variant="normal" fo:text-transform="none" fo:color="#333333" style:font-name="Source Sans Pro" fo:font-size="12pt" fo:letter-spacing="normal" fo:font-style="normal" fo:font-weight="bold" officeooo:rsid="00d67d15" officeooo:paragraph-rsid="00d7b395" style:font-weight-asian="bold" style:font-weight-complex="bold"/>
    </style:style>
    <style:style style:name="P172" style:family="paragraph" style:parent-style-name="Text_20_body">
      <style:text-properties officeooo:rsid="00b3f676" officeooo:paragraph-rsid="00b3f676"/>
    </style:style>
    <style:style style:name="P173" style:family="paragraph" style:parent-style-name="Text_20_body">
      <style:text-properties officeooo:rsid="00b6200d" officeooo:paragraph-rsid="00b6200d"/>
    </style:style>
    <style:style style:name="P174" style:family="paragraph" style:parent-style-name="Text_20_body">
      <style:text-properties officeooo:rsid="00bd366b" officeooo:paragraph-rsid="00bd366b"/>
    </style:style>
    <style:style style:name="P175" style:family="paragraph" style:parent-style-name="Text_20_body">
      <style:text-properties officeooo:rsid="00bebc16" officeooo:paragraph-rsid="00bebc16"/>
    </style:style>
    <style:style style:name="P176" style:family="paragraph" style:parent-style-name="Text_20_body">
      <style:text-properties officeooo:rsid="00bf64f7" officeooo:paragraph-rsid="00bf64f7"/>
    </style:style>
    <style:style style:name="P177" style:family="paragraph" style:parent-style-name="Text_20_body">
      <style:text-properties officeooo:rsid="00be46bf" officeooo:paragraph-rsid="00be46bf"/>
    </style:style>
    <style:style style:name="P178" style:family="paragraph" style:parent-style-name="Text_20_body">
      <style:text-properties officeooo:rsid="00c03055" officeooo:paragraph-rsid="00c03055"/>
    </style:style>
    <style:style style:name="P179" style:family="paragraph" style:parent-style-name="Text_20_body">
      <style:text-properties officeooo:rsid="00c20dfb" officeooo:paragraph-rsid="00c20dfb"/>
    </style:style>
    <style:style style:name="P180" style:family="paragraph" style:parent-style-name="Text_20_body">
      <style:text-properties officeooo:rsid="00c24245" officeooo:paragraph-rsid="00c24245"/>
    </style:style>
    <style:style style:name="P181" style:family="paragraph" style:parent-style-name="Text_20_body">
      <style:text-properties officeooo:rsid="00c29b22" officeooo:paragraph-rsid="00c29b22"/>
    </style:style>
    <style:style style:name="P182" style:family="paragraph" style:parent-style-name="Text_20_body">
      <style:text-properties officeooo:rsid="00c373fb" officeooo:paragraph-rsid="00c373fb"/>
    </style:style>
    <style:style style:name="P183" style:family="paragraph" style:parent-style-name="Text_20_body">
      <style:text-properties officeooo:rsid="00cab943" officeooo:paragraph-rsid="00cab943"/>
    </style:style>
    <style:style style:name="P184" style:family="paragraph" style:parent-style-name="Text_20_body">
      <style:text-properties officeooo:rsid="00d23556" officeooo:paragraph-rsid="00d23556"/>
    </style:style>
    <style:style style:name="P185" style:family="paragraph" style:parent-style-name="Text_20_body">
      <style:text-properties officeooo:paragraph-rsid="00d2c5d5"/>
    </style:style>
    <style:style style:name="P186" style:family="paragraph" style:parent-style-name="Text_20_body">
      <style:text-properties officeooo:rsid="00cdeff4" officeooo:paragraph-rsid="00cdeff4"/>
    </style:style>
    <style:style style:name="P187" style:family="paragraph" style:parent-style-name="Text_20_body">
      <style:text-properties officeooo:rsid="00da7d8d" officeooo:paragraph-rsid="00da7d8d"/>
    </style:style>
    <style:style style:name="P188" style:family="paragraph" style:parent-style-name="Text_20_body">
      <style:text-properties officeooo:rsid="00dbc5ef" officeooo:paragraph-rsid="00dbc5ef"/>
    </style:style>
    <style:style style:name="P189" style:family="paragraph" style:parent-style-name="Text_20_body">
      <style:text-properties officeooo:rsid="00dde365" officeooo:paragraph-rsid="00dde365"/>
    </style:style>
    <style:style style:name="P190" style:family="paragraph" style:parent-style-name="Text_20_body">
      <style:text-properties officeooo:rsid="00dfb4a4" officeooo:paragraph-rsid="00dfb4a4"/>
    </style:style>
    <style:style style:name="P191" style:family="paragraph" style:parent-style-name="Text_20_body">
      <style:text-properties officeooo:rsid="00e1250e" officeooo:paragraph-rsid="00e1250e"/>
    </style:style>
    <style:style style:name="P192" style:family="paragraph" style:parent-style-name="Text_20_body">
      <style:text-properties officeooo:rsid="00e4bac1" officeooo:paragraph-rsid="00e4bac1"/>
    </style:style>
    <style:style style:name="P193" style:family="paragraph" style:parent-style-name="Quotations">
      <style:paragraph-properties fo:margin-left="0.5in" fo:margin-right="0.5in" fo:margin-top="0in" fo:margin-bottom="0in" loext:contextual-spacing="true" fo:text-indent="0in" style:auto-text-indent="false" style:shadow="none"/>
      <style:text-properties fo:color="#000000" style:font-name="DejaVu Sans1" fo:font-size="8pt" officeooo:paragraph-rsid="0036ecb7" style:font-size-asian="8pt" style:font-size-complex="8pt"/>
    </style:style>
    <style:style style:name="P194" style:family="paragraph" style:parent-style-name="Quotations">
      <style:paragraph-properties fo:margin-left="0.5in" fo:margin-right="0.5in" fo:margin-top="0in" fo:margin-bottom="0in" loext:contextual-spacing="true" fo:text-indent="0in" style:auto-text-indent="false" style:shadow="none"/>
      <style:text-properties fo:color="#000000" style:font-name="DejaVu Sans1" fo:font-size="8pt" officeooo:paragraph-rsid="0026de87" style:font-size-asian="8pt" style:font-size-complex="8pt"/>
    </style:style>
    <style:style style:name="P195" style:family="paragraph" style:parent-style-name="Quotations">
      <style:paragraph-properties fo:margin-left="0.5in" fo:margin-right="0.5in" fo:margin-top="0in" fo:margin-bottom="0in" loext:contextual-spacing="true" fo:text-indent="0in" style:auto-text-indent="false" style:shadow="none"/>
      <style:text-properties fo:color="#000000" style:font-name="DejaVu Sans1" fo:font-size="8pt" officeooo:rsid="00280c7c" officeooo:paragraph-rsid="00280c7c" style:font-size-asian="8pt" style:font-size-complex="8pt"/>
    </style:style>
    <style:style style:name="P196" style:family="paragraph" style:parent-style-name="Quotations">
      <style:paragraph-properties fo:margin-left="0.5in" fo:margin-right="0.5in" fo:margin-top="0in" fo:margin-bottom="0in" loext:contextual-spacing="true" fo:text-indent="0in" style:auto-text-indent="false" style:shadow="none"/>
      <style:text-properties fo:color="#000000" style:font-name="DejaVu Sans1" fo:font-size="8pt" officeooo:paragraph-rsid="0024f4cd" style:font-size-asian="8pt" style:font-size-complex="8pt"/>
    </style:style>
    <style:style style:name="P197" style:family="paragraph" style:parent-style-name="Quotations">
      <style:paragraph-properties fo:margin-left="0.5in" fo:margin-right="0.5in" fo:margin-top="0in" fo:margin-bottom="0in" loext:contextual-spacing="true" fo:text-indent="0in" style:auto-text-indent="false" style:shadow="none"/>
      <style:text-properties fo:color="#000000" style:font-name="DejaVu Sans1" fo:font-size="8pt" officeooo:paragraph-rsid="0040a614" style:font-size-asian="8pt" style:font-size-complex="8pt"/>
    </style:style>
    <style:style style:name="P198" style:family="paragraph" style:parent-style-name="Quotations">
      <style:paragraph-properties fo:margin-left="0.5in" fo:margin-right="0.5in" fo:margin-top="0in" fo:margin-bottom="0in" loext:contextual-spacing="true" fo:text-indent="0in" style:auto-text-indent="false" fo:break-before="page" style:shadow="none"/>
      <style:text-properties fo:color="#000000" style:font-name="DejaVu Sans1" fo:font-size="8pt" officeooo:paragraph-rsid="0026de87" style:font-size-asian="8pt" style:font-size-complex="8pt"/>
    </style:style>
    <style:style style:name="P199" style:family="paragraph" style:parent-style-name="Quotations">
      <style:paragraph-properties fo:margin-left="0.5in" fo:margin-right="0.5in" fo:margin-top="0in" fo:margin-bottom="0in" loext:contextual-spacing="true" fo:text-indent="0in" style:auto-text-indent="false" fo:break-before="page" style:shadow="none"/>
      <style:text-properties fo:color="#000000" style:font-name="DejaVu Sans1" fo:font-size="8pt" officeooo:paragraph-rsid="0036ecb7" style:font-size-asian="8pt" style:font-size-complex="8pt"/>
    </style:style>
    <style:style style:name="P200" style:family="paragraph" style:parent-style-name="Quotations">
      <style:paragraph-properties fo:margin-left="0.5in" fo:margin-right="0.5in" fo:margin-top="0in" fo:margin-bottom="0in" loext:contextual-spacing="true" fo:text-indent="0in" style:auto-text-indent="false" fo:break-before="page" style:shadow="none"/>
      <style:text-properties fo:color="#000000" style:font-name="DejaVu Sans1" fo:font-size="8pt" officeooo:paragraph-rsid="0040a614" style:font-size-asian="8pt" style:font-size-complex="8pt"/>
    </style:style>
    <style:style style:name="P201" style:family="paragraph" style:parent-style-name="Text_20_body">
      <style:paragraph-properties fo:margin-top="0.0598in" fo:margin-bottom="0.0598in" loext:contextual-spacing="false"/>
    </style:style>
    <style:style style:name="P202" style:family="paragraph" style:parent-style-name="Quotations">
      <style:text-properties officeooo:rsid="00535aae" officeooo:paragraph-rsid="00535aae"/>
    </style:style>
    <style:style style:name="P203" style:family="paragraph" style:parent-style-name="Quotations">
      <style:text-properties officeooo:rsid="00535aae" officeooo:paragraph-rsid="00541536"/>
    </style:style>
    <style:style style:name="P204" style:family="paragraph" style:parent-style-name="Quotations">
      <style:text-properties officeooo:paragraph-rsid="00535aae"/>
    </style:style>
    <style:style style:name="P205" style:family="paragraph" style:parent-style-name="Quotations">
      <style:text-properties officeooo:rsid="00541536" officeooo:paragraph-rsid="00541536"/>
    </style:style>
    <style:style style:name="P206" style:family="paragraph" style:parent-style-name="Quotations">
      <style:text-properties officeooo:rsid="005a5c01" officeooo:paragraph-rsid="005a5c01"/>
    </style:style>
    <style:style style:name="P207" style:family="paragraph" style:parent-style-name="Quotations">
      <style:text-properties fo:font-variant="normal" fo:text-transform="none" fo:color="#000000" style:font-name="Helvetica" fo:font-size="9pt" fo:letter-spacing="normal" fo:font-style="normal" fo:font-weight="normal" officeooo:rsid="006aaccb" officeooo:paragraph-rsid="006aaccb"/>
    </style:style>
    <style:style style:name="P208" style:family="paragraph" style:parent-style-name="Quotations">
      <style:text-properties officeooo:paragraph-rsid="007c0f42"/>
    </style:style>
    <style:style style:name="P209" style:family="paragraph" style:parent-style-name="Heading">
      <style:text-properties officeooo:rsid="006922f6" officeooo:paragraph-rsid="006922f6"/>
    </style:style>
    <style:style style:name="P210" style:family="paragraph" style:parent-style-name="Text_20_body">
      <style:paragraph-properties fo:break-before="page"/>
      <style:text-properties officeooo:rsid="00a5499a" officeooo:paragraph-rsid="00a5499a"/>
    </style:style>
    <style:style style:name="P211" style:family="paragraph" style:parent-style-name="Text_20_body" style:list-style-name="L1">
      <style:text-properties officeooo:rsid="006922f6" officeooo:paragraph-rsid="006922f6"/>
    </style:style>
    <style:style style:name="P212" style:family="paragraph" style:parent-style-name="Text_20_body" style:list-style-name="L2">
      <style:text-properties officeooo:rsid="00d23556" officeooo:paragraph-rsid="00d23556"/>
    </style:style>
    <style:style style:name="P213" style:family="paragraph" style:parent-style-name="Text_20_body" style:list-style-name="L2">
      <style:text-properties officeooo:rsid="00d23556" officeooo:paragraph-rsid="00d264b1"/>
    </style:style>
    <style:style style:name="P214" style:family="paragraph" style:parent-style-name="Text_20_body">
      <style:text-properties officeooo:rsid="00e65080" officeooo:paragraph-rsid="00e65080"/>
    </style:style>
    <style:style style:name="P215" style:family="paragraph" style:parent-style-name="Text_20_body">
      <style:text-properties officeooo:rsid="00e722fd" officeooo:paragraph-rsid="00e722fd"/>
    </style:style>
    <style:style style:name="P216" style:family="paragraph" style:parent-style-name="Text_20_body">
      <style:text-properties officeooo:rsid="00e87038" officeooo:paragraph-rsid="00ea55c9"/>
    </style:style>
    <style:style style:name="P217" style:family="paragraph" style:parent-style-name="Text_20_body">
      <style:text-properties officeooo:rsid="00ec126b" officeooo:paragraph-rsid="00ec126b"/>
    </style:style>
    <style:style style:name="P218" style:family="paragraph" style:parent-style-name="Text_20_body">
      <style:text-properties officeooo:rsid="00ee3bbc" officeooo:paragraph-rsid="00ee3bbc"/>
    </style:style>
    <style:style style:name="P219" style:family="paragraph" style:parent-style-name="Text_20_body">
      <style:text-properties officeooo:rsid="00ee3bbc" officeooo:paragraph-rsid="00ef4c6a"/>
    </style:style>
    <style:style style:name="P220" style:family="paragraph" style:parent-style-name="Heading_20_1">
      <style:text-properties officeooo:rsid="00da7d8d" officeooo:paragraph-rsid="00da7d8d"/>
    </style:style>
    <style:style style:name="P221" style:family="paragraph" style:parent-style-name="Heading_20_1">
      <style:paragraph-properties fo:break-before="page"/>
    </style:style>
    <style:style style:name="P222" style:family="paragraph" style:parent-style-name="Heading_20_2">
      <style:text-properties officeooo:rsid="0023c569" officeooo:paragraph-rsid="0026de87"/>
    </style:style>
    <style:style style:name="P223" style:family="paragraph" style:parent-style-name="Heading_20_2">
      <style:text-properties officeooo:rsid="002a7c47" officeooo:paragraph-rsid="002a7c47"/>
    </style:style>
    <style:style style:name="P224" style:family="paragraph" style:parent-style-name="Heading_20_2">
      <style:text-properties officeooo:rsid="002b304d" officeooo:paragraph-rsid="0036ecb7"/>
    </style:style>
    <style:style style:name="P225" style:family="paragraph" style:parent-style-name="Heading_20_2">
      <style:text-properties officeooo:rsid="0065f5e1" officeooo:paragraph-rsid="0065f5e1"/>
    </style:style>
    <style:style style:name="P226" style:family="paragraph" style:parent-style-name="Heading_20_2">
      <style:text-properties officeooo:rsid="0040a614" officeooo:paragraph-rsid="0040a614"/>
    </style:style>
    <style:style style:name="P227" style:family="paragraph" style:parent-style-name="Heading_20_2">
      <style:text-properties officeooo:paragraph-rsid="003ef43b"/>
    </style:style>
    <style:style style:name="P228" style:family="paragraph" style:parent-style-name="Heading_20_2">
      <style:text-properties officeooo:rsid="00280c7c" officeooo:paragraph-rsid="00280c7c"/>
    </style:style>
    <style:style style:name="P229" style:family="paragraph" style:parent-style-name="Heading_20_2">
      <style:text-properties style:font-name="Liberation Sans" officeooo:rsid="0018fe52"/>
    </style:style>
    <style:style style:name="P230" style:family="paragraph" style:parent-style-name="Heading_20_2">
      <style:text-properties officeooo:rsid="00925bb9" officeooo:paragraph-rsid="00925bb9"/>
    </style:style>
    <style:style style:name="P231" style:family="paragraph" style:parent-style-name="Heading_20_2">
      <style:paragraph-properties fo:break-before="page"/>
    </style:style>
    <style:style style:name="P232" style:family="paragraph" style:parent-style-name="Heading_20_3">
      <style:text-properties officeooo:rsid="004f8e86" officeooo:paragraph-rsid="004f8e86"/>
    </style:style>
    <style:style style:name="P233" style:family="paragraph" style:parent-style-name="Heading_20_3">
      <style:text-properties officeooo:rsid="002bf5f7" officeooo:paragraph-rsid="002bf5f7"/>
    </style:style>
    <style:style style:name="P234" style:family="paragraph" style:parent-style-name="Heading_20_3">
      <style:text-properties officeooo:rsid="0065f5e1" officeooo:paragraph-rsid="0065f5e1"/>
    </style:style>
    <style:style style:name="P235" style:family="paragraph" style:parent-style-name="Heading_20_3">
      <style:text-properties officeooo:rsid="00280c7c" officeooo:paragraph-rsid="00280c7c"/>
    </style:style>
    <style:style style:name="P236" style:family="paragraph" style:parent-style-name="Heading_20_3">
      <style:text-properties officeooo:rsid="00280c7c" officeooo:paragraph-rsid="0028a22e"/>
    </style:style>
    <style:style style:name="P237" style:family="paragraph" style:parent-style-name="Heading_20_3">
      <style:text-properties officeooo:rsid="0090afb5" officeooo:paragraph-rsid="0090afb5"/>
    </style:style>
    <style:style style:name="P238" style:family="paragraph" style:parent-style-name="Footnote">
      <style:text-properties officeooo:rsid="00e65290" officeooo:paragraph-rsid="00e65290"/>
    </style:style>
    <style:style style:name="P239" style:family="paragraph" style:parent-style-name="Footnote">
      <style:text-properties officeooo:rsid="00e722fd" officeooo:paragraph-rsid="00e722fd"/>
    </style:style>
    <style:style style:name="P240" style:family="paragraph" style:parent-style-name="Footnote">
      <style:text-properties officeooo:rsid="00e87038" officeooo:paragraph-rsid="00e87038"/>
    </style:style>
    <style:style style:name="P241" style:family="paragraph" style:parent-style-name="Footnote">
      <style:text-properties officeooo:rsid="00ec126b" officeooo:paragraph-rsid="00ec126b"/>
    </style:style>
    <style:style style:name="P242" style:family="paragraph" style:parent-style-name="Footnote">
      <style:text-properties officeooo:rsid="00ec44c4" officeooo:paragraph-rsid="00ec44c4"/>
    </style:style>
    <style:style style:name="T1" style:family="text">
      <style:text-properties style:font-name="Liberation Sans"/>
    </style:style>
    <style:style style:name="T2" style:family="text">
      <style:text-properties style:font-name="Liberation Sans" officeooo:rsid="00127cca"/>
    </style:style>
    <style:style style:name="T3" style:family="text">
      <style:text-properties style:font-name="Liberation Sans" officeooo:rsid="00129fb8"/>
    </style:style>
    <style:style style:name="T4" style:family="text">
      <style:text-properties style:font-name="Liberation Sans" officeooo:rsid="0012ee61"/>
    </style:style>
    <style:style style:name="T5" style:family="text">
      <style:text-properties style:font-name="Liberation Sans" officeooo:rsid="0014a92f"/>
    </style:style>
    <style:style style:name="T6" style:family="text">
      <style:text-properties style:font-name="Liberation Sans" officeooo:rsid="0014b55c"/>
    </style:style>
    <style:style style:name="T7" style:family="text">
      <style:text-properties style:font-name="Liberation Sans" officeooo:rsid="00163a68"/>
    </style:style>
    <style:style style:name="T8" style:family="text">
      <style:text-properties style:font-name="Liberation Sans" fo:font-size="8pt" style:font-size-asian="8pt" style:font-size-complex="8pt"/>
    </style:style>
    <style:style style:name="T9" style:family="text">
      <style:text-properties style:font-name="Liberation Sans" fo:font-size="8pt" officeooo:rsid="0018c092" style:font-size-asian="8pt" style:font-size-complex="8pt"/>
    </style:style>
    <style:style style:name="T10" style:family="text">
      <style:text-properties style:font-name="Liberation Sans" fo:font-size="8pt" officeooo:rsid="004c77d2" style:font-size-asian="8pt" style:font-size-complex="8pt"/>
    </style:style>
    <style:style style:name="T11" style:family="text">
      <style:text-properties style:font-name="Liberation Sans" fo:font-size="8pt" officeooo:rsid="00280c7c" style:font-size-asian="8pt" style:font-size-complex="8pt"/>
    </style:style>
    <style:style style:name="T12" style:family="text">
      <style:text-properties style:font-name="Liberation Sans" fo:font-size="8pt" officeooo:rsid="0028a22e" style:font-size-asian="8pt" style:font-size-complex="8pt"/>
    </style:style>
    <style:style style:name="T13" style:family="text">
      <style:text-properties style:font-name="Liberation Sans" officeooo:rsid="0018fe52"/>
    </style:style>
    <style:style style:name="T14" style:family="text">
      <style:text-properties style:font-name="Liberation Sans" officeooo:rsid="001a5214"/>
    </style:style>
    <style:style style:name="T15" style:family="text">
      <style:text-properties style:font-name="Liberation Sans" officeooo:rsid="001a7e2d"/>
    </style:style>
    <style:style style:name="T16" style:family="text">
      <style:text-properties style:font-name="Liberation Sans" officeooo:rsid="001b8804"/>
    </style:style>
    <style:style style:name="T17" style:family="text">
      <style:text-properties style:font-name="Liberation Sans" officeooo:rsid="001d4952"/>
    </style:style>
    <style:style style:name="T18" style:family="text">
      <style:text-properties style:font-name="Liberation Sans" officeooo:rsid="001d9608"/>
    </style:style>
    <style:style style:name="T19" style:family="text">
      <style:text-properties style:font-name="Liberation Sans" officeooo:rsid="001f5158"/>
    </style:style>
    <style:style style:name="T20" style:family="text">
      <style:text-properties style:font-name="Liberation Sans" officeooo:rsid="0020df59"/>
    </style:style>
    <style:style style:name="T21" style:family="text">
      <style:text-properties style:font-name="Liberation Sans" officeooo:rsid="0021c7cc"/>
    </style:style>
    <style:style style:name="T22" style:family="text">
      <style:text-properties style:font-name="Liberation Sans" officeooo:rsid="002206b6"/>
    </style:style>
    <style:style style:name="T23" style:family="text">
      <style:text-properties style:font-name="Liberation Sans" officeooo:rsid="0023c569"/>
    </style:style>
    <style:style style:name="T24" style:family="text">
      <style:text-properties style:font-name="Liberation Sans" officeooo:rsid="0023d25b"/>
    </style:style>
    <style:style style:name="T25" style:family="text">
      <style:text-properties style:font-name="Liberation Sans" officeooo:rsid="0024f4cd"/>
    </style:style>
    <style:style style:name="T26" style:family="text">
      <style:text-properties style:font-name="Liberation Sans" officeooo:rsid="0025fad1"/>
    </style:style>
    <style:style style:name="T27" style:family="text">
      <style:text-properties style:font-name="Liberation Sans" officeooo:rsid="0026de87"/>
    </style:style>
    <style:style style:name="T28" style:family="text">
      <style:text-properties style:font-name="Liberation Sans" officeooo:rsid="00280c7c"/>
    </style:style>
    <style:style style:name="T29" style:family="text">
      <style:text-properties style:font-name="Liberation Sans" officeooo:rsid="00375952"/>
    </style:style>
    <style:style style:name="T30" style:family="text">
      <style:text-properties style:font-name="Liberation Sans" officeooo:rsid="0037f3d5"/>
    </style:style>
    <style:style style:name="T31" style:family="text">
      <style:text-properties style:font-name="Liberation Sans" officeooo:rsid="003ef43b"/>
    </style:style>
    <style:style style:name="T32" style:family="text">
      <style:text-properties style:font-name="Liberation Sans" officeooo:rsid="004c77d2"/>
    </style:style>
    <style:style style:name="T33" style:family="text">
      <style:text-properties style:font-name="Liberation Sans" officeooo:rsid="004d11f9"/>
    </style:style>
    <style:style style:name="T34" style:family="text">
      <style:text-properties style:font-name="Liberation Sans" fo:font-weight="normal" officeooo:rsid="004d11f9" style:font-weight-asian="normal" style:font-weight-complex="normal"/>
    </style:style>
    <style:style style:name="T35" style:family="text">
      <style:text-properties style:font-name="Liberation Sans" officeooo:rsid="004daf7e"/>
    </style:style>
    <style:style style:name="T36" style:family="text">
      <style:text-properties officeooo:rsid="0012ee61"/>
    </style:style>
    <style:style style:name="T37" style:family="text">
      <style:text-properties officeooo:rsid="001a7e2d"/>
    </style:style>
    <style:style style:name="T38" style:family="text">
      <style:text-properties officeooo:rsid="001f5158"/>
    </style:style>
    <style:style style:name="T39" style:family="text">
      <style:text-properties style:text-position="super 58%"/>
    </style:style>
    <style:style style:name="T40" style:family="text">
      <style:text-properties style:text-position="super 58%" style:font-name="Liberation Sans" fo:text-shadow="1pt 1pt" officeooo:rsid="0021c7cc"/>
    </style:style>
    <style:style style:name="T41" style:family="text">
      <style:text-properties style:text-position="super 58%" officeooo:rsid="0061283e"/>
    </style:style>
    <style:style style:name="T42" style:family="text">
      <style:text-properties officeooo:rsid="0028a22e"/>
    </style:style>
    <style:style style:name="T43" style:family="text">
      <style:text-properties officeooo:rsid="002a7c47"/>
    </style:style>
    <style:style style:name="T44" style:family="text">
      <style:text-properties officeooo:rsid="002b304d"/>
    </style:style>
    <style:style style:name="T45" style:family="text">
      <style:text-properties officeooo:rsid="002bf5f7"/>
    </style:style>
    <style:style style:name="T46" style:family="text">
      <style:text-properties officeooo:rsid="002c7eb9"/>
    </style:style>
    <style:style style:name="T47" style:family="text">
      <style:text-properties officeooo:rsid="002dbce2"/>
    </style:style>
    <style:style style:name="T48" style:family="text">
      <style:text-properties officeooo:rsid="002f694a"/>
    </style:style>
    <style:style style:name="T49" style:family="text">
      <style:text-properties officeooo:rsid="0031b4d9"/>
    </style:style>
    <style:style style:name="T50" style:family="text">
      <style:text-properties officeooo:rsid="0032fb02"/>
    </style:style>
    <style:style style:name="T51" style:family="text">
      <style:text-properties officeooo:rsid="00360d0e"/>
    </style:style>
    <style:style style:name="T52" style:family="text">
      <style:text-properties officeooo:rsid="0036ecb7"/>
    </style:style>
    <style:style style:name="T53" style:family="text">
      <style:text-properties officeooo:rsid="00375952"/>
    </style:style>
    <style:style style:name="T54" style:family="text">
      <style:text-properties officeooo:rsid="0037f3d5"/>
    </style:style>
    <style:style style:name="T55" style:family="text">
      <style:text-properties officeooo:rsid="0038e9de"/>
    </style:style>
    <style:style style:name="T56" style:family="text">
      <style:text-properties officeooo:rsid="003a702c"/>
    </style:style>
    <style:style style:name="T57" style:family="text">
      <style:text-properties officeooo:rsid="003b38f7"/>
    </style:style>
    <style:style style:name="T58" style:family="text">
      <style:text-properties officeooo:rsid="003d3856"/>
    </style:style>
    <style:style style:name="T59" style:family="text">
      <style:text-properties officeooo:rsid="00414efa"/>
    </style:style>
    <style:style style:name="T60" style:family="text">
      <style:text-properties officeooo:rsid="0041c822"/>
    </style:style>
    <style:style style:name="T61" style:family="text">
      <style:text-properties officeooo:rsid="004300d0"/>
    </style:style>
    <style:style style:name="T62" style:family="text">
      <style:text-properties officeooo:rsid="0044ef66"/>
    </style:style>
    <style:style style:name="T63" style:family="text">
      <style:text-properties officeooo:rsid="00452abc"/>
    </style:style>
    <style:style style:name="T64" style:family="text">
      <style:text-properties fo:color="#999999"/>
    </style:style>
    <style:style style:name="T65" style:family="text">
      <style:text-properties fo:color="#999999" officeooo:rsid="003d3856"/>
    </style:style>
    <style:style style:name="T66" style:family="text">
      <style:text-properties fo:color="#999999" officeooo:rsid="0036ecb7"/>
    </style:style>
    <style:style style:name="T67" style:family="text">
      <style:text-properties officeooo:rsid="0046fd8a"/>
    </style:style>
    <style:style style:name="T68" style:family="text">
      <style:text-properties officeooo:rsid="0048cd04"/>
    </style:style>
    <style:style style:name="T69" style:family="text">
      <style:text-properties officeooo:rsid="004ab953"/>
    </style:style>
    <style:style style:name="T70" style:family="text">
      <style:text-properties officeooo:rsid="004c77d2"/>
    </style:style>
    <style:style style:name="T71" style:family="text">
      <style:text-properties officeooo:rsid="00518b47"/>
    </style:style>
    <style:style style:name="T72" style:family="text">
      <style:text-properties officeooo:rsid="00535aae"/>
    </style:style>
    <style:style style:name="T73" style:family="text">
      <style:text-properties officeooo:rsid="00541536"/>
    </style:style>
    <style:style style:name="T74" style:family="text">
      <style:text-properties officeooo:rsid="0056b0fb"/>
    </style:style>
    <style:style style:name="T75" style:family="text">
      <style:text-properties officeooo:rsid="0056fcc4"/>
    </style:style>
    <style:style style:name="T76" style:family="text">
      <style:text-properties officeooo:rsid="005a5c01"/>
    </style:style>
    <style:style style:name="T77" style:family="text">
      <style:text-properties officeooo:rsid="005d03ee"/>
    </style:style>
    <style:style style:name="T78" style:family="text">
      <style:text-properties officeooo:rsid="0061283e"/>
    </style:style>
    <style:style style:name="T79" style:family="text">
      <style:text-properties officeooo:rsid="0066f2a6"/>
    </style:style>
    <style:style style:name="T80" style:family="text">
      <style:text-properties officeooo:rsid="0068e3a5"/>
    </style:style>
    <style:style style:name="T81" style:family="text">
      <style:text-properties officeooo:rsid="006922f6"/>
    </style:style>
    <style:style style:name="T82" style:family="text">
      <style:text-properties officeooo:rsid="006aaccb"/>
    </style:style>
    <style:style style:name="T83" style:family="text">
      <style:text-properties fo:font-variant="normal" fo:text-transform="none" fo:color="#000000" style:font-name="Helvetica" fo:font-size="9pt" fo:letter-spacing="normal" fo:font-style="normal" fo:font-weight="normal"/>
    </style:style>
    <style:style style:name="T84" style:family="text">
      <style:text-properties fo:font-variant="normal" fo:text-transform="none" fo:color="#000000" style:font-name="Helvetica" fo:font-size="9pt" fo:letter-spacing="normal" fo:font-style="normal" fo:font-weight="normal" style:font-weight-asian="normal" style:font-weight-complex="normal"/>
    </style:style>
    <style:style style:name="T85" style:family="text">
      <style:text-properties fo:font-variant="normal" fo:text-transform="none" fo:color="#333333" style:font-name="Source Sans Pro" fo:letter-spacing="normal" fo:font-style="italic" fo:font-weight="bold"/>
    </style:style>
    <style:style style:name="T86" style:family="text">
      <style:text-properties fo:font-variant="normal" fo:text-transform="none" fo:color="#212529" style:font-name="Roboto" fo:font-size="12pt" fo:letter-spacing="normal" fo:font-style="normal" fo:font-weight="normal" officeooo:rsid="00d2c5d5"/>
    </style:style>
    <style:style style:name="T87" style:family="text">
      <style:text-properties officeooo:rsid="006d405d"/>
    </style:style>
    <style:style style:name="T88" style:family="text">
      <style:text-properties officeooo:rsid="006f7a11"/>
    </style:style>
    <style:style style:name="T89" style:family="text">
      <style:text-properties officeooo:rsid="007213c9"/>
    </style:style>
    <style:style style:name="T90" style:family="text">
      <style:text-properties officeooo:rsid="00722528"/>
    </style:style>
    <style:style style:name="T91" style:family="text">
      <style:text-properties officeooo:rsid="00769bf6"/>
    </style:style>
    <style:style style:name="T92" style:family="text">
      <style:text-properties officeooo:rsid="007a68d4"/>
    </style:style>
    <style:style style:name="T93" style:family="text">
      <style:text-properties officeooo:rsid="007bf761"/>
    </style:style>
    <style:style style:name="T94" style:family="text">
      <style:text-properties officeooo:rsid="007caa44"/>
    </style:style>
    <style:style style:name="T95" style:family="text">
      <style:text-properties officeooo:rsid="007da8a4"/>
    </style:style>
    <style:style style:name="T96" style:family="text">
      <style:text-properties officeooo:rsid="007e88d2"/>
    </style:style>
    <style:style style:name="T97" style:family="text">
      <style:text-properties officeooo:rsid="0080152c"/>
    </style:style>
    <style:style style:name="T98" style:family="text">
      <style:text-properties officeooo:rsid="0082391c"/>
    </style:style>
    <style:style style:name="T99" style:family="text">
      <style:text-properties officeooo:rsid="0083644f"/>
    </style:style>
    <style:style style:name="T100" style:family="text">
      <style:text-properties officeooo:rsid="008695f1"/>
    </style:style>
    <style:style style:name="T101" style:family="text">
      <style:text-properties officeooo:rsid="0089130f"/>
    </style:style>
    <style:style style:name="T102" style:family="text">
      <style:text-properties officeooo:rsid="008beecd"/>
    </style:style>
    <style:style style:name="T103" style:family="text">
      <style:text-properties officeooo:rsid="008dc09a"/>
    </style:style>
    <style:style style:name="T104" style:family="text">
      <style:text-properties officeooo:rsid="0090afb5"/>
    </style:style>
    <style:style style:name="T105" style:family="text">
      <style:text-properties officeooo:rsid="009464cb"/>
    </style:style>
    <style:style style:name="T106" style:family="text">
      <style:text-properties officeooo:rsid="0095b368"/>
    </style:style>
    <style:style style:name="T107" style:family="text">
      <style:text-properties style:text-position="sub 58%" officeooo:rsid="00961ab5"/>
    </style:style>
    <style:style style:name="T108" style:family="text">
      <style:text-properties style:text-position="0% 100%"/>
    </style:style>
    <style:style style:name="T109" style:family="text">
      <style:text-properties style:text-position="0% 100%" officeooo:rsid="009844b8"/>
    </style:style>
    <style:style style:name="T110" style:family="text">
      <style:text-properties style:text-position="0% 100%" officeooo:rsid="0098635e"/>
    </style:style>
    <style:style style:name="T111" style:family="text">
      <style:text-properties officeooo:rsid="00973540"/>
    </style:style>
    <style:style style:name="T112" style:family="text">
      <style:text-properties officeooo:rsid="0098635e"/>
    </style:style>
    <style:style style:name="T113" style:family="text">
      <style:text-properties officeooo:rsid="009afe5a"/>
    </style:style>
    <style:style style:name="T114" style:family="text">
      <style:text-properties officeooo:rsid="009c495a"/>
    </style:style>
    <style:style style:name="T115" style:family="text">
      <style:text-properties style:font-name="Roboto" fo:font-size="12pt" fo:font-style="normal" fo:font-weight="normal"/>
    </style:style>
    <style:style style:name="T116" style:family="text">
      <style:text-properties style:font-name="Roboto" fo:font-size="12pt" fo:font-style="normal" fo:font-weight="normal" officeooo:rsid="00d30a8a"/>
    </style:style>
    <style:style style:name="T117" style:family="text">
      <style:text-properties style:font-name="Roboto" fo:font-size="12pt" fo:font-style="normal" fo:font-weight="bold" style:font-weight-asian="bold" style:font-weight-complex="bold"/>
    </style:style>
    <style:style style:name="T118" style:family="text">
      <style:text-properties officeooo:rsid="009e7edd"/>
    </style:style>
    <style:style style:name="T119" style:family="text">
      <style:text-properties officeooo:rsid="00a91ad2"/>
    </style:style>
    <style:style style:name="T120" style:family="text">
      <style:text-properties officeooo:rsid="00a97c30"/>
    </style:style>
    <style:style style:name="T121" style:family="text">
      <style:text-properties officeooo:rsid="00ad82b8"/>
    </style:style>
    <style:style style:name="T122" style:family="text">
      <style:text-properties officeooo:rsid="00b0f2fb"/>
    </style:style>
    <style:style style:name="T123" style:family="text">
      <style:text-properties fo:font-style="italic" fo:font-weight="bold" style:font-style-asian="italic" style:font-weight-asian="bold" style:font-style-complex="italic" style:font-weight-complex="bold"/>
    </style:style>
    <style:style style:name="T124" style:family="text">
      <style:text-properties fo:font-size="10pt" fo:font-style="italic" style:font-size-asian="10pt" style:font-style-asian="italic" style:font-size-complex="10pt" style:font-style-complex="italic"/>
    </style:style>
    <style:style style:name="T125" style:family="text">
      <style:text-properties officeooo:rsid="00b53197"/>
    </style:style>
    <style:style style:name="T126" style:family="text">
      <style:text-properties officeooo:rsid="00b66151"/>
    </style:style>
    <style:style style:name="T127" style:family="text">
      <style:text-properties officeooo:rsid="00b79277"/>
    </style:style>
    <style:style style:name="T128" style:family="text">
      <style:text-properties officeooo:rsid="00bf64f7"/>
    </style:style>
    <style:style style:name="T129" style:family="text">
      <style:text-properties officeooo:rsid="00c2a54e"/>
    </style:style>
    <style:style style:name="T130" style:family="text">
      <style:text-properties officeooo:rsid="00c66eea"/>
    </style:style>
    <style:style style:name="T131" style:family="text">
      <style:text-properties officeooo:rsid="00cab943"/>
    </style:style>
    <style:style style:name="T132" style:family="text">
      <style:text-properties officeooo:rsid="00cc654f"/>
    </style:style>
    <style:style style:name="T133" style:family="text">
      <style:text-properties officeooo:rsid="00ccc23f"/>
    </style:style>
    <style:style style:name="T134" style:family="text">
      <style:text-properties officeooo:rsid="00ce9a17"/>
    </style:style>
    <style:style style:name="T135" style:family="text">
      <style:text-properties officeooo:rsid="00d23556"/>
    </style:style>
    <style:style style:name="T136" style:family="text">
      <style:text-properties fo:color="#333333" style:font-name="Source Sans Pro" fo:font-size="12pt" fo:font-style="normal" fo:font-weight="normal"/>
    </style:style>
    <style:style style:name="T137" style:family="text">
      <style:text-properties fo:color="#333333" style:font-name="Source Sans Pro" fo:font-size="12pt" fo:font-style="normal" fo:font-weight="normal" officeooo:rsid="00d4bc98"/>
    </style:style>
    <style:style style:name="T138" style:family="text">
      <style:text-properties fo:color="#333333" style:font-name="inherit" fo:font-size="12pt" fo:font-style="normal" fo:font-weight="bold"/>
    </style:style>
    <style:style style:name="T139" style:family="text">
      <style:text-properties officeooo:rsid="00dbc5ef"/>
    </style:style>
    <style:style style:name="T140" style:family="text">
      <style:text-properties officeooo:rsid="00dd9321"/>
    </style:style>
    <style:style style:name="T141" style:family="text">
      <style:text-properties officeooo:rsid="00dfb4a4"/>
    </style:style>
    <style:style style:name="T142" style:family="text">
      <style:text-properties officeooo:rsid="00e1250e"/>
    </style:style>
    <style:style style:name="T143" style:family="text">
      <style:text-properties officeooo:rsid="00e276ff"/>
    </style:style>
    <style:style style:name="T144" style:family="text">
      <style:text-properties officeooo:rsid="00e44f14"/>
    </style:style>
    <style:style style:name="T145" style:family="text">
      <style:text-properties officeooo:rsid="00e4bac1"/>
    </style:style>
    <style:style style:name="T146" style:family="text">
      <style:text-properties officeooo:rsid="00e5f31d"/>
    </style:style>
    <style:style style:name="T147" style:family="text">
      <style:text-properties officeooo:rsid="00e6d99b"/>
    </style:style>
    <style:style style:name="T148" style:family="text">
      <style:text-properties officeooo:rsid="00ea55c9"/>
    </style:style>
    <style:style style:name="T149" style:family="text">
      <style:text-properties officeooo:rsid="00ec44c4"/>
    </style:style>
    <style:style style:name="T150" style:family="text">
      <style:text-properties officeooo:rsid="00ee3bbc"/>
    </style:style>
    <style:style style:name="T151" style:family="text">
      <style:text-properties officeooo:rsid="00ef4c6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36">Assign</text:span> <text:span text:style-name="T36">Onward</text:span>: A blockchain recording system</text:p>
      <text:p text:style-name="Text_20_body"><text:span text:style-name="T4">Assign Onward</text:span><text:span text:style-name="T2"> establishes </text:span><text:span text:style-name="T4">public</text:span><text:span text:style-name="T2"> record of ownership of outstanding shares </text:span><text:span text:style-name="T24">in</text:span><text:span text:style-name="T2"> </text:span><text:span text:style-name="T4">a</text:span><text:span text:style-name="T2"> blockchain, authenticated by mass collaboration, d</text:span><text:span text:style-name="T25">riven</text:span><text:span text:style-name="T2"> by collective self-interests. <text:s/></text:span><text:span text:style-name="T3">Share title rights are transferred by offer and acceptance, proven </text:span><text:span text:style-name="T4">with</text:span><text:span text:style-name="T3"> private key signatures. <text:s/></text:span><text:span text:style-name="T4">Only a private key signature on a </text:span><text:span text:style-name="T6">valid and complete </text:span><text:span text:style-name="T4">transaction recorded in the blockchain effect</text:span><text:span text:style-name="T29">s</text:span><text:span text:style-name="T4"> transfer of share title to another public-private key pair.</text:span></text:p>
      <text:p text:style-name="P201"><text:span text:style-name="T1">Every blockchain starts with a </text:span><text:span text:style-name="T5">g</text:span><text:span text:style-name="T1">enesis block, Assign Onward establishes </text:span><text:span text:style-name="T26">smart contracts </text:span><text:span text:style-name="T1">in the </text:span><text:span text:style-name="T5">g</text:span><text:span text:style-name="T1">enesis block</text:span><text:span text:style-name="T1"><text:note text:id="ftn1" text:note-class="footnote"><text:note-citation>1</text:note-citation><text:note-body><text:p text:style-name="P46">Genesis Block Smart Contracts, later acronymized as GBSC</text:p><text:p text:style-name="P46"/></text:note-body></text:note></text:span><text:span text:style-name="T1"> </text:span><text:span text:style-name="T5">which shape </text:span><text:span text:style-name="T6">how parties </text:span><text:span text:style-name="T5">collaborat</text:span><text:span text:style-name="T6">e wh</text:span><text:span text:style-name="T26">en</text:span><text:span text:style-name="T6"> extending the blockchain</text:span><text:span text:style-name="T5">. <text:s/></text:span><text:span text:style-name="T25">U</text:span><text:span text:style-name="T5">nderwriters, chainmakers and error checkers </text:span><text:span text:style-name="T6">are compensated </text:span><text:span text:style-name="T28">with shares</text:span><text:span text:style-name="T6"> </text:span><text:span text:style-name="T5">for their contribution</text:span><text:span text:style-name="T6">s</text:span><text:span text:style-name="T5"> to the process</text:span><text:span text:style-name="T6">. <text:s/>The blockchain may also be used to publish arbitrary data as public notice or for other applications</text:span><text:span text:style-name="T6"><text:note text:id="ftn2" text:note-class="footnote"><text:note-citation>2</text:note-citation><text:note-body><text:p text:style-name="Footnote"><text:span text:style-name="T8">Reference:</text:span> <text:a xlink:type="simple" xlink:href="https://en.wikipedia.org/wiki/Smart_contract" text:style-name="Internet_20_link" text:visited-style-name="Visited_20_Internet_20_Link"><text:span text:style-name="T8">https://en.wikipedia.org/wiki/Smart_contract</text:span></text:a><text:span text:style-name="T8"> <text:s/>The presented / established Assign Onward share transfer </text:span><text:span text:style-name="T9">process</text:span><text:span text:style-name="T8"> is a KISS principle form of smart contract intended to build robustness, reliability and trust into </text:span><text:span text:style-name="T9">the </text:span><text:span text:style-name="T8">blockchain recording, verification </text:span><text:span text:style-name="T9">and publication</text:span><text:span text:style-name="T8"> mechanisms by providing incentives to providers of valuable services </text:span><text:span text:style-name="T9">which </text:span><text:span text:style-name="T8">keep the blockchain self-consistent and coherent. <text:s/>More advanced,</text:span><text:span text:style-name="T9"> </text:span><text:span text:style-name="T8">complex, </text:span><text:span text:style-name="T10">and potentially buggy</text:span><text:span text:style-name="T8"> smart contracts may be layered on top of a reliable blockchain without introducing problems into the underlying </text:span><text:span text:style-name="T9">processes</text:span><text:span text:style-name="T8">.</text:span></text:p><text:p text:style-name="P16"/></text:note-body></text:note></text:span><text:span text:style-name="T6">. <text:s/>The same share title transfer process is used to effect recording of arbitrary data in the blockchain</text:span><text:span text:style-name="T6"><text:note text:id="ftn3" text:note-class="footnote"><text:note-citation>3</text:note-citation><text:note-body><text:p text:style-name="P47"><text:span text:style-name="T8">Caveat: not all arbitrary data is permitted by law in all jurisdictions. <text:s/></text:span><text:span text:style-name="T10">See: </text:span><text:span text:style-name="T11">Public</text:span><text:span text:style-name="T12">ation of Suppressed information.</text:span></text:p><text:p text:style-name="P16"/></text:note-body></text:note></text:span><text:span text:style-name="T6">. <text:s/>Applications may access </text:span><text:span text:style-name="T7">blockchain </text:span><text:span text:style-name="T6">recorded data as a reliable permanent record, maintained by the same collaborative community which </text:span><text:span text:style-name="T7">maintains consensus about the blockchain's shares' titles.</text:span></text:p>
      <text:p text:style-name="P196">Will Turner: This is either madness… or brilliance. <text:s text:c="15"/></text:p>
      <text:p text:style-name="P196">Jack Sparrow: It’s remarkable how often those two traits coincide. </text:p>
      <text:p text:style-name="P196">Pirates of the Caribbean: The Curse of the Black Pearl</text:p>
      <text:p text:style-name="P105"><text:span text:style-name="T1">What sets Assign Onward apart from many established cryptocurrencies is how blockchain consensus is maintained. <text:s/>Wh</text:span><text:span text:style-name="T28">ere</text:span><text:span text:style-name="T1"> proof of work systems use </text:span><text:span text:style-name="T13">scaling computational difficulty</text:span><text:span text:style-name="T13"><text:note text:id="ftn4" text:note-class="footnote"><text:note-citation>4</text:note-citation><text:note-body><text:p text:style-name="P17">The tremendous expenditure of energy which has been demonstrated as part of a large proof of work systems' security is a primary development target of Assign Onward: finding another way to develop community consensus and trust in a blockchain, without the <text:span text:style-name="T70">computationally and electrically </text:span>expensive proof of work.</text:p></text:note-body></text:note></text:span><text:span text:style-name="T13"> </text:span><text:span text:style-name="T1">to keep new information from entering the blockchain </text:span><text:span text:style-name="T22">quickly or </text:span><text:span text:style-name="T13">cheaply</text:span><text:span text:style-name="T1">, the Assign Onward system incentivizes continuous participation by a community of share holders who establish </text:span><text:span text:style-name="T26">public consensus of which</text:span><text:span text:style-name="T1"> blockchain is “the” blockchain which they will be using </text:span><text:span text:style-name="T22">in the future.</text:span></text:p>
      <text:p text:style-name="Quotations">Professor McGonagall: While you are at Hogwarts, your triumphs will earn your house points, while any rule-breaking will lose house points.</text:p>
      <text:p text:style-name="P195">Harry Potter and the Philosopher's Stone</text:p>
      <text:p text:style-name="P106"><text:span text:style-name="T26">P</text:span><text:span text:style-name="T22">articipants</text:span><text:span text:style-name="T1"> </text:span><text:span text:style-name="T26">receive </text:span><text:span text:style-name="T32">shares</text:span><text:span text:style-name="T1"> in exchange for </text:span><text:span text:style-name="T13">productive, positive </text:span><text:span text:style-name="T1">participation in </text:span><text:span text:style-name="T22">the</text:span><text:span text:style-name="T1"> </text:span><text:span text:style-name="T22">block</text:span><text:span text:style-name="T1">chain. <text:s/></text:span><text:span text:style-name="T27">Rule breakers and “forkers” who write history differently from the accepted blockchain lose their </text:span><text:span text:style-name="T28">shares</text:span><text:span text:style-name="T27"> in the accepted blockchain.</text:span><text:span text:style-name="T1"> <text:s/>The </text:span><text:soft-page-break/><text:span text:style-name="T22">block</text:span><text:span text:style-name="T1">chain with the most </text:span><text:span text:style-name="T33">active</text:span><text:span text:style-name="T1"> </text:span><text:span text:style-name="T32">participants</text:span><text:span text:style-name="T1"> is also the chain in which the </text:span><text:span text:style-name="T32">participant</text:span><text:span text:style-name="T1">s have the most value. <text:s/></text:span><text:span text:style-name="T14">What value is there in a blockchain? <text:s/>As much value as people are willing to trade for its shares/</text:span><text:span text:style-name="T22">coins</text:span><text:span text:style-name="T14">. <text:s/>In general: </text:span><text:span text:style-name="T33">credibili</text:span><text:span text:style-name="T14">ty, </text:span><text:span text:style-name="T29">availability, </text:span><text:span text:style-name="T33">and </text:span><text:span text:style-name="T34">speed of recording transactions</text:span><text:span text:style-name="T14"> are attributes which increase </text:span><text:span text:style-name="T29">the</text:span><text:span text:style-name="T14"> perceived value of blockchains.</text:span><text:span text:style-name="T14"><text:note text:id="ftn5" text:note-class="footnote"><text:note-citation>5</text:note-citation><text:note-body><text:p text:style-name="P18">Anonymity is another attribute which ascribes value to a blockchain. <text:s/>While other essential blockchain attributes of reliability <text:span text:style-name="T37">(permanence of record)</text:span> <text:span text:style-name="T37">and</text:span> trust <text:span text:style-name="T37">(prevention of double-spends)</text:span> are in direct opposition to anonymity, there is nothing in the Assign Onward protocols which specifically demands identity of givers and receivers of shares, beyond the public key <text:span text:style-name="T37">associated with each of their records of share title</text:span>. <text:s/><text:span text:style-name="T37">The Assign Onward transaction protocol encourages, perhaps even demands, use of a new key-pair for each transaction, which is a small step toward anonymity, and a bigger one toward security: compartmentalization of damage from private key exposures.</text:span> Persons who are careful about how they use their public and private keys, how they access the Assign Onward underwriting network layer, and how they otherwise transact business with share holders might be able to preserve their anonymity while using Assign Onward. <text:s/>However, the reference implementation wallet software does nothing in this respect and exposes users at the very least via their IP address while transacting with underwriters. <text:s/>Development of more secure anonymity layers remains an exercise available to pursue for those who value it. <text:s/></text:p><text:p text:style-name="P26"/></text:note-body></text:note></text:span><text:span text:style-name="T14"> <text:s/>The Assign Onward share transfer process is designed to </text:span><text:span text:style-name="T15">be simple </text:span><text:span text:style-name="T23">and trustable</text:span><text:span text:style-name="T15"> while also incentivising participants to </text:span><text:span text:style-name="T23">augment</text:span><text:span text:style-name="T15"> the blockchain's positive attributes, in exchange for shares for themselves</text:span><text:span text:style-name="T15"><text:note text:id="ftn6" text:note-class="footnote"><text:note-citation>6</text:note-citation><text:note-body><text:p text:style-name="P19">Where proof-of-work miners compute busywork puzzles in exchange for rewards in the blockchain's outstanding shares, Assign Onward transaction workers specifically focus their efforts on activities which contribute to the blockchain's <text:span text:style-name="T53">availability, </text:span>accuracy, consistency, and coherency, hopefully increasing its value directly by their efforts.</text:p><text:p text:style-name="P27"/></text:note-body></text:note></text:span><text:span text:style-name="T15">.</text:span></text:p>
      <text:h text:style-name="Heading_20_2" text:outline-level="2">Presentation of shares <text:span text:style-name="T54">and coins</text:span></text:h>
      <text:p text:style-name="Text_20_body"><text:span text:style-name="T15">Assign Onward tracks </text:span><text:span text:style-name="T17">titled and </text:span><text:span text:style-name="T15">outstanding shares </text:span><text:span text:style-name="T21">internally </text:span><text:span text:style-name="T15">as 128 bit integer numbers.</text:span><text:span text:style-name="T15"><text:note text:id="ftn7" text:note-class="footnote"><text:note-citation>7</text:note-citation><text:note-body><text:p text:style-name="P21">Integers provide exact repeatable computations, unlike floating point numbers which can require unusual care to avoid slightly different results on different computing platforms. <text:s/></text:p><text:p text:style-name="P25"/></text:note-body></text:note></text:span><text:span text:style-name="T15"> <text:s/></text:span><text:span text:style-name="T23">Title to shares is established on transaction recording pages in blocks in the chain.</text:span><text:span text:style-name="T23"><text:note text:id="ftn8" text:note-class="footnote"><text:note-citation>8</text:note-citation><text:note-body><text:p text:style-name="P34">Every page in the chain includes share transfer information, at a minimum between the share giver who is directing this page to be recorded and the recording workers who take shares in exchange for their labors.</text:p><text:p text:style-name="P34"/></text:note-body></text:note></text:span><text:span text:style-name="T23"> <text:s/>The numbers of shares on recorded transaction pages never changes.</text:span><text:span text:style-name="T15"> <text:s/></text:span><text:span text:style-name="T16">One of the incentive systems in Assign Onward incremental</text:span><text:span text:style-name="T23">ly</text:span><text:span text:style-name="T16"> reduc</text:span><text:span text:style-name="T23">es the number</text:span><text:span text:style-name="T16"> of outstanding shares </text:span><text:span text:style-name="T35">during every</text:span><text:span text:style-name="T23"> transaction</text:span><text:span text:style-name="T16">. <text:s/>This reduction is regulated by algorithm to target a specific CAGR,</text:span><text:span text:style-name="T16"><text:note text:id="ftn9" text:note-class="footnote"><text:note-citation>9</text:note-citation><text:note-body><text:p text:style-name="P20">CAGR: Compound Annual Growth Rate</text:p><text:p text:style-name="P28"/></text:note-body></text:note></text:span><text:span text:style-name="T16"> which might be set 5%, </text:span><text:span text:style-name="T21">for example</text:span><text:span text:style-name="T16">. <text:s/>To achieve 5% CAGR, the number of outstanding shares will reduce by half every ~14 years. <text:s/>With 128 bits of </text:span><text:span text:style-name="T23">available </text:span><text:span text:style-name="T16">resolution, it will be hundreds of years before this reduction of shares starts to impact share division resolution significantly.</text:span><text:span text:style-name="T16"><text:note text:id="ftn10" text:note-class="footnote"><text:note-citation>10</text:note-citation><text:note-body><text:p text:style-name="P20">Resolution might be restored in the manner of a stock split, where all transactions across a specific time are scaled by a set amount (perhaps multiplied by 2^32 once every 14*32=448 years), however, with timescales like 448 years, current software development leaves split handling to a future update.</text:p><text:p text:style-name="P28"/></text:note-body></text:note></text:span></text:p>
      <text:h text:style-name="Heading_20_3" text:outline-level="3">Shares vs Coins</text:h>
      <text:p text:style-name="Text_20_body"><text:span text:style-name="T21">Most p</text:span><text:span text:style-name="T16">eople don't mentally process </text:span><text:span text:style-name="T30">quantities</text:span><text:span text:style-name="T16"> like 2^</text:span><text:span text:style-name="T17">83 </text:span><text:span text:style-name="T21">or </text:span><text:span text:style-name="T17">9.6714×10</text:span><text:span text:style-name="T40">24</text:span><text:span text:style-name="T16"> </text:span><text:span text:style-name="T19">shares </text:span><text:soft-page-break/><text:span text:style-name="T16">particularly well, but they are </text:span><text:span text:style-name="T22">more </text:span><text:span text:style-name="T16">accustomed to </text:span><text:span text:style-name="T30">quantities</text:span><text:span text:style-name="T16"> like 8 billion </text:span><text:span text:style-name="T19">coins</text:span><text:span text:style-name="T16">.</text:span><text:span text:style-name="T16"><text:note text:id="ftn11" text:note-class="footnote"><text:note-citation>11</text:note-citation><text:note-body><text:p text:style-name="P22">If the genesis block establishes 8 billion shares in the blockchain, it will likely establish an initial 128 bit number of outstanding shares like 2^83, to prevent overflow errors in software performing the common 128 bit arithmetic of 8 billion * number of shares in transaction / number of shares outstanding.</text:p><text:p text:style-name="P29"/></text:note-body></text:note></text:span><text:span text:style-name="T16"> <text:s/>The genesis block establishes </text:span><text:span text:style-name="T17">a</text:span><text:span text:style-name="T16"> number of shares outstanding </text:span><text:span text:style-name="T17">in the 128 bit representation and </text:span><text:span text:style-name="T19">a </text:span><text:span text:style-name="T17">user facing number </text:span><text:span text:style-name="T19">of coins. <text:s/>The total number of coins in the blockchain never changes.</text:span><text:span text:style-name="T19"><text:note text:id="ftn12" text:note-class="footnote"><text:note-citation>12</text:note-citation><text:note-body><text:p text:style-name="P24">Of course it would be possible to set out algorithms or triggers or any number of things which would vary the number of coins represented in the system, but the reference implementation is following KISS for this, attempting to inspire confidence and understanding with the simple presentation that the sum of all outstanding shares <text:span text:style-name="T70">in the blockchain</text:span> is always represented as 8 billion coins. <text:s/><text:span text:style-name="T54">Except in a planned chain fork situation, which remains fuzzy and mostly ignored at the moment, KISS again.</text:span></text:p><text:p text:style-name="P24"/></text:note-body></text:note></text:span><text:span text:style-name="T19"> <text:s/></text:span><text:span text:style-name="T20">Internal</text:span><text:span text:style-name="T16"> </text:span><text:span text:style-name="T17">128 bit </text:span><text:span text:style-name="T16">number</text:span><text:span text:style-name="T22">s</text:span><text:span text:style-name="T16"> of shares </text:span><text:span text:style-name="T20">are converted to user facing coins by </text:span><text:span text:style-name="T17">multipl</text:span><text:span text:style-name="T20">ying </text:span><text:span text:style-name="T17">the established number of </text:span><text:span text:style-name="T20">coins</text:span><text:span text:style-name="T17">, 8 billion in this example, and divid</text:span><text:span text:style-name="T20">ing</text:span><text:span text:style-name="T17"> by the total number of shares </text:span><text:span text:style-name="T22">currently </text:span><text:span text:style-name="T17">outstanding, which is a verifiable number published in every block in the chain.</text:span><text:span text:style-name="T20"> </text:span><text:span text:style-name="T17"><text:s/>While the internal number of shares outstanding is constantly changing by small amounts, the total number of </text:span><text:span text:style-name="T20">coins</text:span><text:span text:style-name="T17"> outstanding remains constant, and users who do not transfer their </text:span><text:span text:style-name="T20">coins</text:span><text:span text:style-name="T17"> will see a small continuous increase </text:span><text:span text:style-name="T20">of coins </text:span><text:span text:style-name="T17">over time, like dividends in a DRIP, or interest in a savings account. <text:s/>This is an incentive mechanism intended to encourage </text:span><text:span text:style-name="T22">share</text:span><text:span text:style-name="T17"> holders to continue holding their shares.</text:span><text:span text:style-name="T17"><text:note text:id="ftn13" text:note-class="footnote"><text:note-citation>13</text:note-citation><text:note-body><text:p text:style-name="P23">Shares <text:span text:style-name="T38">or coins </text:span>in a blockchain are not pegged or even related to any particular value, unless a participant in the blockchain makes it so. <text:s/>While it would be possible for a “market maker” in a blockchain to offer shares for sale at <text:span text:style-name="T38">some</text:span> price in real world currency, and promise that they will buy shares for <text:span text:style-name="T38">some</text:span> price in the future, this would move operation of the blockchain from an experiment in cryptographic security of distributed ledgers into a financial operation that is heavily regulated in many parts of the world.</text:p><text:p text:style-name="P23"/></text:note-body></text:note></text:span></text:p>
      <text:p text:style-name="Text_20_body"><text:span text:style-name="T18">The “transaction tax” </text:span><text:span text:style-name="T19">which funds growth of stationary </text:span><text:span text:style-name="T21">coins</text:span><text:span text:style-name="T19"> via reduction of </text:span><text:span text:style-name="T21">shares outstanding is </text:span><text:span text:style-name="T18">established as a </text:span><text:span text:style-name="T22">smart contract </text:span><text:span text:style-name="T31">algorithm </text:span><text:span text:style-name="T18">in the genesis block </text:span><text:span text:style-name="T31">aka GBSC</text:span><text:span text:style-name="T18">. <text:s/></text:span><text:span text:style-name="T19">It</text:span><text:span text:style-name="T18"> is also an incentive </text:span><text:span text:style-name="T23">mechanism, designed </text:span><text:span text:style-name="T18">to reduce frivolous transactions and bloated transaction pages in the block chain </text:span><text:span text:style-name="T19">since it “charges” per byte recorded in the block chain.</text:span><text:span text:style-name="T19"><text:note text:id="ftn14" text:note-class="footnote"><text:note-citation>14</text:note-citation><text:note-body><text:p text:style-name="P38">One of the GBSC algorithms works to drive down combined transaction tax and recording fees to a reasonable (&lt;2% of an average transaction) level. <text:s/>Priority weighting between opposing goals, like lower transaction taxes and higher CAGR of stationary coins may mean that neither meet their ideal targets unless transaction volume is high enough to support the goals.</text:p></text:note-body></text:note></text:span><text:span text:style-name="T18"> <text:s/></text:span></text:p>
      <text:h text:style-name="Heading_20_3" text:outline-level="3"><text:span text:style-name="T18">Q</text:span><text:span text:style-name="T1">uantum Ready Asymmetric Cryptography</text:span></text:h>
      <text:p text:style-name="Text_20_body"><text:span text:style-name="T18">One potential issue facing cryptographically secure distributed ledgers in the not so distant future is breaking of traditional public-private key encryption methods by </text:span><text:span text:style-name="T19">quantum computers. <text:s/>The time-horizon is estimated to be ~2030 before it becomes a serious issue, but of course the margins of error when predicting these kind of future events are huge. <text:s/></text:span><text:span text:style-name="T31">P</text:span><text:span text:style-name="T19">ublic-private key algorithms </text:span><text:span text:style-name="T31">exist today</text:span><text:span text:style-name="T19"> which are thought to be “quantum ready and secure” but many of these algorithms involve public key and signature data sizes significantly (like 80x and </text:span><text:soft-page-break/><text:span text:style-name="T19">more) larger than </text:span><text:span text:style-name="T23">t</text:span><text:span text:style-name="T19">raditional key and signature data sizes. <text:s/></text:span><text:span text:style-name="T22">At some point in the future, all cryptocurrency transaction processing software may want, then need, to move to these larger key and signature sizes to secure transactions. <text:s/>During the transition period, a per-byte recorded transaction tax will encourage, </text:span><text:span text:style-name="T23">but not enforce,</text:span><text:span text:style-name="T22"> the continued use of more efficient traditional keys until the community as a whole decides that it is time to move to a quantum ready alternative.</text:span></text:p>
      <text:p text:style-name="P198">Criss Jami: Persistence. Perfection. Patience. Power. <text:s text:c="13"/></text:p>
      <text:p text:style-name="P194"><text:s text:c="2"/>Prioritize your passion. It keeps you sane. <text:s text:c="21"/></text:p>
      <text:p text:style-name="P194"><text:s text:c="2"/>Killosophy <text:s text:c="27"/></text:p>
      <text:h text:style-name="P222" text:outline-level="2">More incentive systems</text:h>
      <text:p text:style-name="Text_20_body"><text:span text:style-name="T15">I</text:span><text:span text:style-name="T1">ncentive systems built in to Assign Onward are coded as </text:span><text:span text:style-name="T31">GBS</text:span><text:span text:style-name="T32">C</text:span><text:span text:style-name="T1"> establishing the rules for the blockchain which follows that genesis block. <text:s/></text:span></text:p>
      <text:h text:style-name="P223" text:outline-level="2">Underwriting Ratios and Durations</text:h>
      <text:p text:style-name="P90">Underwriting provides protection for receivers of value in a transaction. <text:s/>In the event that one or more giver page-keys are discovered to be invalid after recording in the blockchain, but before expiration of the underwriting time period, the underwriter's page-keys are used to replace the shares by way of an error correction page recorded in the blockchain before expiration of the underwriting time period. <text:s/>Between recording of an underwritten transaction and expiration of the underwriting time period, the underwriter is required to hold the underwriting page-keys in escrow, not transfer them from their current page-key. <text:s/>After the underwriting time period expires, the underwriter is then free to use those page-keys for anything, transfer to another page or underwrite a new transaction. <text:s/></text:p>
      <text:p text:style-name="P90">Parameters and algorithms (a smart contract) in the genesis block establishes minimum underwriting ratios for transactions, protecting all receivers of value – not only in the transaction portion of the page but also the recorders of the transaction. <text:s/>A smart contract also specifies the minimum underwriting duration or escrow period, after the transaction is recorded. <text:s/>This is intended to provide enough time for error checkers to find and record any errors in the transaction that the underwriters and chainmaker might have missed (accidentally or intentionally). <text:s/><text:span text:style-name="T44">In a simple system, the required ratio is &gt;100% of the transaction's given shares in order to not only fully replace lost shares, but also to incentivize error checkers to find, prove, and record error notice pages in the blockchain. <text:s/>More complex systems might have cascading aggregations of risk mitigation share pools which provide longer periods of protection while placing lower ratios of shares in escrow – I leave it up to the insurance industry to demonstrate how this extra complexity might be valuable or desirable for givers and receivers in transactions, the true customers being served by the blockchain.</text:span></text:p>
      <text:h text:style-name="Heading_20_3" text:outline-level="3">Tax Law</text:h>
      <text:p text:style-name="P120">When chainmakers construct a block, they carry over residual value from the previous block in the chain – that residual value has a targeted level. <text:s/>The sum of <text:soft-page-break/>all residual values in the pages being recorded, plus the previous block residual value, less any chainmaker profit taking (positive or negative), less taxes is the new residual value. <text:s/>Some percentage of chainmaker profit taking (retention of pages' residual value), maybe 50%, is mandatory tax – distributed among all shareholders as coin-inflation via outstanding share reduction. <text:s/>Various other tax incentives play into the final tax number, but the basic idea is: when chainmakers profit, so does everyone else.<text:note text:id="ftn15" text:note-class="footnote"><text:note-citation>15</text:note-citation><text:note-body><text:p text:style-name="P56">Of course, taxes and profits cannot be so high that they overtax transactions. <text:s/>We're targeting sub-penny + sub 0.1% transaction tax as an ideal, but the simulation will show how that plays out.</text:p><text:p text:style-name="P56"/></text:note-body></text:note></text:p>
      <text:h text:style-name="P232" text:outline-level="3">“Free” <text:span text:style-name="T71">Lotteries</text:span></text:h>
      <text:p text:style-name="P107">How can you provide value to the community without giving any of your shares? <text:s/>You still control the secret key to your shares, and you can use that to bet on which apparent chain-end will become the true chain-end before it becomes obvious. <text:s/>If you bet wrong, you gain nothing and lose nothing except the trivial cost of computing and submitting an entry. <text:s/>If you bet correctly, you have a chance to win the <text:span text:style-name="T71">lottery</text:span>.<text:note text:id="ftn16" text:note-class="footnote"><text:note-citation>16</text:note-citation><text:note-body><text:p text:style-name="P48">Why a lottery and not a uniform distribution of shares <text:span text:style-name="T87">to the winners</text:span>? <text:s/>To distribute shares to many winners would require a transaction page-key in the blockchain for each one. <text:s/>The lottery prize, divided so many times, might be too small to compensate for the cost of making a key-pair and transacting the awarded shares off the winners' pages. <text:s/>Plus, it adds a lot of data to the blockchain. <text:s/>By concentrating the prize to a single winner, there's just one transaction to record, and everyone is still incentivized to play.</text:p><text:p text:style-name="P48"/></text:note-body></text:note> <text:s/>Lottery processors would probably operate outside the blockchain, with open records disclosed after the period of uncertainty being voted on has passed. <text:s/>A secure lottery transaction system might work like this:</text:p>
      <text:p text:style-name="P107">Larry is a <text:span text:style-name="T71">chain-end </text:span>lottery processor. <text:s/>He accepts bets <text:span text:style-name="T71">from underwriters on which proposed block will become the next chain-end. <text:s/>As soon as the first chainmaker proposes the first new chain-end for a given cycle, underwriters may begin placing zero-cost bets with Larry. <text:s/>The bet contains:</text:span></text:p>
      <text:p text:style-name="Quotations">Hash of the proposed new chain-end block</text:p>
      <text:p text:style-name="P202">The share amount of the bet, total of all the value in the following list.</text:p>
      <text:p text:style-name="P204">A list of public keys tied to page-keys with value in the blockchain before the proposed chain-end.</text:p>
      <text:p text:style-name="P202">A list of private key signatures on the hash of the proposed new chain-end block (corresponding to the list of public keys for the page-keys)<text:note text:id="ftn17" text:note-class="footnote"><text:note-citation>17</text:note-citation><text:note-body><text:p text:style-name="P49">Note that some forms of quantum ready private key signatures can only be used a limited number of times before they become insecure. <text:s/>This is not a problem with traditional private key signatures.</text:p><text:p text:style-name="P49"/></text:note-body></text:note> <text:s/><text:span text:style-name="T73">proving ownership of the shares.</text:span></text:p>
      <text:p text:style-name="P204">Public key of the better; a fresh key, not attached to any page in the blockchain.</text:p>
      <text:p text:style-name="P204"><text:span text:style-name="T73">All of the above, s</text:span>igned by the private key of the better.</text:p>
      <text:p text:style-name="P108"><text:span text:style-name="T73">Alice wants to get her bet in early, because that gives her the best chance of winning. <text:s/></text:span>Larry wants as much share amount in his betting pool as possible, since he will be sharing <text:span text:style-name="T73">chance to win </text:span>the lottery prize with other lottery processors like Curly and Moe and they will be dividing <text:span text:style-name="T73">chance to win </text:span>the prize according to proportional share collected. <text:s/>Alice submits an early bet to Larry attaching half of her current share value. <text:s/><text:span text:style-name="T72">Larry returns a receipt to Alice </text:span><text:soft-page-break/><text:span text:style-name="T72">consisting of:</text:span></text:p>
      <text:p text:style-name="Quotations">Sequence number <text:span text:style-name="T72">in the bet chain</text:span>, starting at 1, for bets Larry has collected for this blockmaking phase</text:p>
      <text:p text:style-name="Quotations">Hash of Alice's bet</text:p>
      <text:p text:style-name="Quotations">Hash of Alice's bet + Sequence number + Hash of previous bet or <text:span text:style-name="T72">phase genesis</text:span> if this is bet #1.</text:p>
      <text:p text:style-name="P109">Yes, this is a blockchain. <text:s/>The phase <text:span text:style-name="T73">bet chain</text:span> genesis block contains:</text:p>
      <text:p text:style-name="Quotations">Phase sequence number in the main blockchain that this bet chain is betting on</text:p>
      <text:p text:style-name="P206">A random salt</text:p>
      <text:p text:style-name="P203">Total share amount of Larry's underwriting</text:p>
      <text:p text:style-name="P203">Larry's underwriting: a list of public keys tied to page-keys with value in the blockchain before the proposed chain-end</text:p>
      <text:p text:style-name="P205">A list of private key signatures on the above, proving ownership of the shares.</text:p>
      <text:p text:style-name="P110">Alice is placing her bet with Larry because Larry has more underwriting than Curly and Moe combined, this increases Alice's odds of winning the prize if she has bet correctly. <text:s/>Also, Alice has watched bets be placed with Curly in the past where Curly seems to be processing the bets into his chain in a different order than they were placed. <text:s/>There's no way to prove Curly is doing this, network delays are unpredictabl<text:span text:style-name="T74">e and Curly might have a spotty connection</text:span>, but statistically, Larry's turn around between bet placed and new bet chain end published is much faster and more consistent than Curly. <text:s/>Moe doesn't even publish his bet chain ends in real-time, so Alice is pretty sure that Moe holds bets not from his friends until later and uses them to bulk up his share value while giving his own and maybe his friend's bets a better chance of winning by placing them ahead in his bet chain. <text:s/><text:span text:style-name="T74">Moe’s chain doesn’t win often because his share pool is small.</text:span></text:p>
      <text:p text:style-name="P110">After a few phases have passed, it is pretty obvious which block is going to stay in the chain for the given phase, of course somebody places a bet on it <text:span text:style-name="T75">in each chain. <text:s/>Lotto processors register their bet chains as data on the block chain, and after a few more phases pass</text:span><text:span text:style-name="T75"><text:note text:id="ftn18" text:note-class="footnote"><text:note-citation>18</text:note-citation><text:note-body><text:p text:style-name="P50">Exact deadline for bet chain registration defined in GBSC.</text:p><text:p text:style-name="P50"/></text:note-body></text:note></text:span><text:span text:style-name="T75"> all registered bet chains are processed. <text:s/>Each bet chain’s total shares determine its proportional chance of winning, using a later block in the chain’s hash as the random number to select by.</text:span><text:span text:style-name="T75"><text:note text:id="ftn19" text:note-class="footnote"><text:note-citation>19</text:note-citation><text:note-body><text:p text:style-name="P51">Attempts to manipulate the lottery winning blockchain hash are thwarted by first publishing hashes of the bet chains, then taking the hash of a later block in the chain then publishing the actual bet chains to determine which one wins based on <text:span text:style-name="T76">the random salts at the head of the bet chains.</text:span></text:p><text:p text:style-name="P51"/></text:note-body></text:note></text:span><text:span text:style-name="T75"> <text:s/>In the winning bet chain, bets for the correct block end are weighted according to order and shares, first correct bet gets 50% order weighting, second correct bet gets 25%, third gets 12.5% etc. with any residual returning to the first. <text:s/>This weighting is then multiplied by the shares committed to the bet and again, winner is selected with chance of winning determined proportionally. <text:s/>Winnings are split between processor and better by fixed ratio. <text:s/>Non-winning lotto processors have spent recording fees without compensation, discouraging low odds processors </text:span><text:soft-page-break/><text:span text:style-name="T75">from playing.</text:span><text:span text:style-name="T75"><text:note text:id="ftn20" text:note-class="footnote"><text:note-citation>20</text:note-citation><text:note-body><text:p text:style-name="P52">Bet chains are published in the block chain, and therefore very easy to check for illegal double-bets on the same phase with the same shares-key. <text:s/>Like any other signed illegal transaction, that places the shares at risk for claim by error checkers. <text:s/>These illegal signings can be caught while bets are being placed if processors publish their bets publically in realtime. <text:s/>If the processors don’t publish their bets in realtime, it might be possible for <text:span text:style-name="T77">betters to divest their illegally double-bet shares before an error checker sees them, but the lottery processors underwriting is at risk if they allow double-betting on their bet chains. <text:s/>This leaves double betting on separate bet chains as the thing to catch, and this (and all double betting) can be caught before awarding the prize.</text:span></text:p><text:p text:style-name="P53"><text:s/></text:p></text:note-body></text:note></text:span></text:p>
      <text:p text:style-name="P111">What value does the community get from this? <text:s/>Transaction tax shares are being returned to lottery players – the players obviously get the chance to win, and the community gets greater engagement of the players and eventually some insight into optimal methods for predicting the winning chain-end block as soon as possible.</text:p>
      <text:p text:style-name="P199">Rodney King: I just want to say, can we all get along? Can we get along?</text:p>
      <text:p text:style-name="P193"><text:s text:c="2"/>Los Angeles, 1992</text:p>
      <text:h text:style-name="P224" text:outline-level="2">Cheats and catchers</text:h>
      <text:p text:style-name="P91">Although the Assign Onward process describes separate participants: givers, receivers, underwriters, chainmakers, and error checkers, there is no guarantee of independence whatsoever. <text:s/>When a person is acting in one role in the system, it is not just paranoia to assume that all the other roles are being acted out by a single agency with intent to cheat; it is entirely conceivable that could happen. <text:s/>So, the system is designed to expose trusted parties to liability, repair damages to cheated parties, and reward error checkers for their efforts.</text:p>
      <text:p text:style-name="P91">Not all errors are the result of cheating, but cheating should always be detectable as an error in the blockchain, <text:span text:style-name="T45">or possibly a disallowed double-use of a private key before anything is ever recorded in the blockchain.</text:span> <text:s/>When acting in the role of underwriter, or chainmaker, that same actor is in a position to catch errors, record error correction pages <text:span text:style-name="T45">and receive rewards.</text:span></text:p>
      <text:h text:style-name="P233" text:outline-level="3">Levels of trust and liability</text:h>
      <text:p text:style-name="Heading">Givers</text:p>
      <text:p text:style-name="P92">Who can you trust? <text:s/>Well… givers and receivers use wallet level software (think: cellphone apps), to send and receive coins. <text:s/>They may be subject to wallet theft, duplication, etc. <text:s/>Basically, they are the least trusted participants in the process. <text:s/>Although, receivers aren't doing anything requiring trust in a transaction, they become potential givers when their public keys are recorded in the blockchain, and the corresponding private key has the power to transfer the shares recorded under that page-key. <text:s/></text:p>
      <text:p text:style-name="P92">Givers are basically completely untrustable, often anonymous actors who are simply presenting as party to an authorized transaction, promising to deliver shares <text:span text:style-name="T49">from</text:span> a specified page-key by way of their private key signature on the transaction. <text:s/><text:span text:style-name="T46">A giver's liability is limited to the shares found on the page-key they are giving. <text:s/>Fortunately, about the only thing that a giver can do to cheat is double spend, and this is relatively easy to check for by reading the blockchain, from the point of the giver's page-key recording, through to proposed block in the chain where the give transaction would be recorded. <text:s/>The underwriter of a transaction assumes primary liability for their givers' page-key shares. <text:s/>The underwriter should fully verify that no double spend would exist should the underwritten transaction get recorded as proposed. <text:s/>If there is any other give of </text:span><text:soft-page-break/><text:span text:style-name="T46">the page-key found anywhere in that range, the underwriter must not sign off on the proposed recording block, and also must not sign off on a proposed page if the double spend attempt is detectable at the time of signing.</text:span><text:span text:style-name="T46"><text:note text:id="ftn21" text:note-class="footnote"><text:note-citation>21</text:note-citation><text:note-body><text:p text:style-name="P32">Page signing is a little more ticklish than block signing. <text:s/>A block has a defined chain path back to genesis, but when a page is being signed, the “one true” chain may not have stabilized yet. <text:s/>So, at a minimum, an underwriter signed page must have been checked for double-spend up to the <text:span text:style-name="T50">proposal time-page. <text:s/>Genesis smart contract parameters / algorithms should provide guidance about maximum time permitted between proposal time-page and recording time-page. <text:s/>Of course, if an error checker (aka chainmaker) catches a signed page underwriting double spent shares, then that underwriter's page-key shares are open to claim with an error correction recording.</text:span></text:p></text:note-body></text:note></text:span><text:span text:style-name="T46"> <text:s/>Note that a proposed recording block can still proceed with the remaining pages when an underwriter refuses to countersign due to a recently found problem. <text:s/>Any page in a proposed block which is not counter-signed by every underwriter on that page, will be censored from the block before inclusion in the chain.</text:span></text:p>
      <text:p text:style-name="P93">For the moment, I think that puts a lid on givers. <text:s/>Underwriters are heavily incentivized, by way of loss of more shares than are being given, to “do a good job” checking for double spends. <text:s/><text:span text:style-name="T47">Without underwriters, givers cannot get their transaction recorded in the blockchain.</text:span></text:p>
      <text:p text:style-name="Heading">Underwriters</text:p>
      <text:p text:style-name="P93">The moment an underwriter countersigns a proposed block which would result in a doublespend of the underwritten page-key, that underwriter is exposed to the possibility of an error correction being recorded against their <text:span text:style-name="T47">underwriting page-key's shares. <text:s/>Even if the proposed block isn't recorded, the underwriter's signature on a bad transaction still exposes them, and error checkers are more heavily </text:span><text:bookmark-start text:name="__DdeLink__623_1426202184"/><text:span text:style-name="T47">incentivized</text:span><text:bookmark-end text:name="__DdeLink__623_1426202184"/><text:span text:style-name="T47"> to catch errors before they are recorded since there are no recorded receivers of shares to make reparations to, more underwriter's shares are available to reward the error checker. <text:s/>Chainmakers are in an excellent position to catch and profit from this kind of error since they can immediately propose an error correction page with high residual value to get it accepted into the blockchain right away.</text:span></text:p>
      <text:p text:style-name="P113">Who checks the underwriters? <text:s/>Well, as mentioned above, chainmakers, also other underwriters. <text:s/>What is an underwriter's primary malicious scam? <text:s/>That would probably be attempting to use an already given page-key for underwriting collateral. <text:s/>Chainmakers will need to check the underwriters' collateral before accepting their pages into a proposed block – up to and including all other pages in the proposed block. <text:s/>If an underwriter is attempting this kind of double spend, there aren't any shares to recover. <text:s/>It's not the givers' and receivers' fault, they don't have any resources with which to check on their underwriter. <text:s/>It's just part of the cost of doing business as a chainmaker, constantly validating your <text:soft-page-break/>underwriters' page-keys as not already given. <text:s/>Because of the situation where the same agency is controlling the chainmaker and the underwriter, it is imperative that other underwriters in the same block also validate <text:span text:style-name="T48">at least each other's collateral page-keys, not just to catch all errors (which will never happen 100%), but also to ensure that their recorded transactions stay in the active blockchain and don't get bypassed for another chain without this underwriting error. <text:s/>If an underwriter countersigns a block that contains an already given page-key, that is an error, and an error correction page (generated, for instance, by a chainmaker) can make claim against that underwriter's page-keys' shares in the countersigned block, even if the block is never recorded.</text:span><text:span text:style-name="T48"><text:note text:id="ftn22" text:note-class="footnote"><text:note-citation>22</text:note-citation><text:note-body><text:p text:style-name="P30">This is starting to feel a little on the harsh and disproportionate side, but the liability exposure is there. <text:s/>It would be up to genesis block based smart contracts to put some fair into the error correction distribution ratios. <text:s/>Return of partial shares might be problematic since there is no “open account” defined which can receive multiple inputs of shares from multiple recording pages. <text:s/>That might be a feature to create specifically to serve underwriters in these circumstances, but KISS would leave it off, for now.</text:p><text:p text:style-name="P30"/></text:note-body></text:note></text:span></text:p>
      <text:p text:style-name="Heading">Borrowed Underwriting Shares</text:p>
      <text:p text:style-name="P119">Underwriters are called upon to put more shares into escrow than the amount of shares given in the transaction they are underwriting. <text:s/>Chainmakers again are called upon to underwrite by escrowing more shares than the sum of all shares given in the block they assemble. <text:s/>Large transactions may then have trouble finding a single underwriter to handle the transaction. <text:s/>While underwriters might “do a side deal” to borrow shares from one another, the borrowed underwriting provision allows the owner of shares to sign the transaction he is lending underwriting to. <text:s/>Presumably that transaction will include some shares given to a public key that the lender controls. <text:s/>When this approval of loan signature is present and correct, then the shares so loaned are placed at equal risk with the <text:span text:style-name="T82">underwriter's shares.</text:span></text:p>
      <text:p text:style-name="Quotations"><text:span text:style-name="T84">Princess Leia Organa:</text:span><text:span text:style-name="T83"> The more you tighten your grip, Tarkin, the more star systems will slip through your fingers.</text:span></text:p>
      <text:p text:style-name="P207">Star Wars IV: A New Hope</text:p>
      <text:p text:style-name="Heading">Chainmakers</text:p>
      <text:p text:style-name="P94">A chainmaker's primary function<text:note text:id="ftn23" text:note-class="footnote"><text:note-citation>23</text:note-citation><text:note-body><text:p text:style-name="P33">As noted, repeatedly throughout the paper, a single agency (meaning organization, person, or even a single app on a cellphone) can act as both underwriter and chainmaker. <text:s/>The motivation for a multi-level chainmaker and underwriter structure is to <text:span text:style-name="T82">provide an interface</text:span> for cooperation and competition. <text:s/>Underwriters are the direct interface to users, where chainmakers operate entirely behind the scenes, only communicating with each other and underwriters. <text:s/>Competition is encouraged because chainmakers who accept the most (valid) pages from all available underwriters will make the best blocks for the chain, fastest transaction resolution times, etc. <text:s/><text:span text:style-name="T55">Thinking of it another way, if an underwriter presents a new block in the chain to all the other underwriters, what's in it for them? <text:s/>Why would they pick up this underwriter's block and chain to it instead of their own? <text:s/>The chainmakers network is a common meeting place for all underwriters to propose pages for future blocks, and all chainmakers to propose new chain end blocks which hold the most (possible and valid) blocks, and also an incentive for interested underwriters to do some cross checking of each others work before a block is approved to go on the chain. <text:s/>It's a lot of work, but is it as much work as mining a bitcoin?</text:span></text:p><text:p text:style-name="P33"/></text:note-body></text:note> is to collect pages proposed by underwriters, <text:soft-page-break/>validate those pages, then build the next block in the chain by attaching a chainmaker's page which countersigns all the other pages in the block (opening the chainmaker to liability for any errors not caught in those pages) <text:span text:style-name="T50">and links back to the previous block in the chain</text:span>, providing a valid giver page-key to fund the chainmaker's required underwriting ratio for the page, and optionally provide another giver or receiver page-key to adjust the proposed block's residual value aka incentive to the next chainmaker to pick up this block as the “best one” as opposed to any others.<text:note text:id="ftn24" text:note-class="footnote"><text:note-citation>24</text:note-citation><text:note-body><text:p text:style-name="P31">This direct adjustment of residual value is more or less an open bribe, or bid if you will, by the chainmaker to get their proposed block picked up by the next successful chainmaker. <text:s/>It removes the need (but not the possibility) for chainmakers to also act as givers, receivers, and underwriters of bogus transactions designed to adjust the block's residual value. <text:s/><text:span text:style-name="T49">Bogus transactions will lose some share to transaction taxes, but t</text:span>he genesis block smart contracts will likely include a tax adjustment algorithm which acts to keep block residual value in a target range, maybe centered on 0. <text:s/>Chainmakers who advance their chain-end blocks with extra high residual values not only risk losing that residual value to the next successful chainmaker, but also lose more of their commission income to tax. <text:span text:style-name="T49">S</text:span>o even if one chainmaker dominates successful block creation in the chain and always gets the next block in the chain, they will be giving heavy tax to the system, driving down everyone else's transaction costs and probably losing share overall in the process.</text:p><text:p text:style-name="P31"/></text:note-body></text:note></text:p>
      <text:p text:style-name="P95">The same kind of quick-searchable blockchain databases are required for both underwriters and chainmakers, so it's highly likely that the same agency will be operating both, and may attempt to cheat by cooperating with themselves. <text:s/><text:span text:style-name="T52">The difference between an honest block and a cheat block would be the cheat block's omission of valid pages (which can be included later in the chain), and inclusion of bogus pages which, by GBSC pay taxes and lift all boats. <text:s/>The main thing that cheating chainmakers can accomplish is delay of inclusion of valid pages. <text:s/>This might be attempted to stall the inclusion of an error correction page beyond an underwriter's liability period or for other reasons where slowing down someone else's recording is valuable to the cheater. <text:s/>The cheater attempts to trade shares for delay of others' recording/publication. <text:s/></text:span></text:p>
      <text:p text:style-name="P98">Like any other cooperative network of transaction processors, if a majority of the processing nodes are cheating, the network is successfully compromised, overwhelmed by the flood of misinformation. <text:s/>This might be mitigated to some extent by establishing secure identity connections with cooperating nodes and during a period of conflict more heavily weighting information coming from established and trusted partners, but that kind of system can also be gamed: operate honestly for a period of time to gain trust, then throw the system into chaos and use trusted status to gain more influence than would otherwise be had.</text:p>
      <text:p text:style-name="Heading"><text:soft-page-break/>Error Checkers</text:p>
      <text:p text:style-name="P96">Finally, we have the error checkers, freelance auditors who not only find, but also profit from mistakes signed by others. <text:s/>Error checkers can work the published blockchain, and they can also audit signed information before it even makes it into the blockchain. <text:s/>GBSC establishes limits of liability, compensation ratios, etc. but, the basic idea is: when an error checker finds an error, they file an error notice page in the blockchain and this error notice: 1) restores shares to receivers whose share givers somehow did not have valid (traced to the genesis block) title to the shares when the transaction was recorded, 2) rewards the error checker for finding this error, and 3) returns a portion of the residual shares as taxes.<text:note text:id="ftn25" text:note-class="footnote"><text:note-citation>25</text:note-citation><text:note-body><text:p text:style-name="P35">Taxing of the error checking process further ensures that agents will not intentionally record errors and then reward themselves for finding them.</text:p><text:p text:style-name="P35"/></text:note-body></text:note></text:p>
      <text:p text:style-name="P96">Recording of error notice pages in the blockchain is a slightly ticklish affair because, once an error notice is proposed for publication, everyone can copy it and try to share in the rewards. <text:s/>To prevent this lazy profiteering, error notices are published in a two step process. <text:s/>First, the error is described in a specific format, <text:span text:style-name="T56">including the checker's public key,</text:span> and one-way hashed. <text:s/>The error checker publishes an error notice stage 1 <text:span text:style-name="T57">containing that hash </text:span>in the blockchain. <text:s/>Any other error checkers who noticed the same error<text:note text:id="ftn26" text:note-class="footnote"><text:note-citation>26</text:note-citation><text:note-body><text:p text:style-name="P36">Interesting problems arise when multiple errors against a single set of underwriting shares. <text:s/>In general, the first to file claim of error discovery gets the residual shares – but in the case where multiple error checkers file against the same underwriting shares in the same block, then the residual shares are divided equally among the claimants.</text:p><text:p text:style-name="P36"/></text:note-body></text:note> will generate <text:span text:style-name="T56">a similar</text:span> <text:span text:style-name="T56">hash and publish it. <text:s/>After this, an error notice stage 2 must be published within a specified time window (maybe 1 hour? experience will dictate what is practical). <text:s/>Error notice stage 2 describes the error and its contractual resolution. <text:s/>Note the looming rabbit hole, an erroneously formed error notice is itself subject to claim, or at least invalidation. <text:s/>Again, a pre-determined waiting period elapses. <text:s/>Any valid error notices laying claim to the same underwriting shares during the prescribed waiting period from the first notice are resolved by sharing the reward according to GBSC.</text:span><text:span text:style-name="T56"><text:note text:id="ftn27" text:note-class="footnote"><text:note-citation>27</text:note-citation><text:note-body><text:p text:style-name="P37">It's probably preferable to share the reward something like ½ to the first to file, ¼ to the second, 1/8 to the third, etc. with any residual returned to the first and any ties being split equally, so: for 3 claimants where the first two tie, the pool for 1 and 2 is 7/8, each gets 7/16 of the reward while the #3 clam gets 1/8th. <text:s/>This way, error checkers are at least compensated for their recording fees if they're among the first several to file. <text:s/>That, too, might be another compensation rule: any error checker who files during the initial secrecy window at least gets a standard recording fee reimbursed.</text:p></text:note-body></text:note></text:span></text:p>
      <text:p text:style-name="P97">It is vitally important for underwriter and chainmaker software developers and users to validate their software releases against the test suite, otherwise they expose their users to loss of underwriting shares for simple software bugs that could usually have been caught before release. <text:s/>The primary thing that auditors <text:soft-page-break/>check for is double spends, but errors run the gamut from bad computation of hashes and signatures from the page contents, bad formatting, time sequencing, and incorrect tax incentive computations – anything codified in the GBSC rules must be uniformly applied.</text:p>
      <text:p text:style-name="P97">There is a danger that the commonly used chainmaker, underwriter, or error checker software in use in the field might diverge with a significant share of operators using code that is considered to be “erroneous” by the rest of the operators. <text:s/>When this happens, it amounts to a fork in the chain, and all the error claims back and forth would essentially make that happen.</text:p>
      <text:h text:style-name="Heading_20_3" text:outline-level="3">Error Checkers' Proof of Work</text:h>
      <text:p text:style-name="P112">In addition to claiming big underwriting mistake bounties, error checkers can file a proof of work which consists of a private key (to be paid under), a block number that they are checking, and a hash of every block in the chain back to the first one referenced in any page on the block being checked. <text:s/>The error checker's private signature on this proof of work attests to the fact that they have checked that all givers in transactions are indeed giving exactly the amount of shares which they received in their source page-key, that their signature on the give transaction validates against the public signature on their source page-key, and that no double-spends are present on or between the source block and the block being checked, where the shares are being given. <text:s/><text:span text:style-name="T78">When the error checker finds an error, they publish an error notice to claim the (larger) underwriters' shares award for the error. <text:s/>If no errors are found, the hash of all blocks checked and the error checker's private key is formed into a certification page, along with underwriting meeting value ratio and time limit criteria. <text:s/>Other error checkers are free to “check the checker” and claim their underwriting immediately via error notice if they can prove any errors in the checker's proof of work (including underlying errors that the checker should have flagged), or – if the checker's work checks out, this checker-checker may file a secondary claim on the checker's work, worth half the value of the initial checking, and itself subject to underwriting requirements, etc. <text:s/>Chainmakers accept error checker's work gladly because it adds residual value to their block, and the chainmaker (without having to check the checker's work) files the error check page as a give transaction from the tax pool according to the amount of checking residual value remaining in the checked block. <text:s/>Checking residual value might start at 1/64 of the block's “give” shares. <text:s/>First filed checker page claims ½ of that, or 1/128 of the block's give shares (a tasty prize when big transactions happen), if multiple checkers file at the same time, they share the total claim, for instance: FIrst 2 checker claims </text:span><text:soft-page-break/><text:span text:style-name="T78">total ¾ so each gets 3/8, first 3 checker claims total 7/8 so each gets 7/24, a 2</text:span><text:span text:style-name="T41">nd</text:span><text:span text:style-name="T78"> and 3</text:span><text:span text:style-name="T41">rd</text:span><text:span text:style-name="T78"> checkers' claims total 3/8 so each get 3/16, etc. <text:s/>Each checker gives back a fixed proportion to the chainmaker, maybe 1/8 of their shares, so the chainmaker can include that in their residual value bid encouraging chainmakers to accept as many error checker pages as possible. <text:s/>Error checkers claims must be be backed up by underwriting shares with appropriate minimum (maybe 4x) ratio to the value of the checker claim, if a checker's underwriting is insufficient to meet the required ratio, the chainmaker reduces their claim accordingly</text:span><text:span text:style-name="T78"><text:note text:id="ftn28" text:note-class="footnote"><text:note-citation>28</text:note-citation><text:note-body><text:p text:style-name="P54">This allows checkers without a lot of shares to still participate in checking “whale” transactions.</text:p><text:p text:style-name="P54"/></text:note-body></text:note></text:span><text:span text:style-name="T78">. <text:s/>The chainmaker must read blockchain history back to the block being error checked to calculate the appropriate checker claim rewards, and may choose to drop checker claims which have such trivial residual <text:s/>value that adding their bytes to the record would increase the per-byte block tax more than the chainmaker's portion of the error checking award.</text:span><text:span text:style-name="T78"><text:note text:id="ftn29" text:note-class="footnote"><text:note-citation>29</text:note-citation><text:note-body><text:p text:style-name="P55">Note that error checker's proof of work entries are relatively small, the proof of work itself is a single hash, but they still need to record a public key to receive award, plus underwriting keys. </text:p></text:note-body></text:note></text:span></text:p>
      <text:h text:style-name="P225" text:outline-level="2">Time's Arrow</text:h>
      <text:p text:style-name="P114">Underwriters (and chainmakers) can only promise things about the currently proposed block and blocks that come before them in the chain. <text:s/>If the chain they are working on becomes forked, and they follow one side of that fork, they rapidly lose shares on the other side, which is intended as incentive to keep one chain preferable to all others – the forks should lose attraction to anyone who continues to do transactions on the “main chain.” <text:s/>Deep forks in history will quickly deplete the shares of those who are “writing the fiction” and retire a significant number of those shares, raising the coin holdings of others who do not participate in the fork. <text:s/>Meanwhile, in the altered history chain, by the same rules, “honest” underwriters will be losing value, in large part to error checkers, and also to inflation of stationary coins. <text:s/>If error notices placed on transactions recorded in the chain also “burn coins” then, the altered history chain will be losing coins to all the error records, further disincentive to play the game. <text:s/>It feels like coins should be burned at a rate that keeps stationary share holdings “coin neutral,” burning the same ratio of coins and shares outstanding.</text:p>
      <text:h text:style-name="P234" text:outline-level="3">I have a secret (that you don't)</text:h>
      <text:p text:style-name="P114">A two step publishing process allows a party to prove some knowledge, laying claim to it, before revealing the knowledge later on. <text:s/>This is described in error notice claims, but probably should be a generic and reusable method. <text:s/>1) publish <text:soft-page-break/>hash of news, laying reliable claim to time of discovery. <text:s/>2) publish news, claiming value of the news at the time of publication of the hash and thwarting others who might try to copy your news <text:span text:style-name="T79">and lazily share in the profits.</text:span></text:p>
      <text:h text:style-name="Heading_20_3" text:outline-level="3">Whale Hacks</text:h>
      <text:p text:style-name="P121">Consider the scenario where a “whale” slowly acquires &gt;50% of the float and then launches a “devil may care how much of this currency I lose, I'm going to screw up the system” attack. <text:s/>The preferred outcome in this situation is that the whale loses most of their shares as tax, all other boats rise together, coin holdings inflate &gt;2x – what's not to like? <text:s/>The weird behavior in coin inflation might shake confidence in the system, but it should be explainable as a “gift from the whale.” <text:s/><text:span text:style-name="T88">In some situations, it might be appropriate to lock up coin to prevent over-inflation of normal coin holdings.</text:span> <text:s/>Attack analyzers and simulators may focus on self-interest, but they should also always ask: what could a whale do?</text:p>
      <text:p text:style-name="P200">Oscar Levant: There's a fine line between genius and insanity. <text:s text:c="4"/></text:p>
      <text:p text:style-name="P197"><text:s text:c="2"/>I have erased this line. <text:s text:c="40"/></text:p>
      <text:h text:style-name="P226" text:outline-level="2">Time based block building</text:h>
      <text:p text:style-name="P99"><text:span text:style-name="T59">GBSC determines parameters like: time interval of new block addition to the chain, maximum block size, target number of pages in a block</text:span><text:span text:style-name="T59"><text:note text:id="ftn30" text:note-class="footnote"><text:note-citation>30</text:note-citation><text:note-body><text:p text:style-name="P38">Target number of pages in a block might be a “soft target” with tax incentives for meeting the target and penalties for missing. <text:s/>These kind of parameters can be tweaked in simulation to study what makes a more stable and efficient system. <text:s/>More pages means more underwriters who have to countersign the proposed block with likely chaos as the number goes too high and/or bad actors participate. <text:s/>In a “live in the wild” Assign Onward instance the GBSC might allow community members to vote (via data added to pages recorded in the blockchain) to adjust parameters like this.</text:p><text:p text:style-name="P38"/></text:note-body></text:note></text:span><text:span text:style-name="T59">, etc. <text:s/>New blocks are appended to the chain via a phased process. <text:s/>Chainmakers and underwriters keep their clocks synchronized via NTP so they can participate effectively in the process and achieve the best results for themselves and all participants in the blockchain. <text:s/>That's a lot of assertion, here are the phases of the process:</text:span></text:p>
      <text:p text:style-name="P99">- <text:span text:style-name="T60">previous end of chain block #X-1 “decided”</text:span></text:p>
      <text:p text:style-name="P99">- <text:span text:style-name="T60">pages that tried and failed to be included in block #X-1 are submitted for inclusion in block #X, or abandoned - perhaps their closing deadline has passed?</text:span></text:p>
      <text:p text:style-name="P100">- <text:span text:style-name="T60">deadline for underwriters to submit proposed pages to include in block #X, including specification of block #X-1 as parent in the chain.</text:span><text:span text:style-name="T60"><text:note text:id="ftn31" text:note-class="footnote"><text:note-citation>31</text:note-citation><text:note-body><text:p text:style-name="Footnote">Note that any new proposals for a “better” block #X-1 are going to have a hard time from this point forward since underwriters have mostly already signed the existing best block #X-1, <text:span text:style-name="T67">and they can't sign twice in a phase.</text:span></text:p><text:p text:style-name="Footnote"/></text:note-body></text:note></text:span></text:p>
      <text:p text:style-name="P100"><text:span text:style-name="T60">- deadline for chainmakers to submit proposed block #X blocks</text:span><text:span text:style-name="T60"><text:note text:id="ftn32" text:note-class="footnote"><text:note-citation>32</text:note-citation><text:note-body><text:p text:style-name="P43">Similarly to the above deadline, underwriters hoping to snipe an optimized bid in after the deadline won't be finding many (honest) chainmakers willing to wait much past their deadline to include them in the one block (per public key) they get to submit for consideration during this cycle. <text:s/>Underwriters have to decide on an apparent winning block and all underwriters for a given page must sign the same block, and the winning block, or that page will have to be reproposed for a later block. <text:s/>Once any underwriter signs any block, other blocks quickly become unlikely to <text:span text:style-name="T68">win due to loss of that underwriter's page's residual value.</text:span></text:p><text:p text:style-name="P43"/></text:note-body></text:note></text:span><text:span text:style-name="T60">, including their selection of what is the “best” block #X-1 and as much residual value as they can muster to maximize their chances of generating the winning block.</text:span><text:span text:style-name="T60"><text:note text:id="ftn33" text:note-class="footnote"><text:note-citation>33</text:note-citation><text:note-body><text:p text:style-name="P44">Interesting collusion analysis here with one agency controlling some underwriters and a chainmaker. <text:s/>The chainmaker could propose a reasonable winning block with all transactions in it, encouraging other chainmakers to propose similar competitive blocks, and the agency also proposes another less <text:span text:style-name="T69">competitive (equals more profitable)</text:span> block under a different public key. <text:s/>The agency underwriters then sign the more profitable block, clearly removing their pages' residual value from the competitive blocks and swinging the apparent winner to a more profitable block which they control. <text:s/>What will the non-agency controlled underwriters do? <text:s/>It seems like the standard software, and maybe GGSC tax rules too, should include some random elements in the decision making process just to screw with value shaving analysts and prevent total lockout of some agents by clever manipulators.</text:p><text:p text:style-name="P44"/></text:note-body></text:note></text:span></text:p>
      <text:p text:style-name="P99">- <text:span text:style-name="T60">deadline for underwriters to countersign the apparent winning block #X</text:span></text:p>
      <text:p text:style-name="P99">- <text:span text:style-name="T60">end of chain block #X decided</text:span></text:p>
      <text:p text:style-name="P101">Deadlines are expressed in specific UTC time, and participants are not <text:span text:style-name="T61">supposed</text:span> <text:soft-page-break/>to intentionally game the time system, <text:span text:style-name="T69">but some inevitably will</text:span>. <text:s/>Inde<text:span text:style-name="T61">ed, if an error checker discovers hard evidence of timestamp manipulation or rule breaking, the offending underwriter's shares</text:span><text:span text:style-name="T61"><text:note text:id="ftn34" text:note-class="footnote"><text:note-citation>34</text:note-citation><text:note-body><text:p text:style-name="P45">Note that chainmakers also post underwriting shares, with a fairly significant value.</text:p><text:p text:style-name="P45"/></text:note-body></text:note></text:span><text:span text:style-name="T61"> can be claimed by error notice. <text:s/>However, network delays do exist, packets will arrive and be processed late even with the best of intentions – this is not rule breaking, and there is no “proving” that a packet was put on the network late intentionally. <text:s/>If data arrives after the deadline, it may still be considered and included in consideration for proposed pages and blocks, and winning blocks. <text:s/>However, interacting rules and a significant population of honest actors make it unlikely that a late arriving block will snipe the on-time winning block. <text:s/></text:span></text:p>
      <text:p text:style-name="P102">1) The winning block is the block with the most valid residual value.</text:p>
      <text:p text:style-name="P102">2) Residual value of a block is the sum of the residual value of all its pages which have been completely countersigned by their underwriters.</text:p>
      <text:p text:style-name="P102">3) Underwriters are only permitted to sign one block per phase. <text:s/>If an error checker<text:note text:id="ftn35" text:note-class="footnote"><text:note-citation>35</text:note-citation><text:note-body><text:p text:style-name="P39">Remember: chainmakers can act as error checkers, and underwriters are communicating their countersigned blocks to the chainmaker network. <text:s/>While it is possible for an underwriter and chainmaker to collude and communicate privately, this cuts them off from any transactions which they do not fully control. <text:s/>Some value sniping is still possible without <text:span text:style-name="T62">majority </text:span>control of the block, but this kind of uncooperative block manipulation should be readily evident to cooperating chainmakers and underwriters who, in turn, might eventually choose to not listen to data from chainmakers which act that way.</text:p><text:p text:style-name="P39"/></text:note-body></text:note> can present two signatures from the same underwriter for different blocks in the same phase <text:span text:style-name="T62">that can be published as an error notice and the underwriter will lose their shares.</text:span></text:p>
      <text:p text:style-name="P103">4) Deep<text:note text:id="ftn36" text:note-class="footnote"><text:note-citation>36</text:note-citation><text:note-body><text:p text:style-name="P41">It is probably a good idea to allow a few blocks to be added to the chain before declaring a deep fork attempt <text:span text:style-name="T63">violation. <text:s/>N</text:span>etwork and processing delays, and separated islands of processing might cause a temporary fork of confusion. <text:s/><text:span text:style-name="T63">Thought game: After an underwriter has signed a page in a proposed block, but that block failed to be included the main chain, the page can be resubmitted for inclusion in a later phase of the main chain, just not twice in the same phase, and also never assigning the same page-key to different receivers in the same chain.</text:span></text:p><text:p text:style-name="P40"/></text:note-body></text:note> forks, which go far back in time and attempt to present a more attractive chain-end to attach future transactions to:</text:p>
      <text:p text:style-name="P103"><text:tab/>a) will be obvious to any actor who is paying attention to the real-time block development process</text:p>
      <text:p text:style-name="P104"><text:span text:style-name="T62"><text:tab/>b) underwriting shares on pages on the other side of the deep fork can be claimed via error notice on the “true” side of the chain, this doesn't prevent the fork from going forward</text:span><text:span text:style-name="T62"><text:note text:id="ftn37" text:note-class="footnote"><text:note-citation>37</text:note-citation><text:note-body><text:p text:style-name="P42">A fork of the blockchain can change the rules of processing in any way it sees fit. <text:s/>The primary Assign Onward genesis block rules forbid <text:span text:style-name="T69">underwriting </text:span>shares to be recorded <text:span text:style-name="T69">on deep alternate chain forks</text:span>, which means that if they are <text:span text:style-name="T69">signed onto a deep fork they can be claimed via error notice on the other side of the fork.</text:span></text:p><text:p text:style-name="P42"/></text:note-body></text:note></text:span><text:span text:style-name="T62">, but it does devastate underwriters which follow the fork on the side they do not follow.</text:span></text:p>
      <text:h text:style-name="P227" text:outline-level="2"><text:soft-page-break/>Intentional forking of the blockchain</text:h>
      <text:p text:style-name="P3"><text:span text:style-name="T58">Many of the incentive and error checking processes described are specifically aimed at preventing accidental or malicious forking of the blockchain. <text:s/>When two factions of shareholders want to change rules in different directions, f</text:span>orks may be inevitable, but they are not necessarily destructive. <text:s/><text:span text:style-name="T65">D</text:span><text:span text:style-name="T64">iscussion needs to appear later on. <text:s/></text:span><text:span text:style-name="T66">Possible “support” for planned forks, coin reduction after a fork, or not laid out in the GBSC? <text:s/>A fork can change the rules in ways not envisioned by the genesis block.</text:span></text:p>
      <text:h text:style-name="P228" text:outline-level="2">Use Cases</text:h>
      <text:h text:style-name="P235" text:outline-level="3">Public Notice</text:h>
      <text:p text:style-name="P9">Bob wants to permanently declare his love for Alice. <text:s/>In addition to a tattoo he wants to write it in the blockchain. <text:s/>This is relatively simple, Bob prepares his message as both a love sonnet (left to the imagination of the reader), and as a digital photograph of him with his new tattoo (definitely left to the imagination of the reader.) <text:s/>He sends these to an underwriter for a recording estimate. <text:s/>The underwriter informs Bob that the recording fee will be rather high due to the unusually large size of the message, but it is not impossible. <text:s/>Cost is no object to Bob, he obtains sufficient coin in his wallet and then sends the recording request to the underwriter as a fully authorized transaction, with Bob's page-keys as givers in the transaction, one note which contains the sonnet and photograph, no receivers, and a recording bid matching the sum of the page-keys share amounts and large enough to cover the underwriter's estimate. <text:s/>The underwriter validates that the page-keys Bob has authorized have not already been transferred in any later blocks in the chain, <text:span text:style-name="T43">adds page-keys of his own to cover the required underwriting ratio, signs with the private keys of his underwriting page-keys certifying that the page is valid as of the referenced chain-end, and submits the page to as many chainmakers as possible for recording.</text:span></text:p>
      <text:p text:style-name="P9"/>
      <text:p text:style-name="P10">Chainmakers check the underwriters' work, hold the page out of recording for a couple of cycles because it is so big it would push out other, more profitable pages, but, eventually there is available space in a block and Bob's page is included, checked and countersigned by all other underwriters in the block, and published on the end of the chain.</text:p>
      <text:p text:style-name="P10"/>
      <text:p text:style-name="P10">The underwriter waits for a couple of cycles to make sure that Bob's page is on a stable end of the chain, then messages Bob that the deal is done, his page is published, and gives him the reference number and hash.</text:p>
      <text:p text:style-name="P10"/>
      <text:p text:style-name="P10">Bob sends the page reference to Alice, but Alice can't see the picture or read the love sonnet because they were bundled in a single note, and Alice lives in a country which does not permit the kind of images which Bob attached to this page. <text:s/>If Bob had only packaged them as two separate notes, the picture could have been censored without censoring the love sonnet. <text:s/>Eventually, Alice's friend <text:soft-page-break/>Carol got a copy of Bob's image and smuggled it in to Alice's country where she could see it. <text:s/>Oh Bob!</text:p>
      <text:p text:style-name="P10"/>
      <text:p text:style-name="P10">Other traditional public notice use cases can also be served in a similar manner, such as real-estate sale title transfer recording, business dba notices, notices of public hearings, etc. <text:s/>The smaller the data contained in the notice, the cheaper it is to record, permanently, and distribute to anyone interested in the blockchain.</text:p>
      <text:h text:style-name="P236" text:outline-level="3">Public<text:span text:style-name="T42">ation of Suppressed information</text:span></text:h>
      <text:p text:style-name="P7">Bob's photo isn't the only type of information that gets censored by local laws, and Bahrain isn't the only country with strict laws regarding what kind of things can be shared in public. <text:s/><text:span text:style-name="T51">If an Assign Onward underwriter wants to operate legally in such jurisdictions, they may be forced to suppress some data in the blockchain from local dissemination. <text:s/>They should be able to do this to local law enforcement's satisfaction by: A) receiving blockchain updates on an encrypted link, and B) developing a blacklist of notes or other portions of pages which are not permitted locally, and censoring those page-portions before sharing pages or blocks with local users. <text:s/>The blacklist might even be developed outside the country and the forbidden information censored from ever entering the jurisdiction if there is a risk of seizure and search of the local server computers.</text:span></text:p>
      <text:p text:style-name="P7"/>
      <text:p text:style-name="P8">This censorship works without breaking the blockchain because the contents of a page are first hashed before collecting a total hash of all hashes in the page (kind of a twisted Merkle tree), so that at least the non-censored portions of the page can be verified as being a part of the page that is a part of the block that is a part of the chain. <text:s/>Locals will still not know what is in the censored page portions, but at least they can participate with confidence in the other portions of the blockchain.</text:p>
      <text:p text:style-name="P209">Remember, this is crypto-currency</text:p>
      <text:list xml:id="list184798357381000745" text:style-name="L1">
        <text:list-item>
          <text:p text:style-name="P211">Even if certain information is censored from publication by law, as long as strong cryptography and some form of privacy is allowed by law, then individuals may communicate – directly or even via permanent message on the blockchain – sending whatever information they want using the cryptographic and even steganographic tools of their choice. <text:s/>If you are currently under such a restrictive jurisdiction, please take the time to find out what is and is not allowed and act accordingly – when the secrets come out (post quantum? more likely a mishandled key) you don't want to be surprised.</text:p>
        </text:list-item>
      </text:list>
      <text:p text:style-name="P118"/>
      <text:p text:style-name="P1"/>
      <text:p text:style-name="P1"/>
      <text:p text:style-name="P1"/>
      <text:p text:style-name="P1"><text:soft-page-break/></text:p>
      <text:p text:style-name="P89"/>
      <text:h text:style-name="P229" text:outline-level="2"/>
      <text:p text:style-name="P2"/>
      <text:p text:style-name="P2"/>
      <text:p text:style-name="P4"/>
      <text:p text:style-name="P11"><text:span text:style-name="T2">Share </text:span><text:span text:style-name="T3">own</text:span><text:span text:style-name="T2">ers' </text:span><text:span text:style-name="T3">title rights are</text:span><text:span text:style-name="T2"> protected by public-private key pair secrets. <text:s/>Only someone who knows the private key </text:span><text:span text:style-name="T3">associated with title to shares </text:span><text:span text:style-name="T2">can authorize transfer </text:span><text:span text:style-name="T3">of title </text:span><text:span text:style-name="T2">of the share</text:span><text:span text:style-name="T3">s</text:span><text:span text:style-name="T2"> recorded under the public key to other</text:span><text:span text:style-name="T3">s' </text:span><text:span text:style-name="T2">public-private key pairs. <text:s/></text:span></text:p>
      <text:p text:style-name="P6"/>
      <text:h text:style-name="Heading_20_2" text:outline-level="2"><text:span text:style-name="T2">T</text:span><text:span text:style-name="T1">he network</text:span></text:h>
      <text:p text:style-name="P115">Initial prototype: on RabbitMQ to demonstrate the underwriting system, resistance to exploits of the chain, etc.</text:p>
      <text:p text:style-name="P115">Next level: base on a <text:span text:style-name="T80">F</text:span>2<text:span text:style-name="T80">F</text:span> like the bitcoin network, or FreeNet-Darknet, or something similar. <text:s/>The main thing the network needs is flood-distribution, not so much point-to-point return. <text:s/><text:span text:style-name="T119">This might still be implemented on top of RabbitMQ servers – using them for point-to-point message passing, but using another layer to achieve mesh network properties.</text:span></text:p>
      <text:h text:style-name="Heading_20_3" text:outline-level="3">Network Promises</text:h>
      <text:p text:style-name="P117">There are a number of things that underwriters can “promise” to givers and receivers that might bolster confidence in a custom F2F network, but the central issue that one agency might control a large number of <text:span text:style-name="T81">widely distributed </text:span>underwriters and provide an illusion of independence, then switch to “evil mode” on a signal communicated on a private side channel does seem unavoidable. <text:s/>As long as “evil mode” plays by the GBSC, it shouldn't be able to hurt givers and receivers – mostly it can take temporary control of the blockchain by donating shares, and that actually benefits everyone else's coin balance.</text:p>
      <text:p text:style-name="P116"/>
      <text:p text:style-name="P5"/>
      <text:p text:style-name="P12"/>
      <text:h text:style-name="P231" text:outline-level="2">Whimsical Acronyms</text:h>
      <text:p text:style-name="P122">Proof Of Work (Pod Of Whales, Prisoners Of War) – a blockchain security mechanism in which electricity consumption and hardware requirements scale upwards to match the perceived value of the market capitalization and transaction traffic – ultimately making a valuable blockchain profitable for and controlled by entities with large fortunes in the real world, largely freezing out small players transforming them into entities to be profited from, not shared with. <text:s/>Still potentially more efficient than brick and mortar banks.</text:p>
      <text:p text:style-name="P122">Proof Of Stake (Power Of Seniority, Piece Of Stuff) – a blockchain security system predicated on the concept that those with the largest share in the chain have the most to lose and therefore should be trusted to operate it correctly and fairly. <text:s/>Widely ridiculed as mirroring the worst problems of the traditional financial industry, but bringing costs down as compared to Proof Of Work. <text:s/>One inherent problem with Proof Of Stake when combined with any form of anonymity is that a large shareholder can masquerade as an army of small shareholders, <text:span text:style-name="T89">so any form of democratic controls on the system are still controlled by shares, not users.</text:span></text:p>
      <text:p text:style-name="P123">Promise Of Correctness (Power Of Checking, Price Of Crime) – a blockchain protocol in which a primary assignment of shares, sourced from potentially untrusted and anonymous participants, is underwritten by a better known entity's promise that they have validated the source of shares and that they place a larger number of shares at risk (for a limited period of time) should anyone prove them wrong. <text:s/>Requires a certain level of sustained interest in maintaining the integrity of the blockchain and compensates those checking the integrity with shares taken from transactions. <text:s/>(fixed number of coin, or inflating number of coin with increasing shares?) <text:s/>Variable ratios for underwriting, time between chain extensions, underwriting duration, etc. can tune to accommodate different use cases, within limits. <text:s/><text:span text:style-name="T90">Woven blockchains ( re-merging forks, as quickly as possible ) can make the system more resistant to attack, as long as the split chains – when rejoined, do not include any double-spends, then that is a confliict free automatic merge.</text:span></text:p>
      <text:p text:style-name="P123">Purity Of Essence (Price Of Exit, hat tip to Stanley <text:span text:style-name="T90">Kubrick</text:span>) – incentives to stay on the chain. </text:p>
      <text:h text:style-name="Heading_20_2" text:outline-level="2"><text:soft-page-break/>S<text:span text:style-name="T135">even</text:span> Sentiments Surrounding Success</text:h>
      <text:p text:style-name="P184">Assign Onward Should Stay:</text:p>
      <text:list xml:id="list420189359509809460" text:style-name="L2">
        <text:list-item>
          <text:p text:style-name="P212">Simple</text:p>
        </text:list-item>
        <text:list-item>
          <text:p text:style-name="P212">Secure</text:p>
        </text:list-item>
        <text:list-item>
          <text:p text:style-name="P213">Small</text:p>
        </text:list-item>
        <text:list-item>
          <text:p text:style-name="P213">Synchronized</text:p>
        </text:list-item>
        <text:list-item>
          <text:p text:style-name="P213">Shared</text:p>
        </text:list-item>
        <text:list-item>
          <text:p text:style-name="P212">Social</text:p>
        </text:list-item>
        <text:list-item>
          <text:p text:style-name="P212">Serviceable</text:p>
        </text:list-item>
      </text:list>
      <text:p text:style-name="P184"/>
      <text:p text:style-name="P122"/>
      <text:h text:style-name="P231" text:outline-level="2">Democratic? Extension Adoption</text:h>
      <text:p text:style-name="P124">If a new type of hash or signature or other protocol extension is proposed, underwriters (or chainmakers when appropriate) can register votes on the subject by adding a vote to their normal page records. <text:s/>With positively identified entities they might be restricted to one vote per 24 hours, and have some minimum activity requirement like 100 pages recorded in the previous 90 days or some such. <text:s/>Whales might “go play with themselves” spamming the chain full of new identified entities and running transactions from themselves to themselves, but this will generate a lot of tax revenue. <text:s/>Adoption might require a minimum of 7/8 approval, while rejection might happen with ½ majority. <text:s/>Early adoption might be accepted after a minimum of 3 days with a minimum of 2048 votes unanimous, then slowly move down to 7/8 threshold (next 2048 votes can have 2 dissents, at 8192 votes 8 dissents are permissible, at 16384: 32, 36768: 128, 65536: 512, 131072: 2048, 262144: 8192, 524288: 32768, 1048576: 131072 and hold at that 7/8 <text:span text:style-name="T91">required </text:span>approval ratio <text:span text:style-name="T91">for 30 days) – proposals neither accepted nor rejected after 30 days may restart the process at any time. <text:s/>Whales can easily kill any new proposal, but they cannot easily force adoption except by forking. <text:s/>Remerging long-term forks is a sticky problem, possible with mostly good actors, but any double-spends would have to be accounted for… impacted parties might vote to accept or reject with a similar method, but new double spends during the voting could easily thwart the merge.</text:span></text:p>
      <text:p text:style-name="P125">Vote spam can also be discouraged by recognizing spikes in page recordings compared to the previous 30 days average traffic and charging extra tax for votes during the traffic spike, potentially exponentially growing tax to deal with vote-spam. <text:s/>An ordinary vote costs just a few bytes added to a page. <text:s/>A self-assignment vote will cost the byte tax for the whole page, and during a traffic spike voting might cost 2^(spike magnitude) where spike magnitude is 0 for traffic within 1sd of the previous 30 days (measured on several scales and averaged), and grows to 7 by 2sd, 14 by 3sd, etc. <text:s/>It becomes very expensive to pass a proposal with self-assignments if there is any dissent. <text:s/>During the traffic spike pages without votes on them would not be subject to the additional tax.</text:p>
      <text:p text:style-name="P125"/>
      <text:p text:style-name="P125"/>
      <text:h text:style-name="P231" text:outline-level="2">Chainweaving</text:h>
      <text:p text:style-name="P126">Thought experiment: if underwriters promise a single <text:span text:style-name="T92">assignment</text:span> to be valid as of <text:s/>a particular chain end, then that forms a new chain end ready for “weaving” into the main chain. <text:s/>Chainweavers should strive to pick up as many of these chain ends as possible, as quickly as possible, and tie them together.</text:p>
      <text:p text:style-name="P127">Does it matter if a new chain construction is proposed later? <text:s/>Not if all assignments are still represented in the new chain. <text:s/>When two chains are identical, except for some missing <text:span text:style-name="T93">assignments</text:span> on either side, we should be able to make a new chain end which incorporates the missing <text:span text:style-name="T93">assignments</text:span>. <text:s/>What becomes a problem is <text:span text:style-name="T93">when the two chains each have the same shares source assigned but to different destinations. <text:s/>It's not the underwriters' fault if they were isolated from each other when the double assignment happened. <text:s/>It's not the receiver of shares fault, they were counting on the underwriters. <text:s/>The “main chain” could weave back in all the non-conflicting assignments, and leave the conflicting one out.</text:span></text:p>
      <text:p text:style-name="P127"/>
      <text:p text:style-name="P127"/>
      <text:h text:style-name="P231" text:outline-level="2">Endgame</text:h>
      <text:p text:style-name="Quotations">I declare the end from the beginning, and from long ago what is not yet done, saying: My plan will take place, and I will do all My will.</text:p>
      <text:p text:style-name="P208">Issah 46:10 - Holman Christian Standard Bible</text:p>
      <text:p text:style-name="P128">To inform design of underlying data structures before they are coded, some vision/goal statements. <text:s/>From the perspective of asset organizer (wallet) software, a user should be able to simply manage <text:span text:style-name="T94">a variety of currencies and initiate transactions such as:</text:span></text:p>
      <text:p text:style-name="Quotations">Givers: <text:span text:style-name="T99">(Assigners)</text:span><text:tab/>Receivers: <text:span text:style-name="T99">(Assignees)</text:span></text:p>
      <text:p text:style-name="Quotations">Bob<text:tab/>20 <text:span text:style-name="T95">BIT<text:tab/><text:tab/>Alice<text:tab/><text:tab/>20 BIT</text:span></text:p>
      <text:p text:style-name="Quotations">Alice<text:tab/>50 COIN<text:tab/><text:tab/>Bob<text:tab/><text:tab/>50 COIN</text:p>
      <text:p text:style-name="Quotations">Bob<text:tab/>0.5 PEG</text:p>
      <text:p text:style-name="Quotations">Alice<text:tab/>0.5 PEG<text:tab/><text:tab/>Underwriting<text:tab/>1.0 PEG</text:p>
      <text:p text:style-name="P130">This would be Bob giving 20 BIT to Alice in return for 50 COIN, and they share the underwriting fee which is paid in PEG. <text:s/>BIT and COIN might be simple loosely tracked share ownership blockchains with floating value in the marketplace, while PEG might be a “pegged” share value blockchain.</text:p>
      <text:h text:style-name="Heading_20_3" text:outline-level="3">Blockchains with pegged share values</text:h>
      <text:p text:style-name="P130">A substantial<text:note text:id="ftn38" text:note-class="footnote"><text:note-citation>38</text:note-citation><text:note-body><text:p text:style-name="P57">Substantial: a long lived identity, perhaps with real-world ties. <text:s/>Someone you might trust to be around in the future to make good on promises made today, such as promises to deliver real world currency from a reserve in exchange for blockchain shares.</text:p><text:p text:style-name="P57"/></text:note-body></text:note> entity<text:note text:id="ftn39" text:note-class="footnote"><text:note-citation>39</text:note-citation><text:note-body><text:p text:style-name="P58">I can easily imagine “too much of a good thing” with a major world superpower attempting to adopt and regulate a blockchain shares based currency pegged to the national currency. <text:s/>Call it: The United Reserve Dollar, and start listing nightmare requirements for oversight, frozen accounts, positive identification of all parties to transactions, etc.</text:p><text:p text:style-name="Footnote"/></text:note-body></text:note> might keep some reserve currency (Euros, Dollars, IDR rupiah, whatever) and promise to deliver currency from the reserve<text:note text:id="ftn40" text:note-class="footnote"><text:note-citation>40</text:note-citation><text:note-body><text:p text:style-name="P57">I imagine deeply terrifying complex layers of regulatory oversight and accounting requirements <text:span text:style-name="T97">exist </text:span>for this in most jurisdictions, <text:span text:style-name="T97">although it might be possible to spread risk and reduce regulation expenses by locating the reserve deposits in various low regulatory/tax burden jurisdictions around the world: (Bermuda, Cyprus, Cayman Islands, Luxembourg, New Zealand)</text:span></text:p></text:note-body></text:note> on demand in exchange for PEG and will sell PEG in exchange for a fixed quantity of reserve currency. <text:s/>Note, this <text:span text:style-name="T96">will likely not be a 1:1 exchange, a traditional arrangement might sell 1 PEG for US$1, but might only give US$0.90 in exchange for 1 PEG and that might require minimum quantities, settling times, and perhaps a flat transaction fee on top of the exchange commission rate. <text:s/>Still, with sufficient reserves and confidence, the PEG's real world valuation should be much more stable than free floating blockchain shares. <text:s/>If I were operating such a pegged exchange, I would include mandatory signature of each new chain in the block from one or more of the reserve servers to keep the chain coherent.</text:span></text:p>
      <text:p text:style-name="P131">An extension of the peg to currency concept would be a peg to wall street, investment in, for instance, <text:span text:style-name="T98">a market index fund, or any single stock, etc.</text:span></text:p>
      <text:h text:style-name="Heading_20_2" text:outline-level="2"><text:soft-page-break/>Cross <text:span text:style-name="T98">chain</text:span> <text:span text:style-name="T98">Assignments</text:span></text:h>
      <text:p text:style-name="P132">Asset Organizers that deal with non Assign Onward blockchains are certainly desirable, but<text:note text:id="ftn41" text:note-class="footnote"><text:note-citation>41</text:note-citation><text:note-body><text:p text:style-name="P59">Due to the virtually infinite potential variety of other blockchain interface requirements.</text:p><text:p text:style-name="P59"/></text:note-body></text:note> beyond the scope of this specification. <text:s/>For assignment between blockchains in Assign Onward format, an assignment would need to be recorded on every chain involved and therefore would not be complete until all receiving parties are satisfied that the assignment has been recorded satisfactorily. <text:s/>In the above example, Bob proposes to trade 20 BIT for 50 COIN with Alice, and both share the underwriting fee equally, paid in PEG.<text:note text:id="ftn42" text:note-class="footnote"><text:note-citation>42</text:note-citation><text:note-body><text:p text:style-name="P60">Maybe the underwriter gives a substantial discount for payment in PEG instead of other types of shares.</text:p></text:note-body></text:note> <text:s/>The underwriters' job is much more complex, but the basic transaction goes: <text:span text:style-name="T99">1) o</text:span>ffered and accepted by all parties <text:span text:style-name="T99">2)</text:span> underwriter <text:span text:style-name="T99">records a hash (similar to an error checker's proof) of the whole transaction on all 3 blockchains</text:span> <text:span text:style-name="T99">3) Alice and Bob approve the hash recording as being acceptably recorded then 4) the underwriter records the actual transaction with Alice and Bob's approval of the hash recordings on all 3 blockchains.</text:span></text:p>
      <text:h text:style-name="Heading_20_3" text:outline-level="3">What Could Go Wrong?</text:h>
      <text:p text:style-name="P133">Until step 1, there is no offer and acceptance among all the parties, a partially signed contract is invalid, non-binding. <text:s/>Once any party has signed the assignment contract they are committed to follow through with recording of that contract up until the recording deadline.</text:p>
      <text:p text:style-name="P133">In step 2, the underwriter(s) might fail to record the hash of the contract in one or more chains. <text:s/>Since the contract calls for recording in all three chains by the recording deadline, failure to do so invalidates the contract. <text:s/>Wait a few cycles past the recording deadline to be sure and all parties are done – they might try again with a new recording deadline.</text:p>
      <text:p text:style-name="P133">Is step 3 really necessary? <text:s/>The underwriter could simply handle it – <text:span text:style-name="T100">he won't get paid unless the readable transaction is recorded in all 3 chains. <text:s/>There should be a recording deadline for the readable contracts some reasonable interval after the initial recording deadline and failure to make it so would leave the underwriter's shares open to error claim. <text:s/>This might leave the underwriter open to malicious attack by DoS to prevent timely recording. <text:s/>What is desirable from step 3 is that Alice and Bob have a copy of the hash that gets recorded as early proof in the chains. <text:s/>Only the last signer of the contract can compute a hash containing all signatures for themselves, but each signature can have a hash of the contract plus the one signature, and the pre-recording might be required to </text:span><text:soft-page-break/><text:span text:style-name="T100">record all of these hashes, so any individual signer can tell if their signed version of the contract has been recorded.</text:span></text:p>
      <text:p text:style-name="P135">Step 4, if the underwriter flakes out, each signer should be able to either search the chains themselves or pass their signed contract to another underwriter to search the relevant time range in the chains to verify presence or absence of a pre-record. <text:s/>If all pre-records are present before <text:span text:style-name="T101">the recording deadline, then all that remains is to record readable copies of the contract. <text:s/>Bob can recognize his own pre-record, but unless she has shared it with him, he has no way to know if Alice's pre-record contains her valid signature on the contract or not…. Unless… the pre-record actually contains the hash of the contract plus valid signatures of that hash, then all parties to the contract CAN validate the pre-records because everybody has everybody else's public keys and the hash of contract. <text:s/>So, now, when the underwriter flakes out – parties to the original transaction can check (or have a new underwriter</text:span><text:span text:style-name="T101"><text:note text:id="ftn43" text:note-class="footnote"><text:note-citation>43</text:note-citation><text:note-body><text:p text:style-name="P61">Assuming the flaky underwriter used valid shares to underwrite, the new underwriter will be able to lay claim to those shares with an error notice filed after the final recording deadline.</text:p></text:note-body></text:note></text:span><text:span text:style-name="T101"> check) if all pre-records are present and timely in their chains, if they are not then the contract is void. <text:s/>If they are, then all that remains to complete contract is to get the visible copies recorded, referring back to the timely pre-records in all chains. <text:s/>This pre-record arrangement is a test of timeliness, can the pre-records get recorded in all blockchains soon enough for the contract to be valid? <text:s/>If yes, the contract is valid and may be recorded at any time for collection. <text:s/>If the underwriter fails to record the contract by a final recording deadline, that is a failure on the underwriter's part and his underwriting shares are at risk for claim (until such time as the underwriting period expires.) <text:s/>Alice and Bob have valid copies of the contract that just need final recording if they are to spend their shares received in the contract – that final recording deadline applies to underwriters protecting their assets, not validity of the contract.</text:span></text:p>
      <text:h text:style-name="Heading_20_3" text:outline-level="3">Pure Chains</text:h>
      <text:p text:style-name="P134">The 3 chain cross assignment contract is recorded as notes on each of the 3 involved chains using the normal single chain method for each. <text:s/>Once the contract is successfully recorded on all 3 chains, then the specified share transfers are recorded separately, each on their own chain, but with the clear understanding on each chain that the contract specifies that all 3 transfers will take place – with the underwriter placing a time limited guarantee on each chain.</text:p>
      <text:p text:style-name="P133"/>
      <text:h text:style-name="P231" text:outline-level="2">In a Minimalist Mood</text:h>
      <text:p text:style-name="P134">Thinking through the participants list, there's really no point in “Givers” listing how much they are giving. <text:s/>What they need to do is specify the source of shares they are bringing to the transaction, and those sources need to both be found, and verified not yet otherwise assigned <text:span text:style-name="T103">(UTXO)</text:span> at the time of recording of the assignment. <text:s/>Sources of shares are found by public key, on a page, in a block, but do we need <text:s/>to specify two hashes and a public key? <text:s/><text:span text:style-name="T102">Really, only the public key is needed, but it would help to also provide the block that the key is contained in.</text:span></text:p>
      <text:p text:style-name="P136">I'm starting to think that givers and receivers in a share assignment are different enough that they should each get their own list, rather than distinguishing them by the sign bit on their amounts.</text:p>
      <text:h text:style-name="Heading_20_3" text:outline-level="3">Share assignment expiration</text:h>
      <text:p text:style-name="P156">Real estate has taxes. <text:s/>Financial accounts can be declared abandoned. <text:s/>Shares assigned in the blockchain might expire after a period of time – maybe 20 years for normal shares and something less for underwriter's share assignments. <text:s/>This would prevent the database of shares available to assign from growing infinitely, and also would provide a reduction of shares outstanding for the active shares. <text:s/>Of course, if the share owner hasn't lost the private key, then they can just assign their old shares to a new page record every so often to keep them fresh.</text:p>
      <text:p text:style-name="P157">When a chain is first started, a number of shares can be reserved (private keys destroyed) to expire at a controlled rate which results in coin inflation at a determined rate.</text:p>
      <text:p text:style-name="P132"/>
      <text:h text:style-name="P231" text:outline-level="2">Self Checking</text:h>
      <text:p text:style-name="P137">Without a central identity issuing authority that charges some real world cost for an identity, it can be assumed that single agencies will create as many identities as can conceivably become profitable for them. <text:s/>This creates an additional problem when trying to provide easy access for newcomers to participate in the error checking process to earn shares. <text:s/>It might be possible to create a “cost of time” for identities, giving rewards for consistent and good behavior, but that would only serve to further lockout newcomers, and newcomers grow the participant pool and thereby the value of the system. <text:s/>Catch 22: any reward proffered to newcomers can also be claimed by existing players via additional <text:span text:style-name="T104">created </text:span>identities.<text:note text:id="ftn44" text:note-class="footnote"><text:note-citation>44</text:note-citation><text:note-body><text:p text:style-name="P62">Bizarre thought: personal invitations, delivered by hand, could give additional newcomer perks.</text:p><text:p text:style-name="P62"/></text:note-body></text:note></text:p>
      <text:p text:style-name="P137">The whole process of underwriting – chainmaking – error checking can be assumed to be performed by a single entity for their own purposes. <text:s/>Forcing a delay for error checking can at least give newcomers a better chance of participating with the chainmaker who submits their own error claim of correctness.</text:p>
      <text:h text:style-name="P237" text:outline-level="3">Collective cohesiveness</text:h>
      <text:p text:style-name="P138">The thing that will keep the blockchain together is an active population of cross-checkers. <text:s/>As long as honest players are keeping up with the proposed chain-ends, flagging the problems, and can communicate with each-other and the world, any number of malicious players can propose any number of erroneous pages and blocks, but they will be abandoned by the honest chain. <text:s/>An honest <text:s/>player only need check new block proposals back to the last block which they checked for correctness, and genesis block is always assumed valid.</text:p>
      <text:p text:style-name="P138"/>
      <text:h text:style-name="P221" text:outline-level="1">Components</text:h>
      <text:h text:style-name="Heading_20_2" text:outline-level="2">Core Assignment Contracts</text:h>
      <text:p text:style-name="P139">A core assignment contract stops before the recording bid is added. <text:s/>It is processed directly by a chainmaker because there is no underwriting layer involved in the transaction. <text:s/>This might make sense for a private chain, or a chain where the chainmaking function is fully supported by a central agency. <text:s/>There can still be a recording tax,<text:note text:id="ftn45" text:note-class="footnote"><text:note-citation>45</text:note-citation><text:note-body><text:p text:style-name="P63">And this recording tax can still implement coin inflation.</text:p></text:note-body></text:note> just demanded as the recording bid by the chainmaker.</text:p>
      <text:h text:style-name="P230" text:outline-level="2">Network Layer</text:h>
      <text:p text:style-name="P139">The network layer can be a simple RabbitMQ server, or a more elaborate P2P or F2F “small world” network. <text:s/>In the P2P/F2F model, more elaborate compensation for the network implementers is probably required.</text:p>
      <text:h text:style-name="Heading_20_2" text:outline-level="2">Underwriting</text:h>
      <text:p text:style-name="P139">A method to both reassure/repair share assignment operations, and also to compensate error checkers. <text:s/>Can be combined with any type of network layer, but makes the most sense with a P2P/F2F type network.</text:p>
      <text:h text:style-name="P230" text:outline-level="2">Various Taxes and Incentives</text:h>
      <text:p text:style-name="P139">Mechanisms to reduce blockchain spam, encourage desirable behaviors and discourage undesirable behaviors.</text:p>
      <text:h text:style-name="P221" text:outline-level="1">Off-chain Data</text:h>
      <text:p text:style-name="P140">Sometimes, optionally, off-chain data will be published in Note fields on-chain.</text:p>
      <text:h text:style-name="Heading_20_2" text:outline-level="2">Address Book</text:h>
      <text:p text:style-name="P140">Asset Organizers need to identify, select and contact other Asset Organizers and Underwriter/Chainmakers. <text:s/>This will include “human layer” descriptive names, possibly images, photos and other identifiers like real-world address, phone, etc. as well as network address, login/password, keys, <text:span text:style-name="T105">e-mail addresses, </text:span>etc. <text:s/>A top-level wrapper clearly identifies the included data as a contact information “card.” <text:s/>Information in the card divides between publicly shared info and local, semi-private notes which are not transferred when the card is published on-chain or shared between Asset Organizers. <text:s/>Local notes might include “call history” or other logs of contact activity.</text:p>
      <text:h text:style-name="Heading_20_2" text:outline-level="2">Key Assets</text:h>
      <text:p text:style-name="P175">Public/private key pairs are kept in Asset Organizers in one of several states:</text:p>
      <text:p text:style-name="P175">Unused: A public/private key pair which is ready for use, but has not been used for anything yet.</text:p>
      <text:p text:style-name="P175">Share Controlling: A share controlling key pair has the right to assign a number of shares onward by authorizing (signing) an assignment agreement. <text:s/><text:span text:style-name="T128">Share controlling keys need to know at a minimum the signature of the chain they control shares in. <text:s/>Additional information like the block they are recorded in, page they are recorded on, number of shares controlled, their key reference number in that chain, equivalent coins at time of recording, etc. may also be useful to record, but are not absolutely required.</text:span></text:p>
      <text:p text:style-name="P176">Shares Assigned: An ex-share controlling key pair which has authorized a recorded assignment agreement. <text:s/>The key has no future value but may be kept for historical purposes.</text:p>
      <text:p text:style-name="P176">Shares Escrowed: when an assignment agreement has been authorized by this key but not yet recorded. <text:s/>The escrow expiration time should be recorded, and if the assignment agreement is not recorded in the chain by the expiration time, the key pair returns to Share Controlling state.</text:p>
      <text:h text:style-name="P231" text:outline-level="2">Recorders</text:h>
      <text:p text:style-name="P141">Underwriters are the contact point for Asset Organizers when they are present, but in a simpler structure Asset Organizers contact Chainmakers directly. <text:s/>Both Underwriters and Chainmakers can be classified as Recorders.</text:p>
      <text:p text:style-name="P141">An individual Recorder might have multiple network contact addresses, even on different networks like AMQP and F2F.</text:p>
      <text:h text:style-name="Heading_20_2" text:outline-level="2">Network Addresses</text:h>
      <text:p text:style-name="P141">A network address breaks down into the public contact portion <text:span text:style-name="T106">which would be shared with a friend as part of a contact copy</text:span> and the private login username/password and/or keys <text:span text:style-name="T106">which should not be shared, ever</text:span>.<text:note text:id="ftn46" text:note-class="footnote"><text:note-citation>46</text:note-citation><text:note-body><text:p text:style-name="P64">Truly open and anonymous networks forego the login identifier information. <text:s/>Truly open and anonymous networks are a challenge to secure from malicious mischief.</text:p><text:p text:style-name="P64"/></text:note-body></text:note></text:p>
      <text:h text:style-name="Heading_20_3" text:outline-level="3">Contact Copies</text:h>
      <text:p text:style-name="P142">To facilitate network (and therefore value) growth, Asset Organizers' and Recorders' software should facilitate easy sharing of friends' contact information with other friends.<text:note text:id="ftn47" text:note-class="footnote"><text:note-citation>47</text:note-citation><text:note-body><text:p text:style-name="P65">Taking a page from the Facebook playbook.</text:p><text:p text:style-name="P65"/></text:note-body></text:note> <text:s/>Metadata and performance logging supporting web-of-trust building should be developed along with the contact tracking and sharing.</text:p>
      <text:h text:style-name="P231" text:outline-level="2">A RabbitMQ based F2F network</text:h>
      <text:p text:style-name="P143">Thinking about the system configuration, recorders need to be at least somewhat stable, trustable, reachable, in other words suitable to run server software. <text:s/>Potentially a RabbitMQ server per-recorder.<text:note text:id="ftn48" text:note-class="footnote"><text:note-citation>48</text:note-citation><text:note-body><text:p text:style-name="P70">Of course, all kinds of “load balancing” configurations are possible. <text:s/>A single RabbitMQ server might serve a cluster of cooperating transaction processors, or a single powerful transaction processor might serve multiple RabbitMQ servers to provide more network access points and possibly better DDoS resistance. <text:s/>Still, the “self-contained” approach where the network server and transaction processor are co-located on a single (hopefully single-purposed, consistently configured and secure) server is an attractive approach.</text:p></text:note-body></text:note> <text:s/>While a central RabbitMQ server is a critical failure point, if each recorder runs and manages their own RabbitMQ server, that could be a “best of both worlds” scenario. <text:s/>F2F messages could spread from recorder to recorder in a small-world network fashion, with each recorder running a RabbitMQ server to handle the messaging layer.</text:p>
      <text:h text:style-name="Heading_20_3" text:outline-level="3">Other O<text:span text:style-name="T107">ff</text:span>T<text:span text:style-name="T107">he</text:span>S<text:span text:style-name="T107">helf</text:span> component leveraging</text:h>
      <text:p text:style-name="P143">* NTP for time synchronization</text:p>
      <text:p text:style-name="P143">* <text:a xlink:type="simple" xlink:href="https://sks-keyservers.net/status/" text:style-name="Internet_20_link" text:visited-style-name="Visited_20_Internet_20_Link">https://sks-keyservers.net/status/</text:a> SKS keyservers for identity management</text:p>
      <text:p text:style-name="P144">* <text:span text:style-name="T120">GPGme/PGP2.1+ for key management</text:span></text:p>
      <text:p text:style-name="P158">* libGCrypt for signature generation and checking</text:p>
      <text:p text:style-name="P158">* <text:span text:style-name="T127">OpenPGP by Jason Lee for access to RFC 4880 data structures</text:span></text:p>
      <text:p text:style-name="P158"/>
      <text:p text:style-name="P143"/>
      <text:h text:style-name="P231" text:outline-level="2">Share Decay</text:h>
      <text:p text:style-name="P145">Rather than a hard expiry date for shares, they could slowly decay through a age-tax on transactions. <text:s/>This could be a strong knee curve (e^<text:span text:style-name="T39">e^kt</text:span><text:span text:style-name="T108">?) designed to allow coin inflation to dominate, say ~5% inflation for the first 14 years resulting in a net doubling in 14 years, followed by decline and decay, to a halving of net coins by 28 years, and likely negligible value soon thereafter. <text:s/>Justifiable due to the cost of carrying shares outstanding in the databases, easily avoided by processing a transfer of shares to fresh records.</text:span></text:p>
      <text:h text:style-name="Heading_20_3" text:outline-level="3">Compound Annual Growth Rate</text:h>
      <text:p text:style-name="P148">To double in 14 years: (1+CAGR)^14 = 2.0 <text:s text:c="2"/>CAGR=5.07566%</text:p>
      <text:h text:style-name="Heading_20_3" text:outline-level="3">Exponential tax increase</text:h>
      <text:p text:style-name="P146"><text:span text:style-name="T108">To hit 1% tax at 1</text:span><text:span text:style-name="T109">5</text:span><text:span text:style-name="T108"> years and 100% tax at 20 years of age:</text:span></text:p>
      <text:p text:style-name="Standard"><text:span text:style-name="T111">tax = n</text:span>^(age-20<text:span text:style-name="T111">), 0.01 = n^-5 <text:s/>n=2.51189 <text:s/>(0.01% tax at 10 years, 0.0001% at 5)</text:span></text:p>
      <text:p text:style-name="P149"/>
      <text:p text:style-name="P147"><text:span text:style-name="T108">To hit 1% tax at </text:span><text:span text:style-name="T110">3</text:span><text:span text:style-name="T108"> years and 100% tax at </text:span><text:span text:style-name="T110">5</text:span><text:span text:style-name="T108"> years of age:</text:span></text:p>
      <text:p text:style-name="P13"><text:span text:style-name="T111">tax = n</text:span>^(age-<text:span text:style-name="T112">5), 0.01 = n^-2 <text:s/>n=10 <text:s/>(10% tax at 4 years, 0.1% at 2)</text:span></text:p>
      <text:p text:style-name="P14"/>
      <text:p text:style-name="P14">Would more quickly identify lost/abandoned shares – return them as coin to the active shareholders, take them out of the available shares database, etc.</text:p>
      <text:p text:style-name="P150"/>
      <text:p text:style-name="P150">Try for 1/64 tax at 2 years <text:span text:style-name="T113">before</text:span> 100%: 1/8 = n^-1 (n=8 for years, n=2 for 4 month periods, every 4 months the tax doubles? <text:s/><text:span text:style-name="T113">What does a more granular increase with the same rate look like in integer (or fixed point) mathematics?</text:span>)</text:p>
      <text:p text:style-name="P150"/>
      <text:p text:style-name="P150"/>
      <text:h text:style-name="P221" text:outline-level="1">Advertising Supported Transactions</text:h>
      <text:p text:style-name="P151">Participants might agree to targeted advertising to help defray their transaction costs. <text:s/>Recording of advertising on the blockchain seems… senseless, but if the advertisers agree to fund transaction fees in exchange for whatever kind of ad placement – <text:span text:style-name="T114">likely during the assignment negotiation process</text:span>, they can kick in shares to offset or even over-offset transaction fees.</text:p>
      <text:p text:style-name="P152">I would imagine an opt-in system on the asset organizer, when an opted-in organizer is negotiating a transaction, they would include two more participants: one for the advertiser's source of shares and another to return excess shares to the advertiser. <text:s/>All asset organizers in a transaction could similarly participate, each gaining micro-coins in exchange for viewing advertisements.</text:p>
      <text:p text:style-name="P152"/>
      <text:h text:style-name="P231" text:outline-level="2">Who can you trust?</text:h>
      <text:p text:style-name="P153">Proof of work implicitly trusts the cost of hardware and electricity to prevent a dishonest faction from hijacking the blockchain and “writing their own history.” <text:s/>So, the question becomes: if not hashing power, what is the limited real-world resource that can be used to establish trust, preventing nefarious actors from rewriting history to their own benefit and hijacking shares away from honestly recorded assignment contracts?</text:p>
      <text:p text:style-name="P153">Established history in the chain would be one form of easily verifiable “trust” - both stake of shares and established time of honest dealing. <text:s/>Perhaps “taxes paid” might be a form of trust weighting – transaction processors who have retired the most shares outstanding (effectively distributing coin to all shareholders) could have the highest weighted trust.</text:p>
      <text:p text:style-name="P153"/>
      <text:h text:style-name="P231" text:outline-level="2">Variable? Word Code ID references</text:h>
      <text:p text:style-name="P159">IDs (public keys) in the blockchain are usually used twice: once when shares are assigned to them, and again when they release shares in an assignment operation. <text:s/>While the public key form of the ID is necessary to verify offer and acceptance signatures, it is otherwise only needed as a unique identifier, which could as easily be a more compact sequential positive integer. <text:s/>Compact IDs (ECDSA keys) are 264 bits (33 bytes), while others can run 384 bytes and more for quantum ready public keys.</text:p>
      <text:p text:style-name="P159">The initial thought was to associate each new public key with a sequential ID number at the time of recording, and that code could be a variable byte code similar to what is used in the data structure type and size codes. <text:s/>This would be overly fussy, since the first 7 bits worth of ID codes would be used almost instantly and the next 7 bits used within days. <text:s/>Expanding to a 31 bit word, expanded in similar fashion, would give 2 billion ID codes initially, expanding to <text:span text:style-name="T121">a virtually infinite supply when the first 2 billion are used.</text:span><text:span text:style-name="T121"><text:note text:id="ftn49" text:note-class="footnote"><text:note-citation>49</text:note-citation><text:note-body><text:p text:style-name="P66">Assuming 100,000 users averaging 100 new keys a day <text:span text:style-name="T122">each</text:span>, that’s 10 million keys per day, or 200 days of this heavy usage to pass 31 bits of storage.</text:p></text:note-body></text:note></text:span><text:span text:style-name="T121"> <text:s/>Perhaps variable word coding is just too fussy altogether and being happy with a reduction to a 63 bit ID index would be good enough? <text:s/>33 bytes (or more) of initial storage would be increased to 41 bytes, and subsequent references to the 33 (or more) byte code could be handled in 8 bytes – with no variable coding complexities.</text:span></text:p>
      <text:p text:style-name="P160">So, when shares are assigned, the public key they are assigned to is recorded. <text:s/>When that assignment is recorded on the chain, sequential unique IDs are assigned to the public keys<text:note text:id="ftn50" text:note-class="footnote"><text:note-citation>50</text:note-citation><text:note-body><text:p text:style-name="P67">Conceivably, the unique IDs could be implicit based on the order of their recording in the blockchain, but this feels a little too loose to me. <text:s/>At least explicitly calling out the starting unique ID number for a block should be required, and a count of how many unique IDs are found in the block as some redundancy to reduce the reach of errors.</text:p></text:note-body></text:note> and from that point forward in the chain, the sequential unique ID form of reference may be used to refer to shares.</text:p>
      <text:p text:style-name="P160">Share availability or assignment status may be kept in very compact form,<text:note text:id="ftn51" text:note-class="footnote"><text:note-citation>51</text:note-citation><text:note-body><text:p text:style-name="P67">For basic available/not available status, with the 10 million keys per day figure from above, a year’s worth of shares would be 3.65 billion bits, or <text:span text:style-name="T122">500 megabytes, before compression.</text:span></text:p></text:note-body></text:note> just one bit per status<text:note text:id="ftn52" text:note-class="footnote"><text:note-citation>52</text:note-citation><text:note-body><text:p text:style-name="P67">Share status can be: assigned away, available to assign, or temporarily escrowed – escrowed shares would require additional information about the time they are released from escrow, that’s more than one bit – <text:span text:style-name="T122">but also temporary information that can be abandoned from “fast storage” once the escrow time limit has expired.</text:span></text:p></text:note-body></text:note> per group of shares, and run-length encoding might compress that even further. <text:s/><text:span text:style-name="T122">Some “settling time” might be required for the chain to stabilize before starting to rely on the sequential ID numbers, since shifts in the chain would cause shifts in the sequence of incorporated IDs.</text:span><text:span text:style-name="T122"><text:note text:id="ftn53" text:note-class="footnote"><text:note-citation>53</text:note-citation><text:note-body><text:p text:style-name="P68">On a given block, the computed sequential ID numbers would be valid, but if that block is replaced by another, the other block will have differing sequential ID numbers, even though the assignment may also be present and valid.</text:p></text:note-body></text:note></text:span></text:p>
      <text:h text:style-name="Heading_20_2" text:outline-level="2"><text:soft-page-break/>Application: Gift Cards</text:h>
      <text:p text:style-name="P161">Before starting: I <text:span text:style-name="T123">HATE</text:span> gift cards.</text:p>
      <text:p text:style-name="P161">However, gift cards are essentially cryptocurrency. <text:s/>Bearer bonds redeemable for purchases at specific stores, checked by a secret number on the card against an account maintained by the store’s accounting systems. <text:s/>Moving gift cards from store based accounting systems to open blockchains would make them a <text:span text:style-name="T124">little</text:span> better than they currently are. <text:s/>One of the more exciting possibilities would be open exchange of gift card value in online forums.</text:p>
      <text:p text:style-name="P161">If gift cards would be issued at discounted rates, for instance: Purchase 5 $25 gift cards for $100… or, receive 5% of every purchase as gift card reward, then that would become interesting. <text:s/>When priced 1:1 with cash, I just don’t see the point.</text:p>
      <text:h text:style-name="Heading_20_2" text:outline-level="2">Local Currency</text:h>
      <text:p text:style-name="P172">Picture a Caribbean island, with a collection of hotels, restaurants, and various resort activities. <text:s/>Tourists, on <text:span text:style-name="T125">arrival at the island, can purchase local “coin” with whatever currency they have at an exchange office. <text:s/>Island merchants might also accept US dollars and Eastern Caribbean dollars at various exchange rates, but the cryptocurrency has a couple of advantages, and a couple of disadvantages. <text:s/>Advantage: secure in your phone – if stolen, of no value to the thief. <text:s/>Disadvantage: lose your phone, lose easy access to the money (can be backed up and recovered, but that takes time and network access.) <text:s/>Phone is not as durable/waterproof as coins, bills or credit cards. <text:s/>Advantage: easily transferred and exchanged via internet, even after leaving the island. <text:s/>Disadvantage: merchants need an additional currency acceptance method with easy input of cryptokeys and network connectivity. <text:s/>Advantage: a smartphone (that most people already have and carry everywhere) can securely both give and receive cryptocurrency. <text:s/>Disadvantage: when/where network access is down or unavailable, so is the secure method of currency exchange. <text:s/>Mitigating factor? If the receiving party trusts the giving party, they can still accept currency on faith that it will not be double-spent before network access is available again.</text:span></text:p>
      <text:p text:style-name="P172"/>
      <text:h text:style-name="P231" text:outline-level="2">Rugged Cryptowallet</text:h>
      <text:p text:style-name="P173">This is a concept of a “smartphone replacement” which performs cryptowallet functions from a small, rugged device. <text:s/>It would want some form of passphrase input (perhaps fingerprint scanner, in addition to other modes of input), and NFC, <text:span text:style-name="T126">e-ink</text:span> or other communication to a Cryptoregister, which could be a smartphone or other device with network access.</text:p>
      <text:h text:style-name="Heading_20_2" text:outline-level="2">Paper Cryptocurrency</text:h>
      <text:p text:style-name="P173">Secret keys can be printed as strings of hex characters, or QR or barcodes. <text:s/>These can be printed “in the clear” where anyone getting a complete image of the key(s) then has authority to assign the corresponding shares, <text:span text:style-name="T126">or they can be printed with a passphrase required to access them.</text:span><text:span text:style-name="T126"><text:note text:id="ftn54" text:note-class="footnote"><text:note-citation>54</text:note-citation><text:note-body><text:p text:style-name="P69">A mnemonic system where a text or image passphrase reminder/prompt is printed alongside the coded key could help carriers of paper currency to remember multiple passphrases.</text:p></text:note-body></text:note></text:span><text:span text:style-name="T126"> <text:s/>Of course, they can be printed on paper, plastic, e-ink or just shown temporarily on a phone screen. <text:s/>Terminals receiving “paper” currency need only a camera, image interpretation software, input method for passphrases, and network connectivity to ensure that the the shares underlying the key(s) have not already been assigned onward by the present key.</text:span><text:span text:style-name="T126"><text:note text:id="ftn55" text:note-class="footnote"><text:note-citation>55</text:note-citation><text:note-body><text:p text:style-name="P69">John McAffee recently declared that he is issuing a paper cryptocurrency with his and other images printed on banknotes – I know he lost the thread long ago, but this takes it a step further – once paper cryptocurrency is spent, you may as well burn the paper, its only use after being assigned onward would be attempted fraud (double-spend.)</text:p></text:note-body></text:note></text:span></text:p>
      <text:p text:style-name="P173"/>
      <text:h text:style-name="P231" text:outline-level="2">Key Naming Scheme</text:h>
      <text:p text:style-name="P174">To leverage GPG as a cryptokey protection mechanism, the keys associated with owned shares follow one of any number of naming schemes with the only requirement being non-collision of new names with existing names in the keyring. </text:p>
      <text:p text:style-name="P177">These key names are used on the GPG keyring, and stored in the Asset Organizer, but not published on the blockchain.</text:p>
      <text:p text:style-name="P177"/>
      <text:h text:style-name="P231" text:outline-level="2">The <text:span text:style-name="T134">prototype </text:span>code doesn’t scale – but does it have to?</text:h>
      <text:p text:style-name="P178">Sure, the code could be implemented to scale better – keep <text:span text:style-name="T134">assets</text:span> in databases, etc. <text:s/>But… is there strength in this weakness? <text:s/>When an application appears which needs better performance at scale, scalable code can be created <text:span text:style-name="T134">to implement the same protocols </text:span>for a reasonable amount of effort using well established methods. <text:s/>In the meantime, the macro architecture of a mesh network of multiple cooperating chain processors is <text:span text:style-name="T134">a very</text:span> scalable aspect of the system.</text:p>
      <text:h text:style-name="Heading_20_3" text:outline-level="3">Case Examination – Gift Cards</text:h>
      <text:p text:style-name="P179">Again, the current incarnation of company script aka gift cards is pretty ridiculous (just worse than cash in almost every way), and of course there are many ways to make it more-so: heavy redemption fees, short expiration periods, etc. <text:s/>This is looking at ways they might get better for consumers while still being a profit driving vehicle for the issuers, with the added incentive that gift cards that are popular with consumers can drive sales of those gift cards by the issuers.<text:note text:id="ftn56" text:note-class="footnote"><text:note-citation>56</text:note-citation><text:note-body><text:p text:style-name="P71">With the obvious caveat that if gift cards become too popular of a financial vehicle, they will attract additional regulation...</text:p></text:note-body></text:note></text:p>
      <text:p text:style-name="P180">In-keeping with the “distributed implementation” approach, each store could launch its own locally implemented gift-card blockchain, traceable to a genesis block unique to the store, signed off by the corporation. <text:s/>Consumers could trust individual store blockchains by checking their corporate signatures, and corporate would regularly audit store level blockchains for correctness, and correct accounting of gift card sales revenue and redemption activity. <text:s/>Each store’s genesis block would start with shares representing maybe ten million dollars<text:note text:id="ftn57" text:note-class="footnote"><text:note-citation>57</text:note-citation><text:note-body><text:p text:style-name="P72">Actual starting levels could be determined by actual needs for liquidity vs perceived risk exposure by the creation of gift card value. <text:s/>If the system is never hacked, then there is no real problem, however, external regulators may also get involved and start assigning real world value to unassigned gift card value, making things complicated.</text:p></text:note-body></text:note> worth of unsold gift card value. <text:s/>When the store sells a gift card, an appropriate quantity of shares are assigned to a public key provided by the purchaser’s asset organizer software which keeps track of the corresponding (controlling) private key. <text:s/>As described elsewhere, this quantity of shares does not change, but the value in “coins” or store credit can vary with the number of outstanding shares, increasing slowly as the number of outstanding shares decreases. <text:s/>Benefit 1: the gift card value can pay interest.<text:note text:id="ftn58" text:note-class="footnote"><text:note-citation>58</text:note-citation><text:note-body><text:p text:style-name="P73">Payment of interest to gift card holders only seems logical: the gift card represents a loan from the customer to the store, the same quantity of money is worth more to the store today than it will be in the future, some portion of that increased value could, arguably should, be shared with the holder of the shares (gift card.)</text:p></text:note-body></text:note></text:p>
      <text:p text:style-name="P181">Redemption on the same blockchain is simple, the using their private key the <text:soft-page-break/>customer returns all or part of the shares to the store and receives their current cash value. <text:s/>Spending the shares at another store, on a different blockchain, becomes a little more interesting. <text:s/>Say the customer bought a gift card at Store 1, but now wants to spend that gift card at Store 2. <text:s/>These stores are owned by the same corporation and trust each other’s blockchains and recording agents, so Store 2 gives the customer credit for their shares from Store 1,<text:note text:id="ftn59" text:note-class="footnote"><text:note-citation>59</text:note-citation><text:note-body><text:p text:style-name="P74">Store 2 has an asset organizer which will keep track of the Store 1 shares until a settlement period comes up.</text:p></text:note-body></text:note> and the customer is satisfied.<text:note text:id="ftn60" text:note-class="footnote"><text:note-citation>60</text:note-citation><text:note-body><text:p text:style-name="P73">If the customer didn’t spend all the value in their gift card, they will receive the residual value (change) as a smaller number of shares which could be issued by either Store 1 or Store 2 – the customer shouldn’t have to care: gift card shares from any store in the corporation should be absolutely fungible 1:1.</text:p></text:note-body></text:note> <text:s/>How do Store 2 and Store 1 settle with each other? <text:s/><text:span text:style-name="T129">Store 1 could process a cash payment to Store 2 to settle the transaction – simple and done. <text:s/>However, cash payments might not be as efficient as shares transactions on the blockchain, so: Store 2 might simply take control of the shares on Store 1’s blockchain with their own private key. <text:s/>Store 2 could then sell these Store 1 shares to the next customer who purchases a gift card at Store 2. <text:s/>At some periodic settlement interval (quarterly, nightly?) stores could “settle up” their outstanding gift card shares balances. <text:s/>If Store 2 is holding $50,000 in Store 1 shares, and Store 1 is holding $35,000 in Store 2 shares, they can do an exchange so that Store 2’s holdings of Store 1 shares reduce to $15,000, and Store 1 can completely divest Store 2’s shares, then if there’s sufficient residual imbalance, they can do a cash and/or services and/or merchandise transaction</text:span><text:span text:style-name="T129"><text:note text:id="ftn61" text:note-class="footnote"><text:note-citation>61</text:note-citation><text:note-body><text:p text:style-name="P75">Any time cooperating stores trade anything of value (merchandise or services) they would have the option to settle the transaction with an exchange of these gift card shares instead of cash.</text:p></text:note-body></text:note></text:span><text:span text:style-name="T129"> to reduce it to an acceptable level to carry into the next period.</text:span><text:span text:style-name="T129"><text:note text:id="ftn62" text:note-class="footnote"><text:note-citation>62</text:note-citation><text:note-body><text:p text:style-name="P74">Of course with more than 2 stores, the exchange situation becomes more complex and likely requires a clearinghouse to settle without cash. <text:s/>For instance Store 1 is holding $10K of shares from Store 2, Store 2 is holding $15K of shares from Store 3, and Store 3 is holding $20K of shares from Store 1. <text:s/>Nobody can do a direct trade to settle this, but: if all stores also exchange shares with a corporate clearinghouse, then they can all exchange their outside store shares with corporate, so now Store 1 is holding $10K of corporate shares, etc. and then Store 1 can use their corporate shares to repurchase $10K of their own store shares from corporate. <text:s/>Once outstanding shares balances have been minimized like this, large residual balances can be settled with a cash for shares transaction, and small residual balances can simply be carried into the next settlement period.</text:p></text:note-body></text:note></text:span><text:span text:style-name="T129"> <text:s/>There are many many ways to run this system, but the one I am describing here has each store trying to minimize the number of other store or corporate shares they are holding in their asset organizer, and periodically using cash settlement to reduce large residual balances.</text:span><text:span text:style-name="T129"><text:note text:id="ftn63" text:note-class="footnote"><text:note-citation>63</text:note-citation><text:note-body><text:p text:style-name="P75">I’m not exactly sure what the reason for minimizing outside share holdings would be, other than driving toward simplicity and perhaps an implicit (misplaced?) reduced trust in the outsiders.</text:p></text:note-body></text:note></text:span></text:p>
      <text:p text:style-name="P182">In such a multi-chain pegged value system, the participants would agree to a uniform share value inflation (interest) rate that would be tracked within acceptable tolerances between settlement periods, and locked exactly together at the settlement periods. <text:s/>“Natural” interest comes from recording fees and shares that expire due to timeout.<text:note text:id="ftn64" text:note-class="footnote"><text:note-citation>64</text:note-citation><text:note-body><text:p text:style-name="P76">This is a negative incentive to hold your own store shares instead of others’: when shares expire due to age-out (lost private keys, forgotten in the sock drawer, etc.) they inflate the value of all other shares. <text:s/>So, a store would want to sell their own shares as often as they can, so if those shares expire they get the benefit in their store chain. <text:s/>If Store 1 is holding Store 2 shares, that benefits Store 2 as the shares age, dramatically as the shares approach expiration. <text:s/>Where is Store 2’s incentive to take their shares back? <text:s/>Since redemption of shares represents repayment of a loan, it seems like the incentive would be if interest on that loan exceeded the time-value-of-money (inflation rate) in the real world. <text:s/>As a shortcut in the logic for the moment: while the customers get a fraction of the time-value-of-money in their interest on the shares held, maybe corporate gets another fraction and the two together are &gt;1, <text:span text:style-name="T130">which would then put the store in the position of preferring cash to gift card sales, except in the case where gift cards are lost before redemption. <text:s/>Still searching for a win-win here, maybe corporate doesn’t get involved in interest collection and the rate paid by the gift cards slightly exceeds the time-value-of-money for the stores – the stores are then incentivized to sell the cards because they know some percentage of them will be lost / never redeemed, and they are also incentivized to recapture control of their outstanding shares as quickly as possible since they appreciate in value faster than cash in the bank. <text:s/>Since all store shares are pegged to appreciate at the same rate, the incentive to hold one’s own store shares instead of another would lie in the risk that another store might bankrupt or otherwise default on their obligations. <text:s/>Again to the problem: why would Store 2 redeem their shares to Store 1 or corporate? <text:s/>Of course, there’s the contractual obligation to do so if they want to participate in the shares exchange at all. <text:s/>Perhaps corporate shares pay a higher interest rate for a shorter expiry period? <text:s/>Corporate will exchange these “fast burnout” shares to any store for another store’s shares, and the stores themselves can only redeem corporate shares for their own store shares, or cash. <text:s/>Seems like another job for simulation to work out the ramifications of various rates and fees.</text:span></text:p></text:note-body></text:note> <text:s/><text:span text:style-name="T131">A considerable contributor to interest comes </text:span><text:soft-page-break/><text:span text:style-name="T131">from expiry of lost shares, and if shares sold to customers aren’t being lost at a sufficient rate, then the pool of store held shares will need to be “burned” to achieve the target rate. <text:s/>If sufficient customer held shares are lost in a given period, some of those would effectively be returned to store holdings to keep the interest rate from going too high.</text:span></text:p>
      <text:h text:style-name="Heading_20_3" text:outline-level="3">Beyond the pegged pool</text:h>
      <text:p text:style-name="P183">Where I think this really gets interesting is in the open market, outside the single corporate pool of pegged value. <text:s/>Holders of shares in multiple corporate pools could<text:note text:id="ftn65" text:note-class="footnote"><text:note-citation>65</text:note-citation><text:note-body><text:p text:style-name="P77">In some universe where such exchanges don’t get branded securities trading and locked down by regulations.</text:p></text:note-body></text:note> could trade their shares on an open market. <text:s/>Home Hardware Hut might offer $100 gift cards that accrue 4% interest for $95 with a 5% fee payable upon redemption, while the Crazy Coffee Cup might offer $10 gift cards with no fees or interest for $10. <text:s/>If Bob is holding $200 in present value HHH, and Alice has $50 in CCC, Alice might offer Bob <text:span text:style-name="T132">her $50 of CCC in exchange for $52 of HHH (since <text:s/>the HHH will reduce in value 5% at each redemption, Alice will only be getting $49.50 in value from the HHH shares if she spends them immediately, but if she waits 3 months they will increase to nearly $50 by then.) <text:s/>Alice and Bob work with Faith, a magical fairy value exchange service that doesn’t charge any fees to complete their transaction.</text:span><text:span text:style-name="T132"><text:note text:id="ftn66" text:note-class="footnote"><text:note-citation>66</text:note-citation><text:note-body><text:p text:style-name="P78">If Alice and Bob really do “go on faith,” they can do this exchange off-chain, and even avoid the heavy 5% HHH redemption fee if Bob is holding a $5<text:span text:style-name="T133">2</text:span> HHH share block that doesn’t need to be exchanged for other denominations. <text:s/>This would be similar to them handing each other gift cards with exposed codes in real life, each assuming that the other will not race to spend the card after the exchange before the new “legitimate owner” can. <text:s/>If, instead, they use Shelby, Shelby might hold reserves of both HHH and CCC and do the exchanges on-chain, for a fee, a fairly heavy fee since Shelby will need to pay the 5% redemption fee to HHH each time he trades shares of HHH.</text:p></text:note-body></text:note></text:span><text:span text:style-name="T132"> <text:s/>Alice then goes and buys her new $35 faucet using the shares Bob gave her, paying $36.75 from her shares due to the redemption fee, and getting $15.25 in 4% interest bearing shares that she solidly controls and can use at any future date in return, and Bob goes and buys a $5 latte from CCC, getting $45 in CCC shares that he solidly controls and can use to feed his caffeine habit for weeks to come.</text:span></text:p>
      <text:p text:style-name="P186"><text:soft-page-break/>These single transactions may be entertaining, but the future I find more exciting is one where your asset organizer can have a collection of these different kinds of assets which you can prioritize according to your personal value (will I actually use this in-store for maximal value, or will I be holding this longer term for interest, or will I be trying to dump this turkey at the first opportunity?) <text:s/>Then, when you transact with someone else who has a similar asset organizer, they can sort through the assets to try to find an agreeable deal for both parties. <text:s/>All in all, I still think cash is superior to this kind of coupon game, but fungible coupons that can be carried in a cell phone and exchanged directly with others are far better than the very difficult to exchange paper and plastic things that circulate today.<text:note text:id="ftn67" text:note-class="footnote"><text:note-citation>67</text:note-citation><text:note-body><text:p text:style-name="P79">In another reality where a variety of micro-currencies circulate widely, this kind of exchange system would become an essential element of the value of the micro-currencies. <text:s/><text:span text:style-name="T134">Many micro-currencies would have limited reach – one based in Argentina might not find very many people to accept it in Finland, but there would be some people, somewhere who would recognize the preferred currency of both parties and they could find each other relatively easily via the Internet. <text:s/>In extreme cases, multiple exchanges might be made to bridge one currency to another, analogous to exchanging pesos for dollars then dollars for yuan, in the event that there are no (competitive) peso to yuan exchange agents available. <text:s/>The development of a highly interconnected global market of micro-exchanges is an exciting potential future for micro-currencies.</text:span></text:p></text:note-body></text:note></text:p>
      <text:h text:style-name="P220" text:outline-level="1">The Upsidedown</text:h>
      <text:p text:style-name="P187">Blockchains don’t actually record value, but they can record indebtedness. <text:s/>Similar to paper checks and plastic cards before them, a blockchain can be used to openly record a promise to pay on specified terms. <text:s/>This promise could involve an intermediary processor like a bank or a credit card company, or individuals could establish sufficient self-credit (and recognition) to discharge their debts without the need for an intermediary.</text:p>
      <text:h text:style-name="Heading_20_2" text:outline-level="2">Blockchains for everyone</text:h>
      <text:p text:style-name="P187">Picture a Genesis block defining a credit account owned by an individual. <text:s/>A credit chain corporation, say Mister Coin, might have a standard recognized form of Genesis block, and they endorse those blockchains which are maintained in good standing and revoke their endorsements of those which are not. <text:s/>Bob might “open” a block chain with Mister Coin (MrC) that has a $20,000 line of credit – a total of $20,000 in coin in the Genesis block. <text:s/>When Bob goes to Home Hardware Hut (HHH) he can pay for his purchases by giving HHH coins from his personal MrC endorsed blockchai<text:span text:style-name="T139">n. <text:s/>Sticking with the credit card model of processing, HHH can exchange these Bob-coins with MrC for dollars, or anything else of equivalent value. <text:s/>MrC accumulates Bob-coins from all the places Bob spends them, and once monthly Bob buys back his coins from MrC with dollars, or anything else of equivalent value – with the usual, hopefully smaller than credit </text:span><text:soft-page-break/><text:span text:style-name="T139">card, transaction fees being extracted along the way to finance MrC operations.</text:span></text:p>
      <text:p text:style-name="P188">Since MrC endorses Bob’s blockchain, they also perform transaction recording and validation on Bob’s blockchain. <text:s/>Note that MrC does not have exclusive rights here, Bob’s blockchain can be recorded and validated<text:note text:id="ftn68" text:note-class="footnote"><text:note-citation>68</text:note-citation><text:note-body><text:p text:style-name="P80">And viewed, this is a departure from the traditional discreet banking scheme where only the bank, major credit reporting agencies, various national security interests, and other unknown parties have varying levels of access to your financial records. <text:s/>In this scenario your transaction history is wide open for the world to view – parties may be discreet or open with their identities, but even discreet parties are somewhat traceable by associations.</text:p><text:p text:style-name="P80"/></text:note-body></text:note> by anyone, but it has an endorsement from MrC which provides assurances to holders of Bob-coins that MrC will give them something of value in exchange for Bob-coins <text:span text:style-name="T140">on a schedule according to a standard MrC agreement.</text:span><text:span text:style-name="T140"><text:note text:id="ftn69" text:note-class="footnote"><text:note-citation>69</text:note-citation><text:note-body><text:p text:style-name="P81">This is different from an arrangement where MrC has a single blockchain and maintains internal credit records for all clients. <text:s/>With individual blockchains per-debtor it is easier to establish a fresh line of credit and forget past problems.</text:p><text:p text:style-name="P81"/></text:note-body></text:note></text:span><text:span text:style-name="T140"> <text:s/>It is conceivable that MrC might have a competitor ValiSign (VS) and that VS might approach Bob and offer to co-record and validate the original Bob-coin blockchain while Bob is still fulfilling the terms of his MrC agreement – this doesn’t interfere with MrC’s operations,</text:span><text:span text:style-name="T140"><text:note text:id="ftn70" text:note-class="footnote"><text:note-citation>70</text:note-citation><text:note-body><text:p text:style-name="P86">While MrC is endorsing the Bob-coin blockchain, part of the likely agreement with MrC would require all transactions recorded in Bob-coin to be timely reported to the MrC recorders. <text:s/>This would include both transactions with a MrC repayment agreement, and those without. <text:s/>MrC might demand exclusive rights (no transactions without a MrC repayment agreement), but when VS enters the market and does not demand such rights, <text:span text:style-name="T145">MrC will likely lose customers. <text:s/>The reason that all transactions must be reported to the endorser is both to prevent double-spends, and also to enforce the credit limit. <text:s/>Additional recorders/validators beyond the endorser must also be kept up-to-date with all transactions – especially if the additional recorder also has an endorsement agreement on the chain.</text:span></text:p><text:p text:style-name="Footnote"/></text:note-body></text:note></text:span><text:span text:style-name="T140"> it just provides a parallel network of recording and validating for Bob-coin. <text:s/>At some point, VS may offer Bob significantly better terms than MrC, and Bob might terminate his Bob-coin processing agreement with MrC and start using VS as his endorser. <text:s/>Note that the actual mechanics of recording and validating transactions in Bob-coin are easily reproduced by anyone, including Bob himself. <text:s/>Bob and a merchant like HHH might agree to terms where Bob settles with the merchant directly, bypassing MrC and VS. <text:s/>In this scenario, Bob gives some Bob-coin to HHH in exchange for goods, and then re-purchases his Bob-coin directly from HHH on terms they agree to separately from MrC or VS.</text:span><text:span text:style-name="T140"><text:note text:id="ftn71" text:note-class="footnote"><text:note-citation>71</text:note-citation><text:note-body><text:p text:style-name="P82">MrC and VS can stipulate exclusive agreements for processing of a particular Bob-coin blockchain, but that will never stop Bob from generating new Genesis blocks and establishing separate lines of credit with anyone who will trust him. <text:s/>Some companies like MrC and VS may come to recognize this and agree to non-exclusive processing rights to a Bob-coin blockchain.</text:p><text:p text:style-name="P82"/></text:note-body></text:note></text:span></text:p>
      <text:p text:style-name="P189">In a non-exclusive blockchain processor scenario, the transaction between Bob and HHH might include a notation regarding the settlement terms, whether the settlement will take place via MrC, VS, some other processing network or agreement <text:span text:style-name="T141">between the parties, or if HHH has established a sufficient level of trust with Bob they might just take “open” Bob-coins with the implicit understanding that Bob will redeem them on acceptable terms as he always has in the past.</text:span></text:p>
      <text:p text:style-name="P190"><text:soft-page-break/>A blockchain with a long open history of timely payments as agreed would be a prima facie credit report. <text:s/>The holder of the “owner’s signature” on that blockchain has established their credit through their transaction history.<text:note text:id="ftn72" text:note-class="footnote"><text:note-citation>72</text:note-citation><text:note-body><text:p text:style-name="P83">Owner’s signatures will need some web-of-trust like method to establish their validity, including an open mechanism for revocation of signatures, freshening of signatures as they expire from age, etc.</text:p></text:note-body></text:note> <text:s/>Bob might establish new / separate blockchains for whatever reasons<text:note text:id="ftn73" text:note-class="footnote"><text:note-citation>73</text:note-citation><text:note-body><text:p text:style-name="P83">Perhaps for his children? <text:s/>This raises the specter of “old money” being able to form exclusive markets where those without generationally established credit are excluded from participating, but… this isn’t so much a problem of the transaction mechanism as it is of the behavior of parties accepting or rejecting transactions. <text:s/><text:span text:style-name="T142">Of course, Bob might just make a new blockchain for himself as a throwaway to use in a situation that requires little credit, or for whatever reasons he does not want the transactions to appear on his primary or other chains.</text:span></text:p><text:p text:style-name="P83"/></text:note-body></text:note> and establish their initial credit with a temporary promise to back up their transactions with his own established credit.</text:p>
      <text:p text:style-name="P191">When Bob “signs out” coins from his blockchain, he does so in exchange for something of value with a promise attached that he will return something of value in the future. <text:s/>The risk to the receiver of Bob-coin is that they will not get the value they are being promised. <text:s/>The risk to Bob is that the holder of his coin will falsely claim that Bob failed to deliver the value as promised, thereby damaging Bob’s credit.<text:note text:id="ftn74" text:note-class="footnote"><text:note-citation>74</text:note-citation><text:note-body><text:p text:style-name="P85">Highly tangential thought regarding expiration of debt: part of the Bob-coin Genesis block can establish a seven year (or whatever period, even something short like 60 days) debt expiration horizon – if a holder of Bob-coin doesn’t return it to Bob for redemption within seven years, then the debt is voided. <text:s/>A debt holder might be able to “refresh” or extend their debt by exchanging Bob-coin for new Bob-coin before the expiration.</text:p><text:p text:style-name="P85"/></text:note-body></text:note> <text:s/>How does Bob protect his credit when he delivers value as promised?<text:note text:id="ftn75" text:note-class="footnote"><text:note-citation>75</text:note-citation><text:note-body><text:p text:style-name="P84">These are all the same problems that exist in the current world of cash, check and credit. <text:s/>At some level, it comes down to rule of law, witnesses, and a preponderance of evidence. <text:s/>These are some of the reasons why transaction fees will never actually drop to zero.</text:p><text:p text:style-name="P84"/></text:note-body></text:note> <text:s/>Using a widely recognized intermediary like MrC or VS is one good mechanism, as long as MrC is happy with Bob’s payment schedule, and merchants like HHH are happy with MrC’s payment schedule, then there’s not a lot of chaotic potential for small parties to rock the boat with false claims, <text:span text:style-name="T143">and the intermediary can establish varying terms with merchants and debtors commensurate with their level of risk.</text:span><text:span text:style-name="T143"><text:note text:id="ftn76" text:note-class="footnote"><text:note-citation>76</text:note-citation><text:note-body><text:p text:style-name="P85">All the same mechanisms described earlier can be applied to personal debt blockchains as well: Bob-coin might pay interest to holders of Bob-coin, <text:span text:style-name="T144">and the merchants may only receive a (significant) percentage of the value of Bob-coin redeemed, in part to absorb the risk associated with Bob personally, and in part to absorb the risk of the merchant themselves, since some merchants have lower fraud rates and reversed transactions than others, those merchants could negotiate more attractive fee schedules.</text:span></text:p></text:note-body></text:note></text:span><text:span text:style-name="T143"> <text:s/>In small-town markets where the players have a higher level of trust with each-other, they have the opportunity to use the exact same mechanism of payment but without the middlemen, or perhaps with local middlemen instead.</text:span></text:p>
      <text:h text:style-name="Heading_20_2" text:outline-level="2">Double-spend debt attack</text:h>
      <text:p text:style-name="P192">Like any other crypto-coin, loss/copy of secret keys and double-spend are the primary attack concerns. <text:s/>As owner of the chain, Bob doesn’t have so much <text:soft-page-break/>opportunity to profit from double-spends, if he signs the same debt-shares to two separate vendors,<text:note text:id="ftn77" text:note-class="footnote"><text:note-citation>77</text:note-citation><text:note-body><text:p text:style-name="P87">Conceivably, Bob shares this credit account with his wife Beth. <text:s/>Bob might be in Bangladesh while Beth is in Boise and for whatever reasons, their asset organizers are not properly synchronized and they both end up issuing the same shares to separate stores simultaneously. <text:s/>Sloppy software, but sometimes stuff slips. <text:s/><text:span text:style-name="T146">So, when MrC receives these conflicting share assignments, they can resolve the issue by personal verification of both transactions with Bob and Beth, paying both stores what they are owed, getting paid by Bob-Beth for both, and terminating one set of share assignments in the Bob-coin blockchain as issued in error. <text:s/>Not to mention filing a problem report with Bob-Beth’s asset organizer development teams and making sure that the validated update is pushed out ASAP to all potentially affected users. <text:s/>When transactions don’t circulate in a Debtor-Vendor-Processor-Debtor loop, correcting issues like this can become messier, which is why it is important to control “islands of processing” issues.</text:span></text:p><text:p text:style-name="P87"/></text:note-body></text:note> they both have his valid signature and conceivably a claim to both be repaid, even with the rule-breaking of the recording system. <text:s/><text:span text:style-name="T146">If the vendor attempts to double-spend the Bob-coin they now have, recording it with two other parties on separate islands of processing before they become aware of each other, those parties would be well advised to obtain a validated recording of transaction from the primary endorser of Bob-coin’s blockchain before delivering anything of value in exchange for this “Bob-coin.”</text:span></text:p>
      <text:h text:style-name="Heading_20_3" text:outline-level="3">Single point of failure?</text:h>
      <text:p text:style-name="P214">Even though Bob-coin is validated and recorded by multiple publicly available servers, can you really trust a Bob-coin transaction before you receive validation from the primary endorser? <text:s/>If you don’t know Bob, and the Bob-coin blockchain doesn’t have a good credit rating, probably not. <text:s/>If you do know Bob, and the transaction is small enough, you can accept it with no recording validation. <text:s/>The Bob-coin blockchain can also speak for itself, years of transactions, thousands of transactions with recognized merchants and processors, high value transactions, etc. can elevate the trust level for merchants to accept a transaction from Bob before it is recorded and validated. <text:s/>Recording and validating with other servers<text:note text:id="ftn78" text:note-class="footnote"><text:note-citation>78</text:note-citation><text:note-body><text:p text:style-name="P88">Bob and Beth might visit Bonaire where the off-island internet connections are not so great. <text:s/>While on Bonaire, they might also record their Bob-coin transactions on a local island server for fast settling. <text:s/>The local merchants could accept modest Bob-coin transactions with confidence as soon as the local server validates them, and eventually all the transactions would work their way back to the primary Bob-coin endorser on the mainland. <text:s/>A Bonaire local processor (same one that operates the server, most likely) could collect all the tourist coins from the merchants on the local island network and pay the merchants local currency, while handling transactions and exchanges with the tourists’ off-island endorsers <text:span text:style-name="T147">and their various currencies.</text:span></text:p><text:p text:style-name="P88"/></text:note-body></text:note> who are not the primary endorser is also a route to elevated trust.</text:p>
      <text:h text:style-name="Heading_20_2" text:outline-level="2">Utopia-coin, delayed?</text:h>
      <text:p text:style-name="P215">All of the above sounds an awful lot like the current banking system, and for good reasons: many of the same reasons that led to the current banking system in the first place. <text:s/>Nothing prevents Bob-coin from being exchanged for any item or concept of value, whether goods, state backed currency, securities, or any other crypto-coins.<text:note text:id="ftn0" text:note-class="footnote"><text:note-citation>79</text:note-citation><text:note-body><text:p text:style-name="P239">Because they are digitally transacted, other crypto-coins are an especially attractive exchange medium.</text:p></text:note-body></text:note> <text:s/>Bob essentially backs his coin in dollars, with his own credit the <text:soft-page-break/>same as he would with a credit card. <text:s/>Charlie may not have as good credit as Bob, so just like in today’s world, Charlie can establish a debit account with an intermediary and spend his Charlie-coin just like Bob spends Bob-coin, difference being that Charlie pre-deposits something of value into his account in order to get his blockchain charged up with assignable coins, and the intermediary releases shares in Charlie’s blockchain to Charlie’s asset organizer only when Charlie pre-pays the intermediary with currency that the intermediary accepts.</text:p>
      <text:p text:style-name="P216">Where this system strongly differs from the current banking system is its openness. <text:s/>Anybody who transacts with Bob or Charlie can go snooping back into their blockchain<text:note text:id="ftn79" text:note-class="footnote"><text:note-citation>80</text:note-citation><text:note-body><text:p text:style-name="P240">They can snoop the blockchain they have transacted with at least, plus any other blockchains it may reference.</text:p><text:p text:style-name="P240"/></text:note-body></text:note> and pull up a history of all transactions they have done on that blockchain. <text:s/>This is taking the value of that information out from behind the curtain of the major credit reporting agencies and placing it in the public eye.<text:note text:id="ftn80" text:note-class="footnote"><text:note-citation>81</text:note-citation><text:note-body><text:p text:style-name="P240">While many of bitcoin’s early adopters insisted that transactions on the blockchain were “totally anonymous,” public perception has finally come around to acknowledge that blockchain transactions are indeed traceable, perhaps made intentionally obscure like Monero, but always traceable. <text:s/>Bob-coin could incorporate Monero-like efforts at obscurity, but ultimately the transactions will always be traceable, and it is that traceability that provides a prima facie credit report in the form of the Bob-coin, Charlie-coin, Daisy-coin, Earnest-coin, Faith-coin, Gladys-coin, etc. blockchains. In a large centralized crypto-currency blockchain everyone’s records are mixed together, but no less visible to the public for analysis.</text:p><text:p text:style-name="P240"/></text:note-body></text:note> <text:s/></text:p>
      <text:h text:style-name="Heading_20_2" text:outline-level="2">Short blockchains, backed by big institutions</text:h>
      <text:p text:style-name="P216"><text:span text:style-name="T148">If someone wants to, for instance, take a vacation without putting their credit history on display for all to see, they could open debit-style blockchain accounts with intermediaries and then use those while they travel. <text:s/>Merchants they deal with would only see the short blockchain with the 100% backing of the recognized intermediary. <text:s/>Each of these short blockchains could be used like travelers’ checks, readily recognized and accepted, yet independent of any larger credit histories. <text:s/>Persons who prefer to deal in cash instead of credit might always transact business this way, with a collection of small throw-away blockchains, backed by recognized banks or credit agencies, in their asset organizer.</text:span><text:span text:style-name="T148"><text:note text:id="ftn81" text:note-class="footnote"><text:note-citation>82</text:note-citation><text:note-body><text:p text:style-name="P241">The temptation for double-spend fraud is strong with this approach: no credit at risk, the whole blockchain can be duplicated and attempted to spend in multiple locations simultaneously. <text:s/>As such, receivers of these crypto-coins should always validate them as recorded with the primary endorser before accepting them.</text:p></text:note-body></text:note></text:span><text:span text:style-name="T148"> <text:s/>Like using travelers’ checks, this reduces personal risk, but does little to build personal credit, and likely carries higher fees than personal line of credit transactions.</text:span></text:p>
      <text:p text:style-name="P217">As an alternative, Bob might create a “traveling” blockchain, have it endorsed by MrC up to a certain limit, and use this chain while traveling without the prima facie evidence of credit beyond the MrC endorsement, and when the trip is over that credit activity is merged back to Bob’s main Bob-coin chain. <text:s/>That could even <text:soft-page-break/>be part of the MrC credit arrangement with Bob, every so often, perhaps even after every transaction, MrC issues Bob a fresh endorsed blockchain<text:note text:id="ftn82" text:note-class="footnote"><text:note-citation>83</text:note-citation><text:note-body><text:p text:style-name="P242">This “feels like” too much control for MrC, but could be desirable in some circumstances. <text:s/>Due to the lack of credit history showing on the chain, vendors would need to contact MrC for every transaction, much like they do for CC transactions today. <text:s/>Bob could carry a variety of assets in his organizer, including these “debit-card-like” blockchains from a variety of vendors, as well as his personal credit history which he might share directly less often – although, reduced transaction costs due to increased trust might make it attractive to share the whole credit history most of the time – as mentioned elsewhere, the risk is having fraudulent claims put against an exposed credit history – which would be unlikely when dealing with a large organization with a large credit history of their own to protect, but perhaps much more likely with certain smaller vendors. <text:s/>One could imagine an asset organizer which demands a reveal of the vendor’s credit history before revealing the individual’s credit history in return, and as long as the vendor’s credit history is a sufficient multiple of the individual (10x, 100x?) the individual then trusts the vendor to not risk their own credit history by bringing false claims against the individual. <text:s/>In the event that a vendor’s credit history is not so impressive, the individual’s asset organizer might choose to transact using a blockchain with a shorter history or simply rely on institution backed coin with no other history. <text:s/>The individual might store their “long history” blockchain in a cold wallet (offline asset organizer), and only publish a shorter, <text:span text:style-name="T150">sparser,</text:span> history sufficient for daily business dealings to their portable (phone based?) asset organizer. <text:s/><text:span text:style-name="T150">If that limited history ends up entangled in a dispute and all the transactions recorded in it are on public display as associated with a credit dispute, the individual can still put forward a credit history of other transactions which are not associated with the dispute. <text:s text:c="2"/>Of course, vendors can do the same, but if a vendor ends up in multiple disputes eventually they will lose a few and get their real identity publicly published as a credit problem.</text:span></text:p></text:note-body></text:note> <text:span text:style-name="T149">with a credit limit corresponding to his available credit</text:span>, <text:span text:style-name="T149">revokes the old blockchains from further transactions, and then accepts transactions on this new blockchain until it is replaced. <text:s/>Bob never loses access to any of these transaction histories and can transcribe whichever ones he wants into his own Bob-coin history.</text:span></text:p>
      <text:h text:style-name="Heading_20_2" text:outline-level="2">Credit without a central endorser?</text:h>
      <text:p text:style-name="P218">The easy path to credit is backing by a large, recognized institution. <text:s/>As with banking today, this might be initially accomplished with a co-signature from a trusted individual with good credit. <text:s/>The large, recognized institution can run a strong server farm with good DDoS attack protections and process large numbers of transactions per second. <text:s/>It is probably always going to be a good idea for individuals to have some kind of credit accounts with recognized large institutions, even if they mostly transact business on their own.</text:p>
      <text:p text:style-name="P219">If Bob wants to serve Bob-coin transactions on his own home-server, he will become vulnerable to <text:span text:style-name="T151">power failures, </text:span>DoS attacks, theft of his server equipment, cutting of his internet cable, house fires, etc. <text:s/>It’s probably better for Bob, Charlie, Daisy, Earnest, Faith, Gladys and a few hundred other individuals to form a trusted collective and validate each others’ transactions. <text:s/><text:span text:style-name="T151">These issues will be explored in TⒶ2 with multiple recorders and incentives. <text:s/>Participants in a multiple recorder network don’t (have to, or usually want to) back each others’ transactions financially, but they do vouch for the correctness of the signatures and records.</text:span></text:p>
      <text:p text:style-name="P215"/>
      <text:p text:style-name="P179"/>
      <text:p text:style-name="P210"><text:span text:style-name="T118">Random notes: </text:span><text:a xlink:type="simple" xlink:href="https://en.wikipedia.org/wiki/Mutualism_(economic_theory)#Mutual_credit" text:style-name="Internet_20_link" text:visited-style-name="Visited_20_Internet_20_Link"><text:span text:style-name="T118">https://en.wikipedia.org/wiki/Mutualism_(economic_theory)#Mutual_credit</text:span></text:a></text:p>
      <text:p text:style-name="P155"><text:a xlink:type="simple" xlink:href="https://en.wikipedia.org/wiki/Ripple_(payment_protocol)#Design_features" text:style-name="Internet_20_link" text:visited-style-name="Visited_20_Internet_20_Link">https://en.wikipedia.org/wiki/Ripple_(payment_protocol)#Design_features</text:a></text:p>
      <text:p text:style-name="P162"> <text:span text:style-name="T117">load-based transaction fee</text:span><text:span text:style-name="T115"> </text:span></text:p>
      <text:p text:style-name="P163"><text:a xlink:type="simple" xlink:href="https://github.com/calccrypto/OpenPGP" text:style-name="Internet_20_link" text:visited-style-name="Visited_20_Internet_20_Link"><text:span text:style-name="T115">https://github.com/calccrypto/OpenPGP</text:span></text:a></text:p>
      <text:p text:style-name="P163"><text:a xlink:type="simple" xlink:href="https://tools.ietf.org/html/rfc4880#section-11.1" text:style-name="Internet_20_link" text:visited-style-name="Visited_20_Internet_20_Link"><text:span text:style-name="T115">https://tools.ietf.org/html/rfc4880#section-11.1</text:span></text:a></text:p>
      <text:p text:style-name="P165">../qt-everywhere-src-5.11.0/configure -prefix /opt/Qt5.11 -system-zlib -openssl-runtime -silent -opensource -confirm-license -nomake tests -nomake examples</text:p>
      <text:p text:style-name="P166">http://blog.qt.io/blog/2016/08/18/introducing-the-qt-lite-project-qt-for-any-platform-any-thing-any-size/</text:p>
      <text:p text:style-name="P167">Elliptic Curve Keys: <text:a xlink:type="simple" xlink:href="http://docs.oasis-open.org/pkcs11/pkcs11-curr/v2.40/cs01/pkcs11-curr-v2.40-cs01.html#_Toc399398881" text:style-name="Internet_20_link" text:visited-style-name="Visited_20_Internet_20_Link">http://docs.oasis-open.org/pkcs11/pkcs11-curr/v2.40/cs01/pkcs11-curr-v2.40-cs01.html#_Toc399398881</text:a></text:p>
      <text:p text:style-name="P168"><text:a xlink:type="simple" xlink:href="https://www.investopedia.com/terms/1/501c3-organizations.asp" text:style-name="Internet_20_link" text:visited-style-name="Visited_20_Internet_20_Link">https://www.investopedia.com/terms/1/501c3-organizations.asp</text:a></text:p>
      <text:p text:style-name="P164"><text:a xlink:type="simple" xlink:href="https://www.irs.gov/instructions/i1023ez" text:style-name="Internet_20_link" text:visited-style-name="Visited_20_Internet_20_Link"><text:span text:style-name="T116">https://www.irs.gov/instructions/i1023ez</text:span></text:a><text:span text:style-name="T116"> $275 to file, no need to file while income below $5000/yr. <text:s/>EZ eligible up to $50,000/yr. <text:s/>Once established must submit at least an annual e-postcard to maintain status. <text:s/></text:span><text:span text:style-name="T136">Only certain corporations, unincorporated associations, and trusts are eligible for tax-exempt status under section 501(c)(3). Sole proprietorships, partnerships, and loosely affiliated groups of individuals are not eligible. Check the appropriate box to indicate whether you are a corporation, an association, or a trust.</text:span><text:bookmark text:name="idm140642393437120"/><text:span text:style-name="T136"> </text:span><text:span text:style-name="T138">Note. </text:span><text:span text:style-name="T136">Even though limited liability companies (LLCs) are eligible to receive exemption under section 501(c)(3), they are not eligible to apply for exemption using this form </text:span><text:span text:style-name="T137">1023-EZ</text:span><text:span text:style-name="T136">. <text:s/></text:span><text:span text:style-name="T138">Corporation. <text:s/></text:span><text:span text:style-name="T136">A “corporation” is an entity organized under a federal or state statute... A corporation’s organizing document is generally referred to as its “articles of incorporation.” A corporation must be incorporated under the non-profit or non-stock laws of the jurisdiction in which it incorporates.</text:span><text:bookmark text:name="idm140642393433760"/><text:span text:style-name="T136"> <text:s/></text:span><text:span text:style-name="T138">Unincorporated association. <text:s/></text:span><text:span text:style-name="T136">An “unincorporated association” formed under state law must have at least two members who have signed a written document for a specifically defined purpose.</text:span><text:bookmark text:name="idm140642393431856"/><text:span text:style-name="T136"> <text:s/></text:span><text:span text:style-name="T138">Trust. <text:s/></text:span><text:span text:style-name="T136">A trust may be formed by a trust agreement or a declaration of trust. A </text:span><text:soft-page-break/><text:span text:style-name="T136">trust may also be formed through a will.</text:span></text:p>
      <text:p text:style-name="P169">National Taxonomy of Exempt Entities (not all named entities are 501(c)(3) exempt): <text:a xlink:type="simple" xlink:href="http://nccs.urban.org/sites/all/nccs-archive/html/PubApps/nteeSearch.php?gQry=allMajor&amp;codeType=NTEE" text:style-name="Internet_20_link" text:visited-style-name="Visited_20_Internet_20_Link">http://nccs.urban.org/sites/all/nccs-archive/html/PubApps/nteeSearch.php?gQry=allMajor&amp;codeType=NTEE</text:a></text:p>
      <text:p text:style-name="P170"><text:a xlink:type="simple" xlink:href="http://nccs.urban.org/sites/all/nccs-archive/html/PubApps/showOrgsByCategory.php?close=1&amp;ntee=F12" text:style-name="Internet_20_link" text:visited-style-name="Visited_20_Internet_20_Link">http://nccs.urban.org/sites/all/nccs-archive/html/PubApps/showOrgsByCategory.php?close=1&amp;ntee=F12</text:a></text:p>
      <text:p text:style-name="P171">an organization operated for the primary purpose of carrying on a trade or business for profit shall not be exempt from taxation under section 501(c)(3), even if all of its profits are payable to one or more organizations exempt from taxation under section 501.</text:p>
      <text:p text:style-name="P185"><text:a xlink:type="simple" xlink:href="https://www.irs.gov/irb/2014-16_IRB#NOT-2014-21" text:style-name="Internet_20_link" text:visited-style-name="Visited_20_Internet_20_Link">https://www.irs.gov/irb/2014-16_IRB#NOT-2014-21</text:a><text:span text:style-name="T86"> </text:span><text:span text:style-name="Strong_20_Emphasis"><text:span text:style-name="T85">IRS Virtual Currency Guidance</text:span></text:span></text:p>
      <text:p text:style-name="P168"/>
      <text:p text:style-name="P155"/>
      <text:p text:style-name="P154"/>
      <text:p text:style-name="P153"/>
      <text:p text:style-name="P151"/>
      <text:p text:style-name="P151"/>
      <text:p text:style-name="P150"/>
      <text:p text:style-name="P143"/>
      <text:p text:style-name="P132"/>
      <text:p text:style-name="P129"/>
      <text:p text:style-name="P1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Arial, sans-serif"/>
    <style:font-face style:name="Roboto" svg:font-family="Roboto, sans-serif"/>
    <style:font-face style:name="Source Sans Pro" svg:font-family="'Source Sans Pro', sans-serif"/>
    <style:font-face style:name="inherit" svg:font-family="inherit"/>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fo:line-height="120%"/>
      <style:text-properties style:font-name="Liberation Sans1" fo:font-family="'Liberation Sans'" style:font-style-name="Regular"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master-page-name="">
      <loext:graphic-properties draw:fill="solid" draw:fill-color="#eeeeee" draw:opacity="100%"/>
      <style:paragraph-properties fo:margin-left="0.5in" fo:margin-right="0in" fo:text-indent="0in" style:auto-text-indent="false" style:page-number="auto" fo:background-color="#eeeeee" style:shadow="none">
        <style:tab-stops/>
      </style:paragraph-properties>
      <style:text-properties style:font-name="DejaVu Sans" fo:font-family="'DejaVu Sans'" style:font-style-name="Book" style:font-family-generic="swiss" style:font-pitch="variable" fo:font-size="8pt" fo:background-color="transparent"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style:font-name="Liberation Sans1" fo:font-family="'Liberation Sans'" style:font-style-name="Regular" style:font-family-generic="swiss" style:font-pitch="variable" fo:font-size="8pt" style:font-size-asian="10pt" style:font-size-complex="10pt"/>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Sender" style:family="paragraph" style:parent-style-name="Standard" style:class="extra">
      <style:paragraph-properties fo:margin-top="0in" fo:margin-bottom="0.0417in" loext:contextual-spacing="false" text:number-lines="false" text:line-number="0"/>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5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8T18:32:13.560147834</meta:creation-date>
    <dc:date>2018-06-25T11:30:12.131875145</dc:date>
    <meta:editing-duration>PT13H1M37S</meta:editing-duration>
    <meta:editing-cycles>90</meta:editing-cycles>
    <meta:generator>LibreOffice/5.1.6.2$Linux_X86_64 LibreOffice_project/10m0$Build-2</meta:generator>
    <meta:document-statistic meta:table-count="0" meta:image-count="0" meta:object-count="0" meta:page-count="52" meta:paragraph-count="371" meta:word-count="20215" meta:character-count="125661" meta:non-whitespace-character-count="105117"/>
  </office:meta>
</office:document-meta>
</file>